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4.14pt"/>
    </style:style>
    <style:style style:name="co2" style:family="table-column">
      <style:table-column-properties fo:break-before="auto" style:column-width="63.89pt"/>
    </style:style>
    <style:style style:name="co3" style:family="table-column">
      <style:table-column-properties fo:break-before="auto" style:column-width="256.96pt"/>
    </style:style>
    <style:style style:name="co4" style:family="table-column">
      <style:table-column-properties fo:break-before="auto" style:column-width="42.41pt"/>
    </style:style>
    <style:style style:name="co5" style:family="table-column">
      <style:table-column-properties fo:break-before="auto" style:column-width="441.69pt"/>
    </style:style>
    <style:style style:name="co6" style:family="table-column">
      <style:table-column-properties fo:break-before="auto" style:column-width="47.96pt"/>
    </style:style>
    <style:style style:name="co7" style:family="table-column">
      <style:table-column-properties fo:break-before="auto" style:column-width="70.1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number-columns-repeated="20" table:default-cell-style-name="Default"/>
        <table:table-column table:style-name="co7" table:number-columns-repeated="998" table:default-cell-style-name="Default"/>
        <table:table-row table:style-name="ro1">
          <table:table-cell table:style-name="ce1" office:value-type="string" calcext:value-type="string">
            <text:p>conv_id</text:p>
          </table:table-cell>
          <table:table-cell table:style-name="ce1" office:value-type="string" calcext:value-type="string">
            <text:p>context</text:p>
          </table:table-cell>
          <table:table-cell table:style-name="ce3" office:value-type="string" calcext:value-type="string">
            <text:p>prompt</text:p>
          </table:table-cell>
          <table:table-cell table:style-name="ce1" office:value-type="string" calcext:value-type="string">
            <text:p>speaker_idx</text:p>
          </table:table-cell>
          <table:table-cell table:style-name="ce3" office:value-type="string" calcext:value-type="string">
            <text:p>utterance</text:p>
          </table:table-cell>
          <table:table-cell table:style-name="ce1" office:value-type="string" calcext:value-type="string">
            <text:p>evaluation</text:p>
          </table:table-cell>
          <table:table-cell table:number-columns-repeated="1018"/>
        </table:table-row>
        <table:table-row table:style-name="ro1">
          <table:table-cell table:style-name="ce2" office:value-type="string" calcext:value-type="string">
            <text:p>hit:11389_conv:22779</text:p>
          </table:table-cell>
          <table:table-cell table:style-name="ce2" office:value-type="string" calcext:value-type="string">
            <text:p>grateful</text:p>
          </table:table-cell>
          <table:table-cell table:style-name="ce4" office:value-type="string" calcext:value-type="string">
            <text:p>Someone helped me move.</text:p>
          </table:table-cell>
          <table:table-cell table:style-name="ce2" office:value-type="float" office:value="804" calcext:value-type="float">
            <text:p>804</text:p>
          </table:table-cell>
          <table:table-cell table:style-name="ce4" office:value-type="string" calcext:value-type="string">
            <text:p>Someone helped me mov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Were they a close friend? And did you pay them with pizz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4" calcext:value-type="float">
            <text:p>804</text:p>
          </table:table-cell>
          <table:table-cell table:style-name="ce4" office:value-type="string" calcext:value-type="string">
            <text:p>Yes_comma_ and I paid them with beer. I was thankful because I had a toe inju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I had a shoulder injury when i last moved_comma_ except I had to pay movers and pretend they were my friends for a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38_conv:10676</text:p>
          </table:table-cell>
          <table:table-cell table:style-name="ce2" office:value-type="string" calcext:value-type="string">
            <text:p>impressed</text:p>
          </table:table-cell>
          <table:table-cell table:style-name="ce4" office:value-type="string" calcext:value-type="string">
            <text:p>I was pleased with my youngest daughters progress in learning the piano last night as she played for us.</text:p>
          </table:table-cell>
          <table:table-cell table:style-name="ce2" office:value-type="float" office:value="225" calcext:value-type="float">
            <text:p>225</text:p>
          </table:table-cell>
          <table:table-cell table:style-name="ce4" office:value-type="string" calcext:value-type="string">
            <text:p>I was pleased with my youngest daughters progress in learning the piano last night as she played for u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You must be so proud. Im sure she put in a lot of work to lear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She has_comma_ and her sister is a violinist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Wow_comma_ so talented. That must make you very happy to see them do well at some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32_conv:6064</text:p>
          </table:table-cell>
          <table:table-cell table:style-name="ce2" office:value-type="string" calcext:value-type="string">
            <text:p>content</text:p>
          </table:table-cell>
          <table:table-cell table:style-name="ce4" office:value-type="string" calcext:value-type="string">
            <text:p>Today has been uneventful but_comma_ I got a lot of errands done.</text:p>
          </table:table-cell>
          <table:table-cell table:style-name="ce2" office:value-type="float" office:value="244" calcext:value-type="float">
            <text:p>244</text:p>
          </table:table-cell>
          <table:table-cell table:style-name="ce4" office:value-type="string" calcext:value-type="string">
            <text:p>Today has been uneventful but_comma_ I got a lot of errands don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t is always good! Errands can be a p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ese weren't too bad. <text:s/>I'm all done now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am glad you got some things done! Now you can r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74_conv:5348</text:p>
          </table:table-cell>
          <table:table-cell table:style-name="ce2" office:value-type="string" calcext:value-type="string">
            <text:p>furious</text:p>
          </table:table-cell>
          <table:table-cell table:style-name="ce4" office:value-type="string" calcext:value-type="string">
            <text:p>someone crashed into my car yesterday.</text:p>
          </table:table-cell>
          <table:table-cell table:style-name="ce2" office:value-type="float" office:value="63" calcext:value-type="float">
            <text:p>63</text:p>
          </table:table-cell>
          <table:table-cell table:style-name="ce4" office:value-type="string" calcext:value-type="string">
            <text:p>Someone crashed into my parked car yester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Omg!_comma_ does the place have camera? at least so that the police can track down the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hopefully_comma_ i was so m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If you have insurance I think you will be f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60_conv:3321</text:p>
          </table:table-cell>
          <table:table-cell table:style-name="ce2" office:value-type="string" calcext:value-type="string">
            <text:p>confident</text:p>
          </table:table-cell>
          <table:table-cell table:style-name="ce4" office:value-type="string" calcext:value-type="string">
            <text:p>I know that Trump will win reelection.</text:p>
          </table:table-cell>
          <table:table-cell table:style-name="ce2" office:value-type="float" office:value="4" calcext:value-type="float">
            <text:p>4</text:p>
          </table:table-cell>
          <table:table-cell table:style-name="ce4" office:value-type="string" calcext:value-type="string">
            <text:p>I know that Trump will win reeelction.</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s sad but I think so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Sad? I am so happy_comma_ I love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Congratulations. We don't share the same senti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8_conv:2237</text:p>
          </table:table-cell>
          <table:table-cell table:style-name="ce2" office:value-type="string" calcext:value-type="string">
            <text:p>prepared</text:p>
          </table:table-cell>
          <table:table-cell table:style-name="ce4" office:value-type="string" calcext:value-type="string">
            <text:p>I felt prepared when I had to give a presentation at work</text:p>
          </table:table-cell>
          <table:table-cell table:style-name="ce2" office:value-type="float" office:value="267" calcext:value-type="float">
            <text:p>267</text:p>
          </table:table-cell>
          <table:table-cell table:style-name="ce4" office:value-type="string" calcext:value-type="string">
            <text:p>I was thankfully ready for an important presentation at work that I had to give a while bac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good_comma_ chance favors those who are prep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agree. <text:s/>It certainly helped my anxiety too.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o you take any medici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27_conv:15855</text:p>
          </table:table-cell>
          <table:table-cell table:style-name="ce2" office:value-type="string" calcext:value-type="string">
            <text:p>proud</text:p>
          </table:table-cell>
          <table:table-cell table:style-name="ce4" office:value-type="string" calcext:value-type="string">
            <text:p>My wife is the best. She just started medical school!</text:p>
          </table:table-cell>
          <table:table-cell table:style-name="ce2" office:value-type="float" office:value="478" calcext:value-type="float">
            <text:p>478</text:p>
          </table:table-cell>
          <table:table-cell table:style-name="ce4" office:value-type="string" calcext:value-type="string">
            <text:p>My wife is so smart and incredible. She just started medical schoo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at is awesome. I am sure she will do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she is really smart so I know she will do we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And think one day she may be able to save your life 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14_conv:8029</text:p>
          </table:table-cell>
          <table:table-cell table:style-name="ce2" office:value-type="string" calcext:value-type="string">
            <text:p>angry</text:p>
          </table:table-cell>
          <table:table-cell table:style-name="ce4" office:value-type="string" calcext:value-type="string">
            <text:p>i was mad when i returned to my car and noticed someone put a dent in my door</text:p>
          </table:table-cell>
          <table:table-cell table:style-name="ce2" office:value-type="float" office:value="238" calcext:value-type="float">
            <text:p>238</text:p>
          </table:table-cell>
          <table:table-cell table:style-name="ce4" office:value-type="string" calcext:value-type="string">
            <text:p>i was mad when i returned to my car and noticed someone put a dent in my c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would really anger me as well. <text:s/>What did you do? <text:s/>Did you find the person who di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no i didnt find them.. sucks that people dont care about other peoples proper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Yeah_comma_ it blows my mind that people think they can damage other peoples belonging and just go about their day. <tex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67_conv:18735</text:p>
          </table:table-cell>
          <table:table-cell table:style-name="ce2" office:value-type="string" calcext:value-type="string">
            <text:p>devastated</text:p>
          </table:table-cell>
          <table:table-cell table:style-name="ce4" office:value-type="string" calcext:value-type="string">
            <text:p>I met this girl on Tinder and we really hit it off. Then she randomly ghosted me and it made me really upset.</text:p>
          </table:table-cell>
          <table:table-cell table:style-name="ce2" office:value-type="float" office:value="55" calcext:value-type="float">
            <text:p>55</text:p>
          </table:table-cell>
          <table:table-cell table:style-name="ce4" office:value-type="string" calcext:value-type="string">
            <text:p>I met this girl on Tinder and even though we didn't go the distance we really hit it off at firs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Are you going to see her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Probably not_comma_ which is fine by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thought you hit it off th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93_conv:3187</text:p>
          </table:table-cell>
          <table:table-cell table:style-name="ce2" office:value-type="string" calcext:value-type="string">
            <text:p>jealous</text:p>
          </table:table-cell>
          <table:table-cell table:style-name="ce4" office:value-type="string" calcext:value-type="string">
            <text:p>My friend recently renovated her house and I was envious because I've been dreaming about doing mine.</text:p>
          </table:table-cell>
          <table:table-cell table:style-name="ce2" office:value-type="float" office:value="104" calcext:value-type="float">
            <text:p>104</text:p>
          </table:table-cell>
          <table:table-cell table:style-name="ce4" office:value-type="string" calcext:value-type="string">
            <text:p>My friend recently renovated her kitchen and I was so envious because I've been dreaming about remodeling my own for yea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m sure you'll be able to do yours soon. <text:s/>And maybe you can get some good ideas from h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That's true! I never looked at it that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And when you do yours it will be that much newer than her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60_conv:20920</text:p>
          </table:table-cell>
          <table:table-cell table:style-name="ce2" office:value-type="string" calcext:value-type="string">
            <text:p>grateful</text:p>
          </table:table-cell>
          <table:table-cell table:style-name="ce4" office:value-type="string" calcext:value-type="string">
            <text:p>I am so thankful for all the help I recevied after my mom passed away.</text:p>
          </table:table-cell>
          <table:table-cell table:style-name="ce2" office:value-type="float" office:value="631" calcext:value-type="float">
            <text:p>631</text:p>
          </table:table-cell>
          <table:table-cell table:style-name="ce4" office:value-type="string" calcext:value-type="string">
            <text:p>I am so thankful for all the help I received after my mom passed away. I was able to overcome my grief thanks to all my friends and family :)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9" calcext:value-type="float">
            <text:p>719</text:p>
          </table:table-cell>
          <table:table-cell table:style-name="ce4" office:value-type="string" calcext:value-type="string">
            <text:p>I'm so sorry to hear about your mom_comma_ but it's great that you had such support to help you thr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Yeah_comma_ they have been so supportive these last few years. I really love them and am so grateful to have the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9" calcext:value-type="float">
            <text:p>719</text:p>
          </table:table-cell>
          <table:table-cell table:style-name="ce4" office:value-type="string" calcext:value-type="string">
            <text:p>Having a strong support system is so important in life. <text:s/>Don't know what I would do without my frien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58_conv:17716</text:p>
          </table:table-cell>
          <table:table-cell table:style-name="ce2" office:value-type="string" calcext:value-type="string">
            <text:p>excited</text:p>
          </table:table-cell>
          <table:table-cell table:style-name="ce4" office:value-type="string" calcext:value-type="string">
            <text:p>I am starting a new job today. I was told plenty of great things about it</text:p>
          </table:table-cell>
          <table:table-cell table:style-name="ce2" office:value-type="float" office:value="291" calcext:value-type="float">
            <text:p>291</text:p>
          </table:table-cell>
          <table:table-cell table:style-name="ce4" office:value-type="string" calcext:value-type="string">
            <text:p>The new job for me is going to be grea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What field are you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t is the field of technolog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That is awesome_comma_ I hope it goe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Thank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58_conv:24717</text:p>
          </table:table-cell>
          <table:table-cell table:style-name="ce2" office:value-type="string" calcext:value-type="string">
            <text:p>nostalgic</text:p>
          </table:table-cell>
          <table:table-cell table:style-name="ce4" office:value-type="string" calcext:value-type="string">
            <text:p>I found some of my old baseball stuff. Those were the good ole days</text:p>
          </table:table-cell>
          <table:table-cell table:style-name="ce2" office:value-type="float" office:value="524" calcext:value-type="float">
            <text:p>524</text:p>
          </table:table-cell>
          <table:table-cell table:style-name="ce4" office:value-type="string" calcext:value-type="string">
            <text:p>I found some of my old baseball gear_comma_ it brought back great memori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Nice_comma_ such relics of the past really hit you with a wave of nostalgia. Did the gear still fi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Lol nope_comma_ i gained a lot of weight when my wife was pregn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Oh I see_comma_ that is to be expected. At least you still have the g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90_conv:5180</text:p>
          </table:table-cell>
          <table:table-cell table:style-name="ce2" office:value-type="string" calcext:value-type="string">
            <text:p>sad</text:p>
          </table:table-cell>
          <table:table-cell table:style-name="ce4" office:value-type="string" calcext:value-type="string">
            <text:p>one day my relation is road crossing to them accident.my family is very sad.</text:p>
          </table:table-cell>
          <table:table-cell table:style-name="ce2" office:value-type="float" office:value="199" calcext:value-type="float">
            <text:p>199</text:p>
          </table:table-cell>
          <table:table-cell table:style-name="ce4" office:value-type="string" calcext:value-type="string">
            <text:p>hi</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Hi_comma_ tell me what's going on with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9" calcext:value-type="float">
            <text:p>199</text:p>
          </table:table-cell>
          <table:table-cell table:style-name="ce4" office:value-type="string" calcext:value-type="string">
            <text:p>not going.hoe are 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Oh_comma_ I'm well thank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9" calcext:value-type="float">
            <text:p>199</text:p>
          </table:table-cell>
          <table:table-cell table:style-name="ce4" office:value-type="string" calcext:value-type="string">
            <text:p>its ok y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02_conv:20404</text:p>
          </table:table-cell>
          <table:table-cell table:style-name="ce2" office:value-type="string" calcext:value-type="string">
            <text:p>furious</text:p>
          </table:table-cell>
          <table:table-cell table:style-name="ce4" office:value-type="string" calcext:value-type="string">
            <text:p>Recently my friend sent me a text message that was pretty mean. I was really hurt and angry.</text:p>
          </table:table-cell>
          <table:table-cell table:style-name="ce2" office:value-type="float" office:value="687" calcext:value-type="float">
            <text:p>687</text:p>
          </table:table-cell>
          <table:table-cell table:style-name="ce4" office:value-type="string" calcext:value-type="string">
            <text:p>Hey. How are you?</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I'm good_comma_ what's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Oh not much. I got a crappy text from a friend the other day! I never have friend drama so it's really suck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Yeah_comma_ that must be difficul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62_conv:17925</text:p>
          </table:table-cell>
          <table:table-cell table:style-name="ce2" office:value-type="string" calcext:value-type="string">
            <text:p>surprised</text:p>
          </table:table-cell>
          <table:table-cell table:style-name="ce4" office:value-type="string" calcext:value-type="string">
            <text:p>I won a <text:s/>bet for $50 I had forgotten all about.</text:p>
          </table:table-cell>
          <table:table-cell table:style-name="ce2" office:value-type="float" office:value="244" calcext:value-type="float">
            <text:p>244</text:p>
          </table:table-cell>
          <table:table-cell table:style-name="ce4" office:value-type="string" calcext:value-type="string">
            <text:p>I won a bet for $50 I had forgotten all abou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Oh that is the best. Did you buy an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Nope_comma_ put it all in the bank. <text:s/>Saving for a h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Perfect. Must have been a nice surpr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p_comma_ Gotta love honest friends. <tex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90_conv:4181</text:p>
          </table:table-cell>
          <table:table-cell table:style-name="ce2" office:value-type="string" calcext:value-type="string">
            <text:p>ashamed</text:p>
          </table:table-cell>
          <table:table-cell table:style-name="ce4" office:value-type="string" calcext:value-type="string">
            <text:p>I clogged up the toilet at a female friend's house by accident. I didn't tell them.</text:p>
          </table:table-cell>
          <table:table-cell table:style-name="ce2" office:value-type="float" office:value="320" calcext:value-type="float">
            <text:p>320</text:p>
          </table:table-cell>
          <table:table-cell table:style-name="ce4" office:value-type="string" calcext:value-type="string">
            <text:p>I clogged up the toilet at a female friend's house by accident. I didn't tell them.</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Did you have a severe diarreia or some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Yes_comma_ it is a legitimate medical condition. I have irritable bowl syndr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am sure your friend will forgive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67_conv:23135</text:p>
          </table:table-cell>
          <table:table-cell table:style-name="ce2" office:value-type="string" calcext:value-type="string">
            <text:p>nostalgic</text:p>
          </table:table-cell>
          <table:table-cell table:style-name="ce4" office:value-type="string" calcext:value-type="string">
            <text:p>I recently visited my hometown after being away for 20 years. It was nice seeing my old home_comma_ school and the woods we used to walk through. I miss that area!</text:p>
          </table:table-cell>
          <table:table-cell table:style-name="ce2" office:value-type="float" office:value="104" calcext:value-type="float">
            <text:p>104</text:p>
          </table:table-cell>
          <table:table-cell table:style-name="ce4" office:value-type="string" calcext:value-type="string">
            <text:p>I recently visited my hometown after being away for 20 yea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5" calcext:value-type="float">
            <text:p>805</text:p>
          </table:table-cell>
          <table:table-cell table:style-name="ce4" office:value-type="string" calcext:value-type="string">
            <text:p>Wow! How did it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It was so nice seeing my old house_comma_ school and the woods we used to play in. I really miss that ar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5" calcext:value-type="float">
            <text:p>805</text:p>
          </table:table-cell>
          <table:table-cell table:style-name="ce4" office:value-type="string" calcext:value-type="string">
            <text:p>That must have made you feel pretty nostalgic!</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55_conv:4911</text:p>
          </table:table-cell>
          <table:table-cell table:style-name="ce2" office:value-type="string" calcext:value-type="string">
            <text:p>faithful</text:p>
          </table:table-cell>
          <table:table-cell table:style-name="ce4" office:value-type="string" calcext:value-type="string">
            <text:p>I believe the lakers will crush the warriors!</text:p>
          </table:table-cell>
          <table:table-cell table:style-name="ce2" office:value-type="float" office:value="238" calcext:value-type="float">
            <text:p>238</text:p>
          </table:table-cell>
          <table:table-cell table:style-name="ce4" office:value-type="string" calcext:value-type="string">
            <text:p>I believe the lakers will crush the warrior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You really think s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no but i hope 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do too honest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9_conv:458</text:p>
          </table:table-cell>
          <table:table-cell table:style-name="ce2" office:value-type="string" calcext:value-type="string">
            <text:p>anticipating</text:p>
          </table:table-cell>
          <table:table-cell table:style-name="ce4" office:value-type="string" calcext:value-type="string">
            <text:p>I'm predicting a very warm summer this year.</text:p>
          </table:table-cell>
          <table:table-cell table:style-name="ce2" office:value-type="float" office:value="93" calcext:value-type="float">
            <text:p>93</text:p>
          </table:table-cell>
          <table:table-cell table:style-name="ce4" office:value-type="string" calcext:value-type="string">
            <text:p>I'm anticipating a very warm summer here in Dallas.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Texas does that to us! It helps we live in a place where air conditioning is the norm. Or do you like spending time out in the h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3" calcext:value-type="float">
            <text:p>93</text:p>
          </table:table-cell>
          <table:table-cell table:style-name="ce4" office:value-type="string" calcext:value-type="string">
            <text:p>No I hate you can't do anything outside and are trapped indoor its not nice. The only thing that I do is swim in my pool and cool off.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I know what you mean. It's like you have to dress for both the outside *and* the inside. That's great you have a pool in which to escape_comma_ though!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93_conv:3587</text:p>
          </table:table-cell>
          <table:table-cell table:style-name="ce2" office:value-type="string" calcext:value-type="string">
            <text:p>anxious</text:p>
          </table:table-cell>
          <table:table-cell table:style-name="ce4" office:value-type="string" calcext:value-type="string">
            <text:p>The other week I was walking a friend's dog as a favour_comma_ but while out with the dog I lost it and could not find it for ages. It had run off into some trees_comma_ I was really getting anxious about it</text:p>
          </table:table-cell>
          <table:table-cell table:style-name="ce2" office:value-type="float" office:value="207" calcext:value-type="float">
            <text:p>207</text:p>
          </table:table-cell>
          <table:table-cell table:style-name="ce4" office:value-type="string" calcext:value-type="string">
            <text:p>Luckily it didn't end unhappily_comma_ the dog came back</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t ran away? Better make sure can't do that again. Stressfu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7" calcext:value-type="float">
            <text:p>207</text:p>
          </table:table-cell>
          <table:table-cell table:style-name="ce4" office:value-type="string" calcext:value-type="string">
            <text:p>Yeah_comma_ and it's even worse when it's not your do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 can imagine 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7" calcext:value-type="float">
            <text:p>207</text:p>
          </table:table-cell>
          <table:table-cell table:style-name="ce4" office:value-type="string" calcext:value-type="string">
            <text:p>Did anything like that ever happen to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15_conv:9230</text:p>
          </table:table-cell>
          <table:table-cell table:style-name="ce2" office:value-type="string" calcext:value-type="string">
            <text:p>content</text:p>
          </table:table-cell>
          <table:table-cell table:style-name="ce4" office:value-type="string" calcext:value-type="string">
            <text:p>Drinking coffee in the morning.</text:p>
          </table:table-cell>
          <table:table-cell table:style-name="ce2" office:value-type="float" office:value="220" calcext:value-type="float">
            <text:p>220</text:p>
          </table:table-cell>
          <table:table-cell table:style-name="ce4" office:value-type="string" calcext:value-type="string">
            <text:p>Drinking coffee in the morning in peace is my happy plac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Same here_comma_ I know how you feel bud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Did you get to do it this mor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I get it every morning with some cracker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88_conv:15776</text:p>
          </table:table-cell>
          <table:table-cell table:style-name="ce2" office:value-type="string" calcext:value-type="string">
            <text:p>guilty</text:p>
          </table:table-cell>
          <table:table-cell table:style-name="ce4" office:value-type="string" calcext:value-type="string">
            <text:p>I had an girlfriend whowas playing me and i knew she had warrents so i reported her and she was arrested <text:s/>and the best part is the cops told her it was the other guy and years later i felt guilty</text:p>
          </table:table-cell>
          <table:table-cell table:style-name="ce2" office:value-type="float" office:value="612" calcext:value-type="float">
            <text:p>612</text:p>
          </table:table-cell>
          <table:table-cell table:style-name="ce4" office:value-type="string" calcext:value-type="string">
            <text:p>I had this girlfriend who i caught playing me with this other guy right? so i turned her in for warrents and the other guy got the blame from the cop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wow this sounds like a crazy situ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2" calcext:value-type="float">
            <text:p>612</text:p>
          </table:table-cell>
          <table:table-cell table:style-name="ce4" office:value-type="string" calcext:value-type="string">
            <text:p>it was great... taught her and she was calling me telling me all about him snitching her out...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wow_comma_ well I'm glad this all seemed to work out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2" calcext:value-type="float">
            <text:p>612</text:p>
          </table:table-cell>
          <table:table-cell table:style-name="ce4" office:value-type="string" calcext:value-type="string">
            <text:p>it did_comma_ while she was locked up me and her 23 yr old daughter ended up getting toge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35_conv:14071</text:p>
          </table:table-cell>
          <table:table-cell table:style-name="ce2" office:value-type="string" calcext:value-type="string">
            <text:p>afraid</text:p>
          </table:table-cell>
          <table:table-cell table:style-name="ce4" office:value-type="string" calcext:value-type="string">
            <text:p>My neighbor is a drug addict. I hear him talking alone and I see him having weird behavior.</text:p>
          </table:table-cell>
          <table:table-cell table:style-name="ce2" office:value-type="float" office:value="7" calcext:value-type="float">
            <text:p>7</text:p>
          </table:table-cell>
          <table:table-cell table:style-name="ce4" office:value-type="string" calcext:value-type="string">
            <text:p>My neighbor is a drug addict. I hear him talking alone and I see him having weird behavio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Well_comma_ you should call 911. He might be dangerous anytime for the people in the surround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already did. The police never did something about it. I am always scared when I get out of my appartment because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ou ought to be carefu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38_conv:11476</text:p>
          </table:table-cell>
          <table:table-cell table:style-name="ce2" office:value-type="string" calcext:value-type="string">
            <text:p>angry</text:p>
          </table:table-cell>
          <table:table-cell table:style-name="ce4" office:value-type="string" calcext:value-type="string">
            <text:p>I am so mad that I got a speeding ticket.</text:p>
          </table:table-cell>
          <table:table-cell table:style-name="ce2" office:value-type="float" office:value="4" calcext:value-type="float">
            <text:p>4</text:p>
          </table:table-cell>
          <table:table-cell table:style-name="ce4" office:value-type="string" calcext:value-type="string">
            <text:p>I am so mad that I got a speeding ticke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Oh no! How fast were you g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was driving 60 in a 55. Only 5 miles o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Harsh. How much is the f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57_conv:15115</text:p>
          </table:table-cell>
          <table:table-cell table:style-name="ce2" office:value-type="string" calcext:value-type="string">
            <text:p>excited</text:p>
          </table:table-cell>
          <table:table-cell table:style-name="ce4" office:value-type="string" calcext:value-type="string">
            <text:p>I am off too London_comma_ Meeting my friend after long time</text:p>
          </table:table-cell>
          <table:table-cell table:style-name="ce2" office:value-type="float" office:value="43" calcext:value-type="float">
            <text:p>43</text:p>
          </table:table-cell>
          <table:table-cell table:style-name="ce4" office:value-type="string" calcext:value-type="string">
            <text:p>I am off to London Next mont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Really? Business or plea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Pleasure !!. Am meeting my friend after a long time. I am so exc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m sure you'll have a great time. I've been a few tiomes but only for work so never seen the sigh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25_conv:3450</text:p>
          </table:table-cell>
          <table:table-cell table:style-name="ce2" office:value-type="string" calcext:value-type="string">
            <text:p>content</text:p>
          </table:table-cell>
          <table:table-cell table:style-name="ce4" office:value-type="string" calcext:value-type="string">
            <text:p>It is nice to have a roof over my head</text:p>
          </table:table-cell>
          <table:table-cell table:style-name="ce2" office:value-type="float" office:value="267" calcext:value-type="float">
            <text:p>267</text:p>
          </table:table-cell>
          <table:table-cell table:style-name="ce4" office:value-type="string" calcext:value-type="string">
            <text:p>It is nice to have a roof over my hea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 feel the same way. There are so many people who are struggling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is sad. <text:s/>I would like to be a part of the change with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t's such a difficult situation that you just don't know where to beg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87_conv:20774</text:p>
          </table:table-cell>
          <table:table-cell table:style-name="ce2" office:value-type="string" calcext:value-type="string">
            <text:p>ashamed</text:p>
          </table:table-cell>
          <table:table-cell table:style-name="ce4" office:value-type="string" calcext:value-type="string">
            <text:p>what a joke i am</text:p>
          </table:table-cell>
          <table:table-cell table:style-name="ce2" office:value-type="float" office:value="717" calcext:value-type="float">
            <text:p>717</text:p>
          </table:table-cell>
          <table:table-cell table:style-name="ce4" office:value-type="string" calcext:value-type="string">
            <text:p>i am a joke_comma_ i am ashemed of what i did</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what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i builied someone because they made fun of my mother_comma_ but the person had difficulties walking already and i buillied i can't believe i did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well im sure you'll get over it. nobody should make fun of our mothe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02_conv:16004</text:p>
          </table:table-cell>
          <table:table-cell table:style-name="ce2" office:value-type="string" calcext:value-type="string">
            <text:p>terrified</text:p>
          </table:table-cell>
          <table:table-cell table:style-name="ce4" office:value-type="string" calcext:value-type="string">
            <text:p>I sliced my hand open trying to rip a beer can in two; I was at a park with some friends and I was scared I would pass out from blood loss.</text:p>
          </table:table-cell>
          <table:table-cell table:style-name="ce2" office:value-type="float" office:value="580" calcext:value-type="float">
            <text:p>580</text:p>
          </table:table-cell>
          <table:table-cell table:style-name="ce4" office:value-type="string" calcext:value-type="string">
            <text:p>A few weeks ago I was drinking with some friends at a park and I sliced my hand open while trying to rip a beer can in tw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oh that sucks_comma_ i hope it has healed since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t has! The cut was so deep and I was bleeding so much I was scared of passing out from blood l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ouch_comma_ that sounds aw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Moral of the story: don't rip open cans with your han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77_conv:9554</text:p>
          </table:table-cell>
          <table:table-cell table:style-name="ce2" office:value-type="string" calcext:value-type="string">
            <text:p>apprehensive</text:p>
          </table:table-cell>
          <table:table-cell table:style-name="ce4" office:value-type="string" calcext:value-type="string">
            <text:p>I felt a bit taken back to actually move out of my parents house</text:p>
          </table:table-cell>
          <table:table-cell table:style-name="ce2" office:value-type="float" office:value="506" calcext:value-type="float">
            <text:p>506</text:p>
          </table:table-cell>
          <table:table-cell table:style-name="ce4" office:value-type="string" calcext:value-type="string">
            <text:p>I was a bit taken back when I had to move out of my parents hous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What happened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 relied on them for everything_comma_ I was scared to move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Did you ever move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81_conv:22362</text:p>
          </table:table-cell>
          <table:table-cell table:style-name="ce2" office:value-type="string" calcext:value-type="string">
            <text:p>joyful</text:p>
          </table:table-cell>
          <table:table-cell table:style-name="ce4" office:value-type="string" calcext:value-type="string">
            <text:p>I got to spend the day relaxing at home with my girlfriend.</text:p>
          </table:table-cell>
          <table:table-cell table:style-name="ce2" office:value-type="float" office:value="128" calcext:value-type="float">
            <text:p>128</text:p>
          </table:table-cell>
          <table:table-cell table:style-name="ce4" office:value-type="string" calcext:value-type="string">
            <text:p>I got to spend the day relaxing at home with my girlfrien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That sounds awesome. <text:s/>Did you guys do anything with the day off or just hang out watching TV?</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We mostly watched TV but we also made cinnamon rolls. I want to try this putting strawberries in the oven thing nex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Strawberries in cinnamon roles? <text:s/>That might be really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87_conv:23575</text:p>
          </table:table-cell>
          <table:table-cell table:style-name="ce2" office:value-type="string" calcext:value-type="string">
            <text:p>terrified</text:p>
          </table:table-cell>
          <table:table-cell table:style-name="ce4" office:value-type="string" calcext:value-type="string">
            <text:p>I woke up and saw someone staring at me in the middle of the night.</text:p>
          </table:table-cell>
          <table:table-cell table:style-name="ce2" office:value-type="float" office:value="59" calcext:value-type="float">
            <text:p>59</text:p>
          </table:table-cell>
          <table:table-cell table:style-name="ce4" office:value-type="string" calcext:value-type="string">
            <text:p>I woke up and saw someone staring at me in the middle of the nigh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o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t was just come creep from next door! It was still very terrifying and I had to tell him to leave or I would call the pol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Uh I would have called the police_comma_ did they have a rea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98_conv:10797</text:p>
          </table:table-cell>
          <table:table-cell table:style-name="ce2" office:value-type="string" calcext:value-type="string">
            <text:p>sentimental</text:p>
          </table:table-cell>
          <table:table-cell table:style-name="ce4" office:value-type="string" calcext:value-type="string">
            <text:p>I get nostalgic when I work on my old truck in the garage sometimes.</text:p>
          </table:table-cell>
          <table:table-cell table:style-name="ce2" office:value-type="float" office:value="225" calcext:value-type="float">
            <text:p>225</text:p>
          </table:table-cell>
          <table:table-cell table:style-name="ce4" office:value-type="string" calcext:value-type="string">
            <text:p>I like to work on my old truck in my garage sometimes. Makes me nostalgic.</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am sure it does. What kind of truck is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t's a 1968 chevrol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sounds super cool!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73_conv:19146</text:p>
          </table:table-cell>
          <table:table-cell table:style-name="ce2" office:value-type="string" calcext:value-type="string">
            <text:p>apprehensive</text:p>
          </table:table-cell>
          <table:table-cell table:style-name="ce4" office:value-type="string" calcext:value-type="string">
            <text:p>We have been talking about trying a new restaurant that just opened a few months ago. I had been holding off because it's a little pricey and I'm worried I won't like the food even though it has gotten good reviews.</text:p>
          </table:table-cell>
          <table:table-cell table:style-name="ce2" office:value-type="float" office:value="49" calcext:value-type="float">
            <text:p>49</text:p>
          </table:table-cell>
          <table:table-cell table:style-name="ce4" office:value-type="string" calcext:value-type="string">
            <text:p>We had been holding off trying a new restaurant in tow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What's been holding you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It's a little pricey and I'm worried I won't like the food and waste all that money. It has good reviews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That's a tough decision to make. It's good to try new things sometimes and I'm sure the waiters can recommend you a nice meal you'll enjoy based off your preferenc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58_conv:6316</text:p>
          </table:table-cell>
          <table:table-cell table:style-name="ce2" office:value-type="string" calcext:value-type="string">
            <text:p>surprised</text:p>
          </table:table-cell>
          <table:table-cell table:style-name="ce4" office:value-type="string" calcext:value-type="string">
            <text:p>My friends threw me a surprise birthday party. I was so shocked and happy.</text:p>
          </table:table-cell>
          <table:table-cell table:style-name="ce2" office:value-type="float" office:value="209" calcext:value-type="float">
            <text:p>209</text:p>
          </table:table-cell>
          <table:table-cell table:style-name="ce4" office:value-type="string" calcext:value-type="string">
            <text:p>Friends threw me a surprise party at work yesterday. It was quite the surpris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Did you have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did! I got so many cool gif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do love getting gif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32_conv:16265</text:p>
          </table:table-cell>
          <table:table-cell table:style-name="ce2" office:value-type="string" calcext:value-type="string">
            <text:p>annoyed</text:p>
          </table:table-cell>
          <table:table-cell table:style-name="ce4" office:value-type="string" calcext:value-type="string">
            <text:p>I was up most of the night again. A new mom who is quite obsessive with her baby and she keeps accidentally sitting on him and making him squeal_comma_ so I had to get up a lot and move hime</text:p>
          </table:table-cell>
          <table:table-cell table:style-name="ce2" office:value-type="float" office:value="296" calcext:value-type="float">
            <text:p>296</text:p>
          </table:table-cell>
          <table:table-cell table:style-name="ce4" office:value-type="string" calcext:value-type="string">
            <text:p>I was up most of the night agai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What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have a new mom who is quite obsessive with her baby and she keeps accidentally sitting on him and making him squeal_comma_ so I had to get up a lot and move h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Sounds annoying_comma_ she needs to be more care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es..but even humans don't have it right a lot_comma_ so not all animals do either. If I move him away from her she screams all night..so I guess I won't get much sleep for awhile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87_conv:10975</text:p>
          </table:table-cell>
          <table:table-cell table:style-name="ce2" office:value-type="string" calcext:value-type="string">
            <text:p>proud</text:p>
          </table:table-cell>
          <table:table-cell table:style-name="ce4" office:value-type="string" calcext:value-type="string">
            <text:p>I managed to get all my school shopping done so the kids are ready for school next week!</text:p>
          </table:table-cell>
          <table:table-cell table:style-name="ce2" office:value-type="float" office:value="90" calcext:value-type="float">
            <text:p>90</text:p>
          </table:table-cell>
          <table:table-cell table:style-name="ce4" office:value-type="string" calcext:value-type="string">
            <text:p>So I managed to get all my school shopping done this week so the kids have all their things ready to go for tomorrow!</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Cool I just finished to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I got an early start this year. <text:s/>Most years I start late and they're out of stuff I need by the time I get around t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eah we had a hard time today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And then the stores get so crowded after a certain point!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am going to do like you next year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I think next year I'm going to start early but just do everything online. <text:s/>All the stores in town were absolute messes to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55_conv:17111</text:p>
          </table:table-cell>
          <table:table-cell table:style-name="ce2" office:value-type="string" calcext:value-type="string">
            <text:p>afraid</text:p>
          </table:table-cell>
          <table:table-cell table:style-name="ce4" office:value-type="string" calcext:value-type="string">
            <text:p>The doctor told me my blood pressure is too high. I'm scared I may have a stroke.</text:p>
          </table:table-cell>
          <table:table-cell table:style-name="ce2" office:value-type="float" office:value="322" calcext:value-type="float">
            <text:p>322</text:p>
          </table:table-cell>
          <table:table-cell table:style-name="ce4" office:value-type="string" calcext:value-type="string">
            <text:p>The doctor told me my blood pressure is too hig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no. That's not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cared I may have a strok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ave you had high blood pressure for a while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04_conv:22009</text:p>
          </table:table-cell>
          <table:table-cell table:style-name="ce2" office:value-type="string" calcext:value-type="string">
            <text:p>confident</text:p>
          </table:table-cell>
          <table:table-cell table:style-name="ce4" office:value-type="string" calcext:value-type="string">
            <text:p>When i started my business. I was sure I could out do anyone. </text:p>
          </table:table-cell>
          <table:table-cell table:style-name="ce2" office:value-type="float" office:value="671" calcext:value-type="float">
            <text:p>671</text:p>
          </table:table-cell>
          <table:table-cell table:style-name="ce4" office:value-type="string" calcext:value-type="string">
            <text:p>About 10 years ago my boss fired me out of nowhere. I was sick of making money for other people so I started my own business.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9" calcext:value-type="float">
            <text:p>239</text:p>
          </table:table-cell>
          <table:table-cell table:style-name="ce4" office:value-type="string" calcext:value-type="string">
            <text:p>Wow_comma_ I'm sorry about getting fired_comma_ but it sounds like you've got guts! How do you like the busin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1" calcext:value-type="float">
            <text:p>671</text:p>
          </table:table-cell>
          <table:table-cell table:style-name="ce4" office:value-type="string" calcext:value-type="string">
            <text:p>I love set my own hours_comma_ do lots of different things_comma_ and make about the same I was mak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9" calcext:value-type="float">
            <text:p>239</text:p>
          </table:table-cell>
          <table:table-cell table:style-name="ce4" office:value-type="string" calcext:value-type="string">
            <text:p>Oh that is so great. So many people fantasize about doing that. <text:s/>Congratulati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7_conv:774</text:p>
          </table:table-cell>
          <table:table-cell table:style-name="ce2" office:value-type="string" calcext:value-type="string">
            <text:p>excited</text:p>
          </table:table-cell>
          <table:table-cell table:style-name="ce4" office:value-type="string" calcext:value-type="string">
            <text:p>When I was a kid I asked my parents for a dog for Christmas. I remember waking up early Christmas morning and hearing a whimper from the Christmas tree!</text:p>
          </table:table-cell>
          <table:table-cell table:style-name="ce2" office:value-type="float" office:value="139" calcext:value-type="float">
            <text:p>139</text:p>
          </table:table-cell>
          <table:table-cell table:style-name="ce4" office:value-type="string" calcext:value-type="string">
            <text:p>I was so happy when my parents got me a dog for Christma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t's pretty cool. <text:s/>what bre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t was a chocolate lab. I didn't care what kind of dog I got. I had always wanted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Well you picked a great one :) Love labs. <text:s/>My friend's got a big one he just attacks me with love everytime I see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47_conv:15895</text:p>
          </table:table-cell>
          <table:table-cell table:style-name="ce2" office:value-type="string" calcext:value-type="string">
            <text:p>sad</text:p>
          </table:table-cell>
          <table:table-cell table:style-name="ce4" office:value-type="string" calcext:value-type="string">
            <text:p>We had purchased and raised several chickens. One evening_comma_ I forgot to put them back in their coop. Something killed all of them.</text:p>
          </table:table-cell>
          <table:table-cell table:style-name="ce2" office:value-type="float" office:value="607" calcext:value-type="float">
            <text:p>607</text:p>
          </table:table-cell>
          <table:table-cell table:style-name="ce4" office:value-type="string" calcext:value-type="string">
            <text:p>I raised 6 chickens since they were babies. I was trying to let them free range but I forgot to put them back in their coop for the night. A predator was able to get to them.</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Oh no! That's sad_comma_ did he get them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Yes_comma_ it did! I think it was a dog that always gets out of our neighbor's y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w_comma_ that's too bad_comma_ hopefully next time they will be safe in the coo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09_conv:6019</text:p>
          </table:table-cell>
          <table:table-cell table:style-name="ce2" office:value-type="string" calcext:value-type="string">
            <text:p>prepared</text:p>
          </table:table-cell>
          <table:table-cell table:style-name="ce4" office:value-type="string" calcext:value-type="string">
            <text:p>So I just got done packing and I am ready for my trip. <text:s/>I am going to Australia.</text:p>
          </table:table-cell>
          <table:table-cell table:style-name="ce2" office:value-type="float" office:value="160" calcext:value-type="float">
            <text:p>160</text:p>
          </table:table-cell>
          <table:table-cell table:style-name="ce4" office:value-type="string" calcext:value-type="string">
            <text:p>Sooo I just got done packing and I am ready for my trip...</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Cool_comma_ where are you heading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am going to Australia.. <text:s/>Going to see kangaroo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wow! I always thought kangaroos were really interesting animal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66_conv:22533</text:p>
          </table:table-cell>
          <table:table-cell table:style-name="ce2" office:value-type="string" calcext:value-type="string">
            <text:p>devastated</text:p>
          </table:table-cell>
          <table:table-cell table:style-name="ce4" office:value-type="string" calcext:value-type="string">
            <text:p>many years ago_comma_ as a child_comma_ i was woken up by my mom to the news that our dog had gotten out of the house and was hit by a car. he didn't survive.</text:p>
          </table:table-cell>
          <table:table-cell table:style-name="ce2" office:value-type="float" office:value="812" calcext:value-type="float">
            <text:p>812</text:p>
          </table:table-cell>
          <table:table-cell table:style-name="ce4" office:value-type="string" calcext:value-type="string">
            <text:p>what an odd memory to crop up. my dog jetted outside anytime he could and one night managed to get out and the car that hit him had no time to stop.. dark and right in front of our house.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Oh no_comma_ that's awful! <text:s/>What happened to your do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2" calcext:value-type="float">
            <text:p>812</text:p>
          </table:table-cell>
          <table:table-cell table:style-name="ce4" office:value-type="string" calcext:value-type="string">
            <text:p>years ago I think I was in middle school at the time_comma_ he'd gotten out and met his fate when a car couldn't stop in time. It's an odd memory to pop up. maybe because i've just seen a bunch of pet posts from my friends on fb.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Sorry to hear that. <text:s/>That must have been tough at that a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2" calcext:value-type="float">
            <text:p>812</text:p>
          </table:table-cell>
          <table:table-cell table:style-name="ce4" office:value-type="string" calcext:value-type="string">
            <text:p>it was. but of course you move on and at that age moving on isn't hard to d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92_conv:2985</text:p>
          </table:table-cell>
          <table:table-cell table:style-name="ce2" office:value-type="string" calcext:value-type="string">
            <text:p>sad</text:p>
          </table:table-cell>
          <table:table-cell table:style-name="ce4" office:value-type="string" calcext:value-type="string">
            <text:p>I had 20 dollars sitting in my car and I opened my windows. Next thing you know_comma_ the 20 dollars flew out the window.</text:p>
          </table:table-cell>
          <table:table-cell table:style-name="ce2" office:value-type="float" office:value="269" calcext:value-type="float">
            <text:p>269</text:p>
          </table:table-cell>
          <table:table-cell table:style-name="ce4" office:value-type="string" calcext:value-type="string">
            <text:p>I had a 20 dollar bill in my car and I opened my windows. I couldn't find it so I'm thinking it flew out the wind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Dang_comma_ that's quite a large amount of money to lose. Hopefully it went to someone who need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eah_comma_ that's what I was thinking. It was in a neighborhood so hopefully some kid found it and can buy something he always wan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would be nice. Maybe he'll go and buy some candy from the candy st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50_conv:11700</text:p>
          </table:table-cell>
          <table:table-cell table:style-name="ce2" office:value-type="string" calcext:value-type="string">
            <text:p>surprised</text:p>
          </table:table-cell>
          <table:table-cell table:style-name="ce4" office:value-type="string" calcext:value-type="string">
            <text:p>My best friend organized a trip for us all by himself. He's usually not very good at planning. So this made me very happy!</text:p>
          </table:table-cell>
          <table:table-cell table:style-name="ce2" office:value-type="float" office:value="217" calcext:value-type="float">
            <text:p>217</text:p>
          </table:table-cell>
          <table:table-cell table:style-name="ce4" office:value-type="string" calcext:value-type="string">
            <text:p>My best friend recently organized a trip to New York for both of us all by himself. This was really out of character for him because he's usually not organized at al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Re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Yes it was really an amazing experi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Tell me about the fun thing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95_conv:11391</text:p>
          </table:table-cell>
          <table:table-cell table:style-name="ce2" office:value-type="string" calcext:value-type="string">
            <text:p>prepared</text:p>
          </table:table-cell>
          <table:table-cell table:style-name="ce4" office:value-type="string" calcext:value-type="string">
            <text:p>For once I didnt forget anything on this camping trip</text:p>
          </table:table-cell>
          <table:table-cell table:style-name="ce2" office:value-type="float" office:value="445" calcext:value-type="float">
            <text:p>445</text:p>
          </table:table-cell>
          <table:table-cell table:style-name="ce4" office:value-type="string" calcext:value-type="string">
            <text:p>I kept waiting to remember what I forgot for this camping trip. <text:s/>But for once it never happen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uh. maybe its not something that import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was just surprised that I didnt forget an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OH. I get it. Thats good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29_conv:2659</text:p>
          </table:table-cell>
          <table:table-cell table:style-name="ce2" office:value-type="string" calcext:value-type="string">
            <text:p>jealous</text:p>
          </table:table-cell>
          <table:table-cell table:style-name="ce4" office:value-type="string" calcext:value-type="string">
            <text:p>Whenever I see Jeeps on the road_comma_ I get so envious! </text:p>
          </table:table-cell>
          <table:table-cell table:style-name="ce2" office:value-type="float" office:value="269" calcext:value-type="float">
            <text:p>269</text:p>
          </table:table-cell>
          <table:table-cell table:style-name="ce4" office:value-type="string" calcext:value-type="string">
            <text:p>Whenever I see Jeeps on the road_comma_ I get so envious! Such beautiful car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They are really nice cars! Have you driven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No_comma_ but I've been in my friend's Jeep and it feels like you're in a tank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They are nice looking cars and I have heard are great to off road 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39_conv:4079</text:p>
          </table:table-cell>
          <table:table-cell table:style-name="ce2" office:value-type="string" calcext:value-type="string">
            <text:p>guilty</text:p>
          </table:table-cell>
          <table:table-cell table:style-name="ce4" office:value-type="string" calcext:value-type="string">
            <text:p>I stole a candy bar from a local gas station. I am not pleased with my actions.</text:p>
          </table:table-cell>
          <table:table-cell table:style-name="ce2" office:value-type="float" office:value="320" calcext:value-type="float">
            <text:p>320</text:p>
          </table:table-cell>
          <table:table-cell table:style-name="ce4" office:value-type="string" calcext:value-type="string">
            <text:p>Stealing is wrong. I would also be ashamed of my actions.</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Absolutely. Although the world isn't so black and white. Sometimes a person may have to steal to survive. Is it really wrong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If that is the case_comma_ I can understand why they had to do it. In circumstances where someone is stealing solely for unneeded person gain_comma_ then it is most definitely wr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agree. Stealing someone else's possession when it wasn't necessary for your survival is despicable! I hate a thie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98_conv:17197</text:p>
          </table:table-cell>
          <table:table-cell table:style-name="ce2" office:value-type="string" calcext:value-type="string">
            <text:p>surprised</text:p>
          </table:table-cell>
          <table:table-cell table:style-name="ce4" office:value-type="string" calcext:value-type="string">
            <text:p>Received a sweet check in the mail the other day!</text:p>
          </table:table-cell>
          <table:table-cell table:style-name="ce2" office:value-type="float" office:value="389" calcext:value-type="float">
            <text:p>389</text:p>
          </table:table-cell>
          <table:table-cell table:style-name="ce4" office:value-type="string" calcext:value-type="string">
            <text:p>I went to check the mail the other 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hat was in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received a pretty awesome check from my insurance company! <text:s/>That was quite the pleasant surpr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Nice!!! <text:s/>Nothing better than getting money in the mai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know! <text:s/>I'm just going to stash it away in my rainy day fund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35_conv:6671</text:p>
          </table:table-cell>
          <table:table-cell table:style-name="ce2" office:value-type="string" calcext:value-type="string">
            <text:p>grateful</text:p>
          </table:table-cell>
          <table:table-cell table:style-name="ce4" office:value-type="string" calcext:value-type="string">
            <text:p>I really feel happy to alive today</text:p>
          </table:table-cell>
          <table:table-cell table:style-name="ce2" office:value-type="float" office:value="329" calcext:value-type="float">
            <text:p>329</text:p>
          </table:table-cell>
          <table:table-cell table:style-name="ce4" office:value-type="string" calcext:value-type="string">
            <text:p>My vehicle was involved in a crash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Are you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Yes I a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glad you didn't get hu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Than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50_conv:5901</text:p>
          </table:table-cell>
          <table:table-cell table:style-name="ce2" office:value-type="string" calcext:value-type="string">
            <text:p>anticipating</text:p>
          </table:table-cell>
          <table:table-cell table:style-name="ce4" office:value-type="string" calcext:value-type="string">
            <text:p>I'm going shopping with my mom tomorrow. I can't wait.</text:p>
          </table:table-cell>
          <table:table-cell table:style-name="ce2" office:value-type="float" office:value="27" calcext:value-type="float">
            <text:p>27</text:p>
          </table:table-cell>
          <table:table-cell table:style-name="ce4" office:value-type="string" calcext:value-type="string">
            <text:p>I'm going shopping tomorrow! ya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hat are you planning on buy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Ctually Im going with my mom. She always buys whatever I wan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ou self-entitled brat! Just kidding_comma_ your mother loves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Lol. Its very nice. Se knows I can't afford crap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90_conv:17980</text:p>
          </table:table-cell>
          <table:table-cell table:style-name="ce2" office:value-type="string" calcext:value-type="string">
            <text:p>hopeful</text:p>
          </table:table-cell>
          <table:table-cell table:style-name="ce4" office:value-type="string" calcext:value-type="string">
            <text:p>i'm going to the doctor on thursday i'm very worried</text:p>
          </table:table-cell>
          <table:table-cell table:style-name="ce2" office:value-type="float" office:value="463" calcext:value-type="float">
            <text:p>463</text:p>
          </table:table-cell>
          <table:table-cell table:style-name="ce4" office:value-type="string" calcext:value-type="string">
            <text:p>i'm going to the doctor on thursday i'm very worried but i'm trying to stay cal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Oh my! I hope that it goe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hope so too. i'm trying not to loose my mind in the mean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m sure it will be ok. It's probably noth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hope so. i just want to feel better. thank you for your kindn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76_conv:21953</text:p>
          </table:table-cell>
          <table:table-cell table:style-name="ce2" office:value-type="string" calcext:value-type="string">
            <text:p>embarrassed</text:p>
          </table:table-cell>
          <table:table-cell table:style-name="ce4" office:value-type="string" calcext:value-type="string">
            <text:p>While I was walking to class yesterday_comma_ I tripped over some loose bricks and fell down. <text:s/>The ground was wet from rain_comma_ so I was filthy when I got up. <text:s/>I wasn't physically hurt_comma_ but my ego was.</text:p>
          </table:table-cell>
          <table:table-cell table:style-name="ce2" office:value-type="float" office:value="458" calcext:value-type="float">
            <text:p>458</text:p>
          </table:table-cell>
          <table:table-cell table:style-name="ce4" office:value-type="string" calcext:value-type="string">
            <text:p>While I was walking to class yesterday_comma_ I tripped over some loose bricks and fell down. The ground was wet from rain_comma_ so I was filthy when I got up.</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Oh no! So I guess you had to stay that way til you got to go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8" calcext:value-type="float">
            <text:p>458</text:p>
          </table:table-cell>
          <table:table-cell table:style-name="ce4" office:value-type="string" calcext:value-type="string">
            <text:p>Yeah_comma_ I unfortunately had to go to class that way. <text:s/>I wasn't physically hurt_comma_ but my ego definitely w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Well_comma_ I'm glad you didn't hurt yourself at le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9_conv:799</text:p>
          </table:table-cell>
          <table:table-cell table:style-name="ce2" office:value-type="string" calcext:value-type="string">
            <text:p>joyful</text:p>
          </table:table-cell>
          <table:table-cell table:style-name="ce4" office:value-type="string" calcext:value-type="string">
            <text:p>It is hard to express how I felt when my kids were born. It was as if my heart grew 3 sizes that day!</text:p>
          </table:table-cell>
          <table:table-cell table:style-name="ce2" office:value-type="float" office:value="131" calcext:value-type="float">
            <text:p>131</text:p>
          </table:table-cell>
          <table:table-cell table:style-name="ce4" office:value-type="string" calcext:value-type="string">
            <text:p>It is hard to express how I felt when my kids were born. It was as if my heart grew 3 sizes that 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I can imagine it was a great experience_comma_ not sure if I will ever have ki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1" calcext:value-type="float">
            <text:p>131</text:p>
          </table:table-cell>
          <table:table-cell table:style-name="ce4" office:value-type="string" calcext:value-type="string">
            <text:p>It's not for everyone. I really respect people that give real thought to the decision. It is a life-changing commit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Defintely and im happy you went through with it after what I would assume was a long decis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94_conv:5388</text:p>
          </table:table-cell>
          <table:table-cell table:style-name="ce2" office:value-type="string" calcext:value-type="string">
            <text:p>surprised</text:p>
          </table:table-cell>
          <table:table-cell table:style-name="ce4" office:value-type="string" calcext:value-type="string">
            <text:p>I heard a ring _comma_moved towards the door _comma_open and it was....</text:p>
          </table:table-cell>
          <table:table-cell table:style-name="ce2" office:value-type="float" office:value="25" calcext:value-type="float">
            <text:p>25</text:p>
          </table:table-cell>
          <table:table-cell table:style-name="ce4" office:value-type="string" calcext:value-type="string">
            <text:p>As I opened _comma_it was a friend I had lost contact with for about 20 years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Oh my_comma_ that is along time. Did you feel nostalgic?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Who wouldn't? He just showed up like a ghost from the blues..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see_comma_ you should rekindle your friendshi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96_conv:20192</text:p>
          </table:table-cell>
          <table:table-cell table:style-name="ce2" office:value-type="string" calcext:value-type="string">
            <text:p>nostalgic</text:p>
          </table:table-cell>
          <table:table-cell table:style-name="ce4" office:value-type="string" calcext:value-type="string">
            <text:p>I recently watched one of my favorite movies from when I was a kid. It made me very happy to relive it.</text:p>
          </table:table-cell>
          <table:table-cell table:style-name="ce2" office:value-type="float" office:value="639" calcext:value-type="float">
            <text:p>639</text:p>
          </table:table-cell>
          <table:table-cell table:style-name="ce4" office:value-type="string" calcext:value-type="string">
            <text:p>I recently rewatched on of my favorite childhood movie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Oh the nostalgia of watching old movies. What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Mystery M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Unfortunately I've never heard of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16_conv:24232</text:p>
          </table:table-cell>
          <table:table-cell table:style-name="ce2" office:value-type="string" calcext:value-type="string">
            <text:p>proud</text:p>
          </table:table-cell>
          <table:table-cell table:style-name="ce4" office:value-type="string" calcext:value-type="string">
            <text:p>My son came first in her class and was placed on the honor roll</text:p>
          </table:table-cell>
          <table:table-cell table:style-name="ce2" office:value-type="float" office:value="653" calcext:value-type="float">
            <text:p>653</text:p>
          </table:table-cell>
          <table:table-cell table:style-name="ce4" office:value-type="string" calcext:value-type="string">
            <text:p>My son came first in his class and was placed on the honor rol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is great news! <text:s/>You must be really proud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Yes I am_comma_ I took him to Chucky Cheese in order to celebrat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is good positive reinforcement! <text:s/>Congrats to your k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Thanks a lot_comma_ I really appreciat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99_conv:19998</text:p>
          </table:table-cell>
          <table:table-cell table:style-name="ce2" office:value-type="string" calcext:value-type="string">
            <text:p>terrified</text:p>
          </table:table-cell>
          <table:table-cell table:style-name="ce4" office:value-type="string" calcext:value-type="string">
            <text:p>Something crashed behind my house</text:p>
          </table:table-cell>
          <table:table-cell table:style-name="ce2" office:value-type="float" office:value="389" calcext:value-type="float">
            <text:p>389</text:p>
          </table:table-cell>
          <table:table-cell table:style-name="ce4" office:value-type="string" calcext:value-type="string">
            <text:p>Oh man. <text:s/>I heard something crash behind my house. <text: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That is never good. <text:s/>Did you go out and check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m kind of afraid too! <text:s/>I think its the aliens coming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At least you will have a fun story to tell at part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text:s/>wait.....something is knocking on my back door.......I guess I'll go check it out.......be right b...</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11_conv:6623</text:p>
          </table:table-cell>
          <table:table-cell table:style-name="ce2" office:value-type="string" calcext:value-type="string">
            <text:p>furious</text:p>
          </table:table-cell>
          <table:table-cell table:style-name="ce4" office:value-type="string" calcext:value-type="string">
            <text:p>I am angry that I was fired today.</text:p>
          </table:table-cell>
          <table:table-cell table:style-name="ce2" office:value-type="float" office:value="4" calcext:value-type="float">
            <text:p>4</text:p>
          </table:table-cell>
          <table:table-cell table:style-name="ce4" office:value-type="string" calcext:value-type="string">
            <text:p>I am angry that I was fired toda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orry_comma_ why did you get fi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was not given a rea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ings will work out if you stay posit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00_conv:11400</text:p>
          </table:table-cell>
          <table:table-cell table:style-name="ce2" office:value-type="string" calcext:value-type="string">
            <text:p>annoyed</text:p>
          </table:table-cell>
          <table:table-cell table:style-name="ce4" office:value-type="string" calcext:value-type="string">
            <text:p>I wouldnt mind my son sleeping in my bed if he didn't climb over me all night. I cant sleep like that</text:p>
          </table:table-cell>
          <table:table-cell table:style-name="ce2" office:value-type="float" office:value="262" calcext:value-type="float">
            <text:p>262</text:p>
          </table:table-cell>
          <table:table-cell table:style-name="ce4" office:value-type="string" calcext:value-type="string">
            <text:p>I wouldn't mind my 3 year sleeping in my bed some night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good_comma_ <text:s/>I think all children need that. <text:s/>I did when I was a chi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He like to climb all over me in my sleep though That is no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Haha! that is no good you must have gotten no slee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never do when he shows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20_conv:13841</text:p>
          </table:table-cell>
          <table:table-cell table:style-name="ce2" office:value-type="string" calcext:value-type="string">
            <text:p>joyful</text:p>
          </table:table-cell>
          <table:table-cell table:style-name="ce4" office:value-type="string" calcext:value-type="string">
            <text:p>I felt this way when I held my son for the first time.</text:p>
          </table:table-cell>
          <table:table-cell table:style-name="ce2" office:value-type="float" office:value="123" calcext:value-type="float">
            <text:p>123</text:p>
          </table:table-cell>
          <table:table-cell table:style-name="ce4" office:value-type="string" calcext:value-type="string">
            <text:p>Holding my son for the first time was such an awesome experienc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e must be so preci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He is_comma_thank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Cherish him while you can. They really grow up f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16_conv:14632</text:p>
          </table:table-cell>
          <table:table-cell table:style-name="ce2" office:value-type="string" calcext:value-type="string">
            <text:p>excited</text:p>
          </table:table-cell>
          <table:table-cell table:style-name="ce4" office:value-type="string" calcext:value-type="string">
            <text:p>These days I'm always feeling on the verge of something awesome about to happen. <text:s/>I don't know what it is it must be the winning streak I'm on these days</text:p>
          </table:table-cell>
          <table:table-cell table:style-name="ce2" office:value-type="float" office:value="119" calcext:value-type="float">
            <text:p>119</text:p>
          </table:table-cell>
          <table:table-cell table:style-name="ce4" office:value-type="string" calcext:value-type="string">
            <text:p>I'm always feeling like I'm on the verge of something awesome about to happen. I don't know what it is it must be the winning streak I'm on these day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8" calcext:value-type="float">
            <text:p>588</text:p>
          </table:table-cell>
          <table:table-cell table:style-name="ce4" office:value-type="string" calcext:value-type="string">
            <text:p>Does anything awesome ever end up happe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Yes everyda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8" calcext:value-type="float">
            <text:p>588</text:p>
          </table:table-cell>
          <table:table-cell table:style-name="ce4" office:value-type="string" calcext:value-type="string">
            <text:p>That's whats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89_conv:12578</text:p>
          </table:table-cell>
          <table:table-cell table:style-name="ce2" office:value-type="string" calcext:value-type="string">
            <text:p>angry</text:p>
          </table:table-cell>
          <table:table-cell table:style-name="ce4" office:value-type="string" calcext:value-type="string">
            <text:p>My landlord posted a curfew for our complex. Its pointless now the summer is over</text:p>
          </table:table-cell>
          <table:table-cell table:style-name="ce2" office:value-type="float" office:value="27" calcext:value-type="float">
            <text:p>27</text:p>
          </table:table-cell>
          <table:table-cell table:style-name="ce4" office:value-type="string" calcext:value-type="string">
            <text:p>my landlord posted flyers about a curfew in our complex</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really sucks. Sounds like a regular ole Fidel Castr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 kids are going back to school now. We couldve used it in the summer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rue. Kids always get up to no good at 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especially on hot summer nigh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98_conv:21997</text:p>
          </table:table-cell>
          <table:table-cell table:style-name="ce2" office:value-type="string" calcext:value-type="string">
            <text:p>confident</text:p>
          </table:table-cell>
          <table:table-cell table:style-name="ce4" office:value-type="string" calcext:value-type="string">
            <text:p>I took some exams last week_comma_ and I did so much preparation_comma_ I'm certain I did well.</text:p>
          </table:table-cell>
          <table:table-cell table:style-name="ce2" office:value-type="float" office:value="577" calcext:value-type="float">
            <text:p>577</text:p>
          </table:table-cell>
          <table:table-cell table:style-name="ce4" office:value-type="string" calcext:value-type="string">
            <text:p>I did the final exams for my course last week_comma_ and I did so much studying and cramming_comma_ I'm sure I aced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1" calcext:value-type="float">
            <text:p>721</text:p>
          </table:table-cell>
          <table:table-cell table:style-name="ce4" office:value-type="string" calcext:value-type="string">
            <text:p>Hopefully_comma_ your hard work payed off. Where the finals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7" calcext:value-type="float">
            <text:p>577</text:p>
          </table:table-cell>
          <table:table-cell table:style-name="ce4" office:value-type="string" calcext:value-type="string">
            <text:p>Fingers crossed. Yeah_comma_ they were super hard_comma_ but when you have enough time to study_comma_ nothing's too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1" calcext:value-type="float">
            <text:p>721</text:p>
          </table:table-cell>
          <table:table-cell table:style-name="ce4" office:value-type="string" calcext:value-type="string">
            <text:p>I agree with you. Hard work tends to give the results in the 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74_conv:18349</text:p>
          </table:table-cell>
          <table:table-cell table:style-name="ce2" office:value-type="string" calcext:value-type="string">
            <text:p>prepared</text:p>
          </table:table-cell>
          <table:table-cell table:style-name="ce4" office:value-type="string" calcext:value-type="string">
            <text:p>I have been studying for my final math exam all week. I have never felt so prepared in my life.</text:p>
          </table:table-cell>
          <table:table-cell table:style-name="ce2" office:value-type="float" office:value="209" calcext:value-type="float">
            <text:p>209</text:p>
          </table:table-cell>
          <table:table-cell table:style-name="ce4" office:value-type="string" calcext:value-type="string">
            <text:p>I have been studying for my math final all this week. I am going to knock it out of the par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is great to hear. Are you good at ma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Not so much_comma_ which is why I have been studying so hard. I'm really looking forward to this one_comma_ though_comma_ because I am so prep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hope you do well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32_conv:4664</text:p>
          </table:table-cell>
          <table:table-cell table:style-name="ce2" office:value-type="string" calcext:value-type="string">
            <text:p>trusting</text:p>
          </table:table-cell>
          <table:table-cell table:style-name="ce4" office:value-type="string" calcext:value-type="string">
            <text:p>I trust my girlfriend_comma_ we have ben dating for almost 3 years now</text:p>
          </table:table-cell>
          <table:table-cell table:style-name="ce2" office:value-type="float" office:value="10" calcext:value-type="float">
            <text:p>10</text:p>
          </table:table-cell>
          <table:table-cell table:style-name="ce4" office:value-type="string" calcext:value-type="string">
            <text:p>I trust my girlfriend_comma_ we have ben dating for almost 3 years n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Thats really good. Trust is important in a relationshi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t sure is_comma_ and hard to f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That's the trut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10_conv:8221</text:p>
          </table:table-cell>
          <table:table-cell table:style-name="ce2" office:value-type="string" calcext:value-type="string">
            <text:p>terrified</text:p>
          </table:table-cell>
          <table:table-cell table:style-name="ce4" office:value-type="string" calcext:value-type="string">
            <text:p>I used to read stories. One day I read a story when I was alone. It was a horror story. I just scared a lot and I stopped reading.</text:p>
          </table:table-cell>
          <table:table-cell table:style-name="ce2" office:value-type="float" office:value="43" calcext:value-type="float">
            <text:p>43</text:p>
          </table:table-cell>
          <table:table-cell table:style-name="ce4" office:value-type="string" calcext:value-type="string">
            <text:p>I read a horror story last nigh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Which one? <text:s/>Was it good? <text:s/>I've read a decent amount of those_comma_ but I'm always looking for 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t's Chalk_comma_ which is written by Paul Corn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I've never heard of it. <text:s/>What's it ab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83_conv:12567</text:p>
          </table:table-cell>
          <table:table-cell table:style-name="ce2" office:value-type="string" calcext:value-type="string">
            <text:p>anxious</text:p>
          </table:table-cell>
          <table:table-cell table:style-name="ce4" office:value-type="string" calcext:value-type="string">
            <text:p>I go on vacation tomorrow.. I hope <text:s/>I packed everything I need</text:p>
          </table:table-cell>
          <table:table-cell table:style-name="ce2" office:value-type="float" office:value="397" calcext:value-type="float">
            <text:p>397</text:p>
          </table:table-cell>
          <table:table-cell table:style-name="ce4" office:value-type="string" calcext:value-type="string">
            <text:p>I go on vacation tomorrow.. I hope I packed everything I nee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ere are you g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e're going to Disney Wor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sounds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69_conv:21939</text:p>
          </table:table-cell>
          <table:table-cell table:style-name="ce2" office:value-type="string" calcext:value-type="string">
            <text:p>confident</text:p>
          </table:table-cell>
          <table:table-cell table:style-name="ce4" office:value-type="string" calcext:value-type="string">
            <text:p>I am learning how sew my own clothes. I am studying hard and I think I will be able to make my first outfit!</text:p>
          </table:table-cell>
          <table:table-cell table:style-name="ce2" office:value-type="float" office:value="725" calcext:value-type="float">
            <text:p>725</text:p>
          </table:table-cell>
          <table:table-cell table:style-name="ce4" office:value-type="string" calcext:value-type="string">
            <text:p>I am learning how sew my own clothes. I am studying hard and I think I will be able to make my first outf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Ooh_comma_ I've always wanted to learn how to do that. You must be so exc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Yes_comma_ I have so many ideas! How cool it would be to not have to buy any more expensive clothes and make my ow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Omg_comma_ that would be awesome. I might just have to learn how to do that my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87_conv:8775</text:p>
          </table:table-cell>
          <table:table-cell table:style-name="ce2" office:value-type="string" calcext:value-type="string">
            <text:p>grateful</text:p>
          </table:table-cell>
          <table:table-cell table:style-name="ce4" office:value-type="string" calcext:value-type="string">
            <text:p>I've been stressing at work_comma_ and my coworker gave me a pair of movie tickets they weren't using.</text:p>
          </table:table-cell>
          <table:table-cell table:style-name="ce2" office:value-type="float" office:value="1" calcext:value-type="float">
            <text:p>1</text:p>
          </table:table-cell>
          <table:table-cell table:style-name="ce4" office:value-type="string" calcext:value-type="string">
            <text:p>I've been stressing at work_comma_ and my coworker gave me a pair of movie tickets they weren't us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at was nice of them. What movie do you want to s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m not sure yet. Probably a feel good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ou should see 8th grade. Nice story about a girl growing up. You will lik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50_conv:9701</text:p>
          </table:table-cell>
          <table:table-cell table:style-name="ce2" office:value-type="string" calcext:value-type="string">
            <text:p>grateful</text:p>
          </table:table-cell>
          <table:table-cell table:style-name="ce4" office:value-type="string" calcext:value-type="string">
            <text:p>I am happy to have an old friend that understands me.</text:p>
          </table:table-cell>
          <table:table-cell table:style-name="ce2" office:value-type="float" office:value="225" calcext:value-type="float">
            <text:p>225</text:p>
          </table:table-cell>
          <table:table-cell table:style-name="ce4" office:value-type="string" calcext:value-type="string">
            <text:p>I'm happy to have an old friend that understands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is great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Yes_comma_ and we have the same checkered past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t is lovely to have a friend lik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00_conv:22600</text:p>
          </table:table-cell>
          <table:table-cell table:style-name="ce2" office:value-type="string" calcext:value-type="string">
            <text:p>surprised</text:p>
          </table:table-cell>
          <table:table-cell table:style-name="ce4" office:value-type="string" calcext:value-type="string">
            <text:p>My son stayed the night with his grandparents recently. When they brought him home he had a present for me! He had planted some herbs in a little planter box that he'd helped build. I was caught off guard and it made me so happy.</text:p>
          </table:table-cell>
          <table:table-cell table:style-name="ce2" office:value-type="float" office:value="435" calcext:value-type="float">
            <text:p>435</text:p>
          </table:table-cell>
          <table:table-cell table:style-name="ce4" office:value-type="string" calcext:value-type="string">
            <text:p>My son recently came home from his grandparents and had a gift for me. I was so excit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Aw_comma_ that's sweet. What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He had helped his grandpa make me a planter box and had filled it with soil and seeds for different herb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That sounds way better than the stuff I would try to make for my mom when I was litt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09_conv:10019</text:p>
          </table:table-cell>
          <table:table-cell table:style-name="ce2" office:value-type="string" calcext:value-type="string">
            <text:p>jealous</text:p>
          </table:table-cell>
          <table:table-cell table:style-name="ce4" office:value-type="string" calcext:value-type="string">
            <text:p>A friend of mine bought a new car. <text:s/>It was a model I had my eye on for some time</text:p>
          </table:table-cell>
          <table:table-cell table:style-name="ce2" office:value-type="float" office:value="111" calcext:value-type="float">
            <text:p>111</text:p>
          </table:table-cell>
          <table:table-cell table:style-name="ce4" office:value-type="string" calcext:value-type="string">
            <text:p>A friend of mine bought a new ca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awesome! what k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Tesla_comma_ I've had my eye on the model for som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oh man those are super nice! all electric is pretty n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13_conv:23026</text:p>
          </table:table-cell>
          <table:table-cell table:style-name="ce2" office:value-type="string" calcext:value-type="string">
            <text:p>caring</text:p>
          </table:table-cell>
          <table:table-cell table:style-name="ce4" office:value-type="string" calcext:value-type="string">
            <text:p>My guinea pig was feeling very sick but I was able to nurse her back to health.</text:p>
          </table:table-cell>
          <table:table-cell table:style-name="ce2" office:value-type="float" office:value="725" calcext:value-type="float">
            <text:p>725</text:p>
          </table:table-cell>
          <table:table-cell table:style-name="ce4" office:value-type="string" calcext:value-type="string">
            <text:p>My guinea pig was feeling very sick but I was able to nurse her back to health.</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Did you do some neat doctor stuff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No_comma_ I hate giving chemical medicine to my animals. I just kept her on a heating blanket and gave her lots of fresh veggies. She is alrigh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Oh yea that sounds like you did a good job!</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80_conv:5961</text:p>
          </table:table-cell>
          <table:table-cell table:style-name="ce2" office:value-type="string" calcext:value-type="string">
            <text:p>ashamed</text:p>
          </table:table-cell>
          <table:table-cell table:style-name="ce4" office:value-type="string" calcext:value-type="string">
            <text:p>I feel horrible. <text:s/>I did something bad. <text:s/>I put an empty envelope in the collection basket at church</text:p>
          </table:table-cell>
          <table:table-cell table:style-name="ce2" office:value-type="float" office:value="160" calcext:value-type="float">
            <text:p>160</text:p>
          </table:table-cell>
          <table:table-cell table:style-name="ce4" office:value-type="string" calcext:value-type="string">
            <text:p>I feel horrible. I did something bad.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text:s/>I put an empty envelope in the collection basket at chur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Lol. I've done that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ow so I don't feel as bad now.. TY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Sometimes we don't have it. God know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86_conv:4572</text:p>
          </table:table-cell>
          <table:table-cell table:style-name="ce2" office:value-type="string" calcext:value-type="string">
            <text:p>joyful</text:p>
          </table:table-cell>
          <table:table-cell table:style-name="ce4" office:value-type="string" calcext:value-type="string">
            <text:p>I really liked being able to coach my daughters softball team. </text:p>
          </table:table-cell>
          <table:table-cell table:style-name="ce2" office:value-type="float" office:value="267" calcext:value-type="float">
            <text:p>267</text:p>
          </table:table-cell>
          <table:table-cell table:style-name="ce4" office:value-type="string" calcext:value-type="string">
            <text:p>I really liked being able to coach my daughters softball team</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4" calcext:value-type="float">
            <text:p>384</text:p>
          </table:table-cell>
          <table:table-cell table:style-name="ce4" office:value-type="string" calcext:value-type="string">
            <text:p>Nice_comma_ softball is fun. I used to play baseball but always had fun playing softball in gym cla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did too. <text:s/>It is cool to work with the kids to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4" calcext:value-type="float">
            <text:p>384</text:p>
          </table:table-cell>
          <table:table-cell table:style-name="ce4" office:value-type="string" calcext:value-type="string">
            <text:p>Yeah it's rewarding teaching kids and helping them learn how to become functioning human beings. I have a 2 year old nephew who's nuts and asks questions all the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1_conv:322</text:p>
          </table:table-cell>
          <table:table-cell table:style-name="ce2" office:value-type="string" calcext:value-type="string">
            <text:p>surprised</text:p>
          </table:table-cell>
          <table:table-cell table:style-name="ce4" office:value-type="string" calcext:value-type="string">
            <text:p>A friend of mine recently got married. I hadn't even know he was engaged!</text:p>
          </table:table-cell>
          <table:table-cell table:style-name="ce2" office:value-type="float" office:value="35" calcext:value-type="float">
            <text:p>35</text:p>
          </table:table-cell>
          <table:table-cell table:style-name="ce4" office:value-type="string" calcext:value-type="string">
            <text:p>My friend recently invited me to his wedding. I hadn't even known he was engaged_comma_ but it was a great wedd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 calcext:value-type="float">
            <text:p>51</text:p>
          </table:table-cell>
          <table:table-cell table:style-name="ce4" office:value-type="string" calcext:value-type="string">
            <text:p>That's fun_comma_ my friend is getting married next year_comma_ how big was the wedd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Not too big_comma_ maybe 30 guests. He and his now wife have been together for only a year or so_comma_ so they set the whole thing up pretty quick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 calcext:value-type="float">
            <text:p>51</text:p>
          </table:table-cell>
          <table:table-cell table:style-name="ce4" office:value-type="string" calcext:value-type="string">
            <text:p>Oh I see_comma_ well that's still n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18_conv:5037</text:p>
          </table:table-cell>
          <table:table-cell table:style-name="ce2" office:value-type="string" calcext:value-type="string">
            <text:p>surprised</text:p>
          </table:table-cell>
          <table:table-cell table:style-name="ce4" office:value-type="string" calcext:value-type="string">
            <text:p>I was in shock when I saw an accident. It was a car accident on the highway.</text:p>
          </table:table-cell>
          <table:table-cell table:style-name="ce2" office:value-type="float" office:value="20" calcext:value-type="float">
            <text:p>20</text:p>
          </table:table-cell>
          <table:table-cell table:style-name="ce4" office:value-type="string" calcext:value-type="string">
            <text:p>I was in shock when I saw a car accident on the highw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as everyone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I don't think so. They had a lot of ambulances blocking the wreck to cover it from vie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n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31_conv:23462</text:p>
          </table:table-cell>
          <table:table-cell table:style-name="ce2" office:value-type="string" calcext:value-type="string">
            <text:p>confident</text:p>
          </table:table-cell>
          <table:table-cell table:style-name="ce4" office:value-type="string" calcext:value-type="string">
            <text:p>I'm confident I'm going to hit my new bench press max tomorrow at the gym! I've been working out hard lately!</text:p>
          </table:table-cell>
          <table:table-cell table:style-name="ce2" office:value-type="float" office:value="448" calcext:value-type="float">
            <text:p>448</text:p>
          </table:table-cell>
          <table:table-cell table:style-name="ce4" office:value-type="string" calcext:value-type="string">
            <text:p>I'm confident I'm going to hit my new bench press max tomorrow at the gym!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Congrats! I'm sure you will_comma_ I love going to the gym. I mainly do cardi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 working out is great! I love cardio as well_comma_ makes you feel al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Defenitly! I use to run track in high school and was active duty Army so running has always been a big part of my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63_conv:12126</text:p>
          </table:table-cell>
          <table:table-cell table:style-name="ce2" office:value-type="string" calcext:value-type="string">
            <text:p>guilty</text:p>
          </table:table-cell>
          <table:table-cell table:style-name="ce4" office:value-type="string" calcext:value-type="string">
            <text:p>i felt bad when i cut someone off in traffic this morning</text:p>
          </table:table-cell>
          <table:table-cell table:style-name="ce2" office:value-type="float" office:value="44" calcext:value-type="float">
            <text:p>44</text:p>
          </table:table-cell>
          <table:table-cell table:style-name="ce4" office:value-type="string" calcext:value-type="string">
            <text:p>i felt bad when i cut someone off in traffic this morning</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He accused me of stealing from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who d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Sorry_comma_ that was an error! Any way over to your conversation.Who did you cut off that made you feel b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35_conv:23671</text:p>
          </table:table-cell>
          <table:table-cell table:style-name="ce2" office:value-type="string" calcext:value-type="string">
            <text:p>content</text:p>
          </table:table-cell>
          <table:table-cell table:style-name="ce4" office:value-type="string" calcext:value-type="string">
            <text:p>I got a lot of vacation time this summer from work_comma_ so I felt good.</text:p>
          </table:table-cell>
          <table:table-cell table:style-name="ce2" office:value-type="float" office:value="332" calcext:value-type="float">
            <text:p>332</text:p>
          </table:table-cell>
          <table:table-cell table:style-name="ce4" office:value-type="string" calcext:value-type="string">
            <text:p>I got a lot of vacation time off from work this summ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must have been so relax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s_comma_ it felt really good. I'm already looking forward to next summer!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wish summer would never 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23_conv:18646</text:p>
          </table:table-cell>
          <table:table-cell table:style-name="ce2" office:value-type="string" calcext:value-type="string">
            <text:p>terrified</text:p>
          </table:table-cell>
          <table:table-cell table:style-name="ce4" office:value-type="string" calcext:value-type="string">
            <text:p>I went to see that new shark movie. I was so scared! I covered my eyes the whole time!</text:p>
          </table:table-cell>
          <table:table-cell table:style-name="ce2" office:value-type="float" office:value="366" calcext:value-type="float">
            <text:p>366</text:p>
          </table:table-cell>
          <table:table-cell table:style-name="ce4" office:value-type="string" calcext:value-type="string">
            <text:p>I was so scared during the new shark movie. I had to look away several time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 hate shark movies too. That's why I refuse to swim in the oce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I know_comma_ I always get freaked out when I go to the bea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The only way I'll get in is if I'm too drunk to care if I get eaten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79_conv:20159</text:p>
          </table:table-cell>
          <table:table-cell table:style-name="ce2" office:value-type="string" calcext:value-type="string">
            <text:p>furious</text:p>
          </table:table-cell>
          <table:table-cell table:style-name="ce4" office:value-type="string" calcext:value-type="string">
            <text:p>I was attacked by bees a few months ago_comma_ they we're furious.</text:p>
          </table:table-cell>
          <table:table-cell table:style-name="ce2" office:value-type="float" office:value="673" calcext:value-type="float">
            <text:p>673</text:p>
          </table:table-cell>
          <table:table-cell table:style-name="ce4" office:value-type="string" calcext:value-type="string">
            <text:p>I got attacked by a swarm of bees a few months back. Needless to say it hur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How awful_comma_ besides painful_comma_ it must have been sca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3" calcext:value-type="float">
            <text:p>673</text:p>
          </table:table-cell>
          <table:table-cell table:style-name="ce4" office:value-type="string" calcext:value-type="string">
            <text:p>It was_comma_ they we're absolutely furious with me for some rea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Were you messing with them_comma_ maybe? or taking their hone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74_conv:23548</text:p>
          </table:table-cell>
          <table:table-cell table:style-name="ce2" office:value-type="string" calcext:value-type="string">
            <text:p>apprehensive</text:p>
          </table:table-cell>
          <table:table-cell table:style-name="ce4" office:value-type="string" calcext:value-type="string">
            <text:p>I hesitated before getting on the rollercoaster.</text:p>
          </table:table-cell>
          <table:table-cell table:style-name="ce2" office:value-type="float" office:value="59" calcext:value-type="float">
            <text:p>59</text:p>
          </table:table-cell>
          <table:table-cell table:style-name="ce4" office:value-type="string" calcext:value-type="string">
            <text:p>I hesitated before getting on the rollercoaster because it looked so scary!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im terrified of rollercoast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Same. But the thrill that you feel is worth the terror and tensi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i agree_comma_ i just get on and close my ey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95_conv:13591</text:p>
          </table:table-cell>
          <table:table-cell table:style-name="ce2" office:value-type="string" calcext:value-type="string">
            <text:p>jealous</text:p>
          </table:table-cell>
          <table:table-cell table:style-name="ce4" office:value-type="string" calcext:value-type="string">
            <text:p>Came home from work pretty upset. I did not get the promotion I rightfully deserved.</text:p>
          </table:table-cell>
          <table:table-cell table:style-name="ce2" office:value-type="float" office:value="274" calcext:value-type="float">
            <text:p>274</text:p>
          </table:table-cell>
          <table:table-cell table:style-name="ce4" office:value-type="string" calcext:value-type="string">
            <text:p>I came home today after a long day at work in a pretty foul moo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ell_comma_ work can be stressful for many and do that. Often_comma_ we can bring it home with 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was passed over again for a promotion. They gave it to someone who has been there less than a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That would be very disappointing and frustrating I'm sure. No doubt you wonder why they would do such a 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16_conv:21432</text:p>
          </table:table-cell>
          <table:table-cell table:style-name="ce2" office:value-type="string" calcext:value-type="string">
            <text:p>disgusted</text:p>
          </table:table-cell>
          <table:table-cell table:style-name="ce4" office:value-type="string" calcext:value-type="string">
            <text:p>I walked in on my girlfriend and she was picking her nose hairs out in the mirror</text:p>
          </table:table-cell>
          <table:table-cell table:style-name="ce2" office:value-type="float" office:value="563" calcext:value-type="float">
            <text:p>563</text:p>
          </table:table-cell>
          <table:table-cell table:style-name="ce4" office:value-type="string" calcext:value-type="string">
            <text:p>oh god ugh_comma_ I am so revolted right now</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Oh shoot_comma_ 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I go into the bathroom tonight and find my girlfriend plucking out her nose hairs into the sin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That may be gross_comma_ but she is just putting effort into her appear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I might throw up_comma_ I don't know what to think. I've never seen her do something lik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69_conv:23539</text:p>
          </table:table-cell>
          <table:table-cell table:style-name="ce2" office:value-type="string" calcext:value-type="string">
            <text:p>anxious</text:p>
          </table:table-cell>
          <table:table-cell table:style-name="ce4" office:value-type="string" calcext:value-type="string">
            <text:p>Just before driving for the first time. I wasn't sure how to streer the car.</text:p>
          </table:table-cell>
          <table:table-cell table:style-name="ce2" office:value-type="float" office:value="375" calcext:value-type="float">
            <text:p>375</text:p>
          </table:table-cell>
          <table:table-cell table:style-name="ce4" office:value-type="string" calcext:value-type="string">
            <text:p>Driving is such a scary thing for me_comma_ it was my first ti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t definitely can be_comma_ just learn to drive defensive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just don't quite know how to steer the c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ou will learn with experience and I'm sure you will be a great driv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98_conv:13997</text:p>
          </table:table-cell>
          <table:table-cell table:style-name="ce2" office:value-type="string" calcext:value-type="string">
            <text:p>anticipating</text:p>
          </table:table-cell>
          <table:table-cell table:style-name="ce4" office:value-type="string" calcext:value-type="string">
            <text:p>I am having my first child in a couple of months and I am anxious about it.</text:p>
          </table:table-cell>
          <table:table-cell table:style-name="ce2" office:value-type="float" office:value="123" calcext:value-type="float">
            <text:p>123</text:p>
          </table:table-cell>
          <table:table-cell table:style-name="ce4" office:value-type="string" calcext:value-type="string">
            <text:p>I am having my first child and I am anxious about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that is awesome i would feel the same way _comma_ i want to be a father one day i am really happy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nk you_comma_ I can't wa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you made my day _comma_ hope everything goes well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25_conv:11051</text:p>
          </table:table-cell>
          <table:table-cell table:style-name="ce2" office:value-type="string" calcext:value-type="string">
            <text:p>embarrassed</text:p>
          </table:table-cell>
          <table:table-cell table:style-name="ce4" office:value-type="string" calcext:value-type="string">
            <text:p>In highschool_comma_ I drank too much and fell asleep at a party. I passed out in front of the door and everybody coming and going had to step over me.</text:p>
          </table:table-cell>
          <table:table-cell table:style-name="ce2" office:value-type="float" office:value="117" calcext:value-type="float">
            <text:p>117</text:p>
          </table:table-cell>
          <table:table-cell table:style-name="ce4" office:value-type="string" calcext:value-type="string">
            <text:p>Not all of my high-school memories are fond ones. Like the time I drank too much and passed out at a part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How old wer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I was about 16 at the time. The thing is_comma_ I passed out right in front of the entrance to the house. Everyone coming and going had to step ove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young_comma_ I wish someone had helped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82_conv:9165</text:p>
          </table:table-cell>
          <table:table-cell table:style-name="ce2" office:value-type="string" calcext:value-type="string">
            <text:p>proud</text:p>
          </table:table-cell>
          <table:table-cell table:style-name="ce4" office:value-type="string" calcext:value-type="string">
            <text:p>I feel proud of myself when I reach a new milestone. </text:p>
          </table:table-cell>
          <table:table-cell table:style-name="ce2" office:value-type="float" office:value="202" calcext:value-type="float">
            <text:p>202</text:p>
          </table:table-cell>
          <table:table-cell table:style-name="ce4" office:value-type="string" calcext:value-type="string">
            <text:p>I feel proud of myself when I reach a new mileston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great you should feel prou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I set a target of getting my first victory royale on fortnite and achieved it. Now I have 18.</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pretty swe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89_conv:5778</text:p>
          </table:table-cell>
          <table:table-cell table:style-name="ce2" office:value-type="string" calcext:value-type="string">
            <text:p>anxious</text:p>
          </table:table-cell>
          <table:table-cell table:style-name="ce4" office:value-type="string" calcext:value-type="string">
            <text:p>The other day I got a strange message from a distant relative. It said they needed surgery but couldn't afford to pay for a doctor. I was so worried.</text:p>
          </table:table-cell>
          <table:table-cell table:style-name="ce2" office:value-type="float" office:value="139" calcext:value-type="float">
            <text:p>139</text:p>
          </table:table-cell>
          <table:table-cell table:style-name="ce4" office:value-type="string" calcext:value-type="string">
            <text:p>I got a email from a distant relative recently that said they needed surgery but couldn't afford the bill. I was so worried they would di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Oh my goodness_comma_ that is terrible. <text:s/>They don't have insura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en my cousin sent another email saying the relative was hacked by scammers and don't send any money. I was glad to hear my relative is doing f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was just about to mention that you should be careful that its not a scam of some so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08_conv:24217</text:p>
          </table:table-cell>
          <table:table-cell table:style-name="ce2" office:value-type="string" calcext:value-type="string">
            <text:p>lonely</text:p>
          </table:table-cell>
          <table:table-cell table:style-name="ce4" office:value-type="string" calcext:value-type="string">
            <text:p>Having kids takes away a lot of your free time. I someties feel pretty alone.</text:p>
          </table:table-cell>
          <table:table-cell table:style-name="ce2" office:value-type="float" office:value="27" calcext:value-type="float">
            <text:p>27</text:p>
          </table:table-cell>
          <table:table-cell table:style-name="ce4" office:value-type="string" calcext:value-type="string">
            <text:p>I feel kind of alone now. I dont hang out with friends much</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 am sorry you are feeling lonely. <text:s text:c="2"/>Why don't you see your friends much anymore_comma_ are you all to busy&g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Kids are keeping me busy. My friends are busy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Yes I know what you mean_comma_ <text:s/>That has happened to m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Parents need a break sometimes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13_conv:12226</text:p>
          </table:table-cell>
          <table:table-cell table:style-name="ce2" office:value-type="string" calcext:value-type="string">
            <text:p>angry</text:p>
          </table:table-cell>
          <table:table-cell table:style-name="ce4" office:value-type="string" calcext:value-type="string">
            <text:p>I'm a bit upset that my real estate career in Florida didn't go as I had planned.</text:p>
          </table:table-cell>
          <table:table-cell table:style-name="ce2" office:value-type="float" office:value="540" calcext:value-type="float">
            <text:p>540</text:p>
          </table:table-cell>
          <table:table-cell table:style-name="ce4" office:value-type="string" calcext:value-type="string">
            <text:p>I'm pretty upset that my real estate career in Florida did not go as I had plann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Did you try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To be honest with you... No_comma_ I didn't put the effort into it that I should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ell you can with the next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Which will hopefully be a real estate broker in Florid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91_conv:20382</text:p>
          </table:table-cell>
          <table:table-cell table:style-name="ce2" office:value-type="string" calcext:value-type="string">
            <text:p>apprehensive</text:p>
          </table:table-cell>
          <table:table-cell table:style-name="ce4" office:value-type="string" calcext:value-type="string">
            <text:p>I applied for a barista job recently and wasn't sure I would get the job. I was very nervous waiting for the call.</text:p>
          </table:table-cell>
          <table:table-cell table:style-name="ce2" office:value-type="float" office:value="687" calcext:value-type="float">
            <text:p>687</text:p>
          </table:table-cell>
          <table:table-cell table:style-name="ce4" office:value-type="string" calcext:value-type="string">
            <text:p>Hi! So recently I applied for this barista job. I've been waiting forever for them to get back to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They haven't called you back yet? I hate when that happens_comma_ they make you wait by the phone on pins and needl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They just called me back today. I didn't get the job. :( I was trying not to be overconfident. I guess it worked this time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Don't let it break your confidence though_comma_ it just wasn't meant to be. I think you'll land your next application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I hope so! I was actually really surprised. I think they like me there. I just hate not knowing what I'll be doing nex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Uncertainty can be so agonizing. Just keep your head up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96_conv:7393</text:p>
          </table:table-cell>
          <table:table-cell table:style-name="ce2" office:value-type="string" calcext:value-type="string">
            <text:p>jealous</text:p>
          </table:table-cell>
          <table:table-cell table:style-name="ce4" office:value-type="string" calcext:value-type="string">
            <text:p>Theres this girl I like and I wish she liked me</text:p>
          </table:table-cell>
          <table:table-cell table:style-name="ce2" office:value-type="float" office:value="301" calcext:value-type="float">
            <text:p>301</text:p>
          </table:table-cell>
          <table:table-cell table:style-name="ce4" office:value-type="string" calcext:value-type="string">
            <text:p>Love isn’t fair sometimes. <text:s/>You know what I mean?</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Oh_comma_ I know for sure. There are no rules to follow.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This girl at work and I have perfect chemistry and we always seem to hit it off. <text:s/>Well I just found out that she has a boyfriend. <text:s/>So not fair.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Ugh. Maybe you can wait out that relationshi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43_conv:13487</text:p>
          </table:table-cell>
          <table:table-cell table:style-name="ce2" office:value-type="string" calcext:value-type="string">
            <text:p>disappointed</text:p>
          </table:table-cell>
          <table:table-cell table:style-name="ce4" office:value-type="string" calcext:value-type="string">
            <text:p>I wish I could have visited my family this weekend. But I have a big project to work on.</text:p>
          </table:table-cell>
          <table:table-cell table:style-name="ce2" office:value-type="float" office:value="366" calcext:value-type="float">
            <text:p>366</text:p>
          </table:table-cell>
          <table:table-cell table:style-name="ce4" office:value-type="string" calcext:value-type="string">
            <text:p>I feel a bit sad about this weekend. I have to work on a big project for work instead of visiting my fami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m sorry to hear that. Hopefully after this project you can get some time off to spend with your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Thanks_comma_ yeah it's important to find the time to spend with those you love. I just couldn't make it this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m sure your family will understand. And look at the bright side_comma_ you'll cherish your next visit even m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_conv:96</text:p>
          </table:table-cell>
          <table:table-cell table:style-name="ce2" office:value-type="string" calcext:value-type="string">
            <text:p>embarrassed</text:p>
          </table:table-cell>
          <table:table-cell table:style-name="ce4" office:value-type="string" calcext:value-type="string">
            <text:p>I ripped my pants on bourbon street the other day. Luckily I was wearing a long shirt.</text:p>
          </table:table-cell>
          <table:table-cell table:style-name="ce2" office:value-type="float" office:value="27" calcext:value-type="float">
            <text:p>27</text:p>
          </table:table-cell>
          <table:table-cell table:style-name="ce4" office:value-type="string" calcext:value-type="string">
            <text:p>I went out last weekend and had a major accident. Guess what happen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Are you ok_comma_ you have to tell me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m fine. Just a litte embarassed. I ripped my leggings dancing on bourbon str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Ahh that has happened to everyone before. It is embarrassing but you will get ove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ep. My shirt was long enough to cover it. Plus I don't live there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Well im glad you were able to cover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75_conv:16351</text:p>
          </table:table-cell>
          <table:table-cell table:style-name="ce2" office:value-type="string" calcext:value-type="string">
            <text:p>anticipating</text:p>
          </table:table-cell>
          <table:table-cell table:style-name="ce4" office:value-type="string" calcext:value-type="string">
            <text:p>I can't wait to eat my sub.</text:p>
          </table:table-cell>
          <table:table-cell table:style-name="ce2" office:value-type="float" office:value="1" calcext:value-type="float">
            <text:p>1</text:p>
          </table:table-cell>
          <table:table-cell table:style-name="ce4" office:value-type="string" calcext:value-type="string">
            <text:p>I can't wait to eat my sub.</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kind of sub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s called Banh Mi. It's a Vietnamese sub sandwi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h that sounds tast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69_conv:14938</text:p>
          </table:table-cell>
          <table:table-cell table:style-name="ce2" office:value-type="string" calcext:value-type="string">
            <text:p>excited</text:p>
          </table:table-cell>
          <table:table-cell table:style-name="ce4" office:value-type="string" calcext:value-type="string">
            <text:p>when i ever i work with the fastest co workers im happy</text:p>
          </table:table-cell>
          <table:table-cell table:style-name="ce2" office:value-type="float" office:value="321" calcext:value-type="float">
            <text:p>321</text:p>
          </table:table-cell>
          <table:table-cell table:style-name="ce4" office:value-type="string" calcext:value-type="string">
            <text:p>everytime before clocking in i look at the schedule _comma_ when i see a bunch of fast workers on the list im so happy _comma_ like we are getting out early today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s good to have a bunch of people working with you that are fast and good at their job. I bet it makes everyone's job a lot easi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t sure does _comma_ when i see the list and its all the worst employees i always think its gonna be a really long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remember days like that - they always seem to last forev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39_conv:22279</text:p>
          </table:table-cell>
          <table:table-cell table:style-name="ce2" office:value-type="string" calcext:value-type="string">
            <text:p>sentimental</text:p>
          </table:table-cell>
          <table:table-cell table:style-name="ce4" office:value-type="string" calcext:value-type="string">
            <text:p>I think about my mother and I getting really sad. She has been dead for 15 years now.</text:p>
          </table:table-cell>
          <table:table-cell table:style-name="ce2" office:value-type="float" office:value="801" calcext:value-type="float">
            <text:p>801</text:p>
          </table:table-cell>
          <table:table-cell table:style-name="ce4" office:value-type="string" calcext:value-type="string">
            <text:p>I really do miss my mother. She has been dead for about 15 years n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I'm very sorry for your loss. Thinking about and remember all of your good memories with her may hel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1" calcext:value-type="float">
            <text:p>801</text:p>
          </table:table-cell>
          <table:table-cell table:style-name="ce4" office:value-type="string" calcext:value-type="string">
            <text:p>It is a blessing and curse. When I am having problems I think about what she would say to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That's a good way to remember her and keep her close to your he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1" calcext:value-type="float">
            <text:p>801</text:p>
          </table:table-cell>
          <table:table-cell table:style-name="ce4" office:value-type="string" calcext:value-type="string">
            <text:p>Yes_comma_ it is. I know that time heal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Yes_comma_ it doe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51_conv:11503</text:p>
          </table:table-cell>
          <table:table-cell table:style-name="ce2" office:value-type="string" calcext:value-type="string">
            <text:p>proud</text:p>
          </table:table-cell>
          <table:table-cell table:style-name="ce4" office:value-type="string" calcext:value-type="string">
            <text:p>I made an amazing pizza yesterday. Iwas very proud of it.</text:p>
          </table:table-cell>
          <table:table-cell table:style-name="ce2" office:value-type="float" office:value="196" calcext:value-type="float">
            <text:p>196</text:p>
          </table:table-cell>
          <table:table-cell table:style-name="ce4" office:value-type="string" calcext:value-type="string">
            <text:p>I made a briliant pizza yester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pizza. Did you make it by yourself or with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Just by myself. I often make it - but this turned out realy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ere you the only one who ar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Yes. So maybe not the best jud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46_conv:18892</text:p>
          </table:table-cell>
          <table:table-cell table:style-name="ce2" office:value-type="string" calcext:value-type="string">
            <text:p>embarrassed</text:p>
          </table:table-cell>
          <table:table-cell table:style-name="ce4" office:value-type="string" calcext:value-type="string">
            <text:p>I walked around the mall for 2 hours with my fly down.</text:p>
          </table:table-cell>
          <table:table-cell table:style-name="ce2" office:value-type="float" office:value="294" calcext:value-type="float">
            <text:p>294</text:p>
          </table:table-cell>
          <table:table-cell table:style-name="ce4" office:value-type="string" calcext:value-type="string">
            <text:p>I walked around the mall for 2 hours with my fly down.</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Haha.. I'm sorry_comma_ that made me laugh a little bit. I do that sometimes too_comma_ and have no idea how I can forget so many times. I think at least if it happens_comma_ almost no one can really tell or notice_comma_ if that help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Unfortunately I had my shirt tucked in and I was wearing skinny jeans so everyone noticed they just didn't tell me. <text:s/>I was wearing my superman undies too so it was extra noticeable...humilia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Well_comma_ you could have been going commando_comma_ too. And shame on them for not letting you know. Let's focus on the positives--you can pull off skinny jeans_comma_ and you're interesting enough to want to wear Superman underwear. Keep it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35_conv:7870</text:p>
          </table:table-cell>
          <table:table-cell table:style-name="ce2" office:value-type="string" calcext:value-type="string">
            <text:p>prepared</text:p>
          </table:table-cell>
          <table:table-cell table:style-name="ce4" office:value-type="string" calcext:value-type="string">
            <text:p>I've got all of my bags packed_comma_ passport ready_comma_ and i'm not even leaving for vacation until next week.</text:p>
          </table:table-cell>
          <table:table-cell table:style-name="ce2" office:value-type="float" office:value="138" calcext:value-type="float">
            <text:p>138</text:p>
          </table:table-cell>
          <table:table-cell table:style-name="ce4" office:value-type="string" calcext:value-type="string">
            <text:p>I've got all of my bags packed_comma_ passport ready_comma_ and i'm not even leaving for vacation until next wee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ere are you g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I'm going to Japan. I'm so excited_comma_ I've never be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 wow_comma_ I hope you have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79_conv:7959</text:p>
          </table:table-cell>
          <table:table-cell table:style-name="ce2" office:value-type="string" calcext:value-type="string">
            <text:p>sad</text:p>
          </table:table-cell>
          <table:table-cell table:style-name="ce4" office:value-type="string" calcext:value-type="string">
            <text:p>My girlfriend and I had an argument this afternoon_comma_ while she's about to go away to see relatives for a week. It's kind of a bummer because we don't really communicate that well_comma_ especially when it comes to arguments. It usually devolves into us rather not talking instead of trying to fully speak out our issues.</text:p>
          </table:table-cell>
          <table:table-cell table:style-name="ce2" office:value-type="float" office:value="273" calcext:value-type="float">
            <text:p>273</text:p>
          </table:table-cell>
          <table:table-cell table:style-name="ce4" office:value-type="string" calcext:value-type="string">
            <text:p>My girlfriend and I had an argument this afternoon_comma_ while she's about to go away to see relatives for a week. It's kind of a bummer because we don't really communicate that well_comma_ especially when it comes to arguments. It usually devolves into us rather not talking instead of trying to fully speak out our issue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orry_comma_ I guess some friends just argue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which is fine if we were just friends_comma_ but we're significant others and we plan to get married_comma_ so it's kind of worrisome that after years being together that we're not better at communicating_comma_ or at least working through an argument. It's hard for us to put aside our personal feelings and be objective_comma_ but only when it's with one another_comma_ for some rea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ure you guys will make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40_conv:22681</text:p>
          </table:table-cell>
          <table:table-cell table:style-name="ce2" office:value-type="string" calcext:value-type="string">
            <text:p>joyful</text:p>
          </table:table-cell>
          <table:table-cell table:style-name="ce4" office:value-type="string" calcext:value-type="string">
            <text:p>I am the happiest in my life when I am at the ocean. There is just something so special about nature at the ocean for me.</text:p>
          </table:table-cell>
          <table:table-cell table:style-name="ce2" office:value-type="float" office:value="725" calcext:value-type="float">
            <text:p>725</text:p>
          </table:table-cell>
          <table:table-cell table:style-name="ce4" office:value-type="string" calcext:value-type="string">
            <text:p>I am the happiest in my life when I am at the ocean. There is just something so special about nature at the ocean for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That sounds amazing. What's your favorite beach to go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 don't really have a favorite. They are all my favorite! But I prefer the beaches that have perfect soft sand with no rocks or anything. Like a huge swimming poo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Those are the best. Especially the white sand crystal clear water beach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17_conv:8435</text:p>
          </table:table-cell>
          <table:table-cell table:style-name="ce2" office:value-type="string" calcext:value-type="string">
            <text:p>embarrassed</text:p>
          </table:table-cell>
          <table:table-cell table:style-name="ce4" office:value-type="string" calcext:value-type="string">
            <text:p>I asked a girl on a date and got turned down last night.</text:p>
          </table:table-cell>
          <table:table-cell table:style-name="ce2" office:value-type="float" office:value="244" calcext:value-type="float">
            <text:p>244</text:p>
          </table:table-cell>
          <table:table-cell table:style-name="ce4" office:value-type="string" calcext:value-type="string">
            <text:p>I asked a girl on a date and got turned down last n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Oh man_comma_ I'm sorry to hea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t happens. <text:s/>I guess i'll get ove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Yeah_comma_ don't worry too much about it. There are plenty of others out t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34_conv:3469</text:p>
          </table:table-cell>
          <table:table-cell table:style-name="ce2" office:value-type="string" calcext:value-type="string">
            <text:p>afraid</text:p>
          </table:table-cell>
          <table:table-cell table:style-name="ce4" office:value-type="string" calcext:value-type="string">
            <text:p>I was really scared when I walked to my car after the movie</text:p>
          </table:table-cell>
          <table:table-cell table:style-name="ce2" office:value-type="float" office:value="267" calcext:value-type="float">
            <text:p>267</text:p>
          </table:table-cell>
          <table:table-cell table:style-name="ce4" office:value-type="string" calcext:value-type="string">
            <text:p>I was really scared when I walked to my car after the movi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Because of the movie or where you were park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was after a horror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t must have been really good to keep you scared afterwar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51_conv:23902</text:p>
          </table:table-cell>
          <table:table-cell table:style-name="ce2" office:value-type="string" calcext:value-type="string">
            <text:p>caring</text:p>
          </table:table-cell>
          <table:table-cell table:style-name="ce4" office:value-type="string" calcext:value-type="string">
            <text:p>When my grandmother got ill_comma_i was spending my whole summer with her and helping her.</text:p>
          </table:table-cell>
          <table:table-cell table:style-name="ce2" office:value-type="float" office:value="798" calcext:value-type="float">
            <text:p>798</text:p>
          </table:table-cell>
          <table:table-cell table:style-name="ce4" office:value-type="string" calcext:value-type="string">
            <text:p>When my grandmother got ill_comma_i was spending my whole summer with her and helping h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was nice of you. Is she still al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8" calcext:value-type="float">
            <text:p>798</text:p>
          </table:table-cell>
          <table:table-cell table:style-name="ce4" office:value-type="string" calcext:value-type="string">
            <text:p>No she got cancer and died after that.But still i am glad i have spent some time with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Sorry about her death. At least you enjoyed your time with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96_conv:10593</text:p>
          </table:table-cell>
          <table:table-cell table:style-name="ce2" office:value-type="string" calcext:value-type="string">
            <text:p>jealous</text:p>
          </table:table-cell>
          <table:table-cell table:style-name="ce4" office:value-type="string" calcext:value-type="string">
            <text:p>it sucked seeing my brother go to disneyworld for two weeks while im stuck at home working</text:p>
          </table:table-cell>
          <table:table-cell table:style-name="ce2" office:value-type="float" office:value="238" calcext:value-type="float">
            <text:p>238</text:p>
          </table:table-cell>
          <table:table-cell table:style-name="ce4" office:value-type="string" calcext:value-type="string">
            <text:p>it sucked seeing my brother go to disneyworld for two weeks while im stuck at home work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t would be! However I am not a big fan of theme parks. I do like vacations though! Maybe you can go next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we are planning a trip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great! Same pla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41_conv:22083</text:p>
          </table:table-cell>
          <table:table-cell table:style-name="ce2" office:value-type="string" calcext:value-type="string">
            <text:p>excited</text:p>
          </table:table-cell>
          <table:table-cell table:style-name="ce4" office:value-type="string" calcext:value-type="string">
            <text:p>next week my vacation starts. I am really looking forward to it</text:p>
          </table:table-cell>
          <table:table-cell table:style-name="ce2" office:value-type="float" office:value="675" calcext:value-type="float">
            <text:p>675</text:p>
          </table:table-cell>
          <table:table-cell table:style-name="ce4" office:value-type="string" calcext:value-type="string">
            <text:p>next week my vacation starts. I am really looking forward to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I bet you cant wait. <text:s/>WHere are going for your vac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i always wanted to visit Miami_comma_ i can't wait to visit the beach and take in all <text:s/>the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Miami sounds like a great place to go for a vacation. <text:s text:c="2"/>I wish I was going with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42_conv:16685</text:p>
          </table:table-cell>
          <table:table-cell table:style-name="ce2" office:value-type="string" calcext:value-type="string">
            <text:p>impressed</text:p>
          </table:table-cell>
          <table:table-cell table:style-name="ce4" office:value-type="string" calcext:value-type="string">
            <text:p>I recently had new neighbors move in. I asked if I could see how they decorated their condo just out of curiosity and WOW_comma_ I couldn't believe what a great job they did in there.</text:p>
          </table:table-cell>
          <table:table-cell table:style-name="ce2" office:value-type="float" office:value="473" calcext:value-type="float">
            <text:p>473</text:p>
          </table:table-cell>
          <table:table-cell table:style-name="ce4" office:value-type="string" calcext:value-type="string">
            <text:p>I just got some new neighbors. I'm kinda nosy so I asked if I could take a look at how they decorated_comma_ just out of curiosit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Did you bring them a pan of ludefisk first? What did they s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Nah_comma_ although I did consider brownies. They were happy to meet me so it was all good. But man I couldn't believe how nice their place looked compared to mine! I am a little jealous of their interior decorating skill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Next time they let you in_comma_ just steal all your favorite pieces of decor and replace them with browni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04_conv:11808</text:p>
          </table:table-cell>
          <table:table-cell table:style-name="ce2" office:value-type="string" calcext:value-type="string">
            <text:p>joyful</text:p>
          </table:table-cell>
          <table:table-cell table:style-name="ce4" office:value-type="string" calcext:value-type="string">
            <text:p>I just proposed to my girlfriend and she said yes. <text:s/>I am so happy.</text:p>
          </table:table-cell>
          <table:table-cell table:style-name="ce2" office:value-type="float" office:value="322" calcext:value-type="float">
            <text:p>322</text:p>
          </table:table-cell>
          <table:table-cell table:style-name="ce4" office:value-type="string" calcext:value-type="string">
            <text:p>I just proposed to my girlfriend and she said y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Congratulations! When is the wedd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Next year_comma_ I am so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m happy for you_comma_ I hope everything continues to work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15_conv:12231</text:p>
          </table:table-cell>
          <table:table-cell table:style-name="ce2" office:value-type="string" calcext:value-type="string">
            <text:p>anxious</text:p>
          </table:table-cell>
          <table:table-cell table:style-name="ce4" office:value-type="string" calcext:value-type="string">
            <text:p>I was nervous this morning driving. It was raining hard</text:p>
          </table:table-cell>
          <table:table-cell table:style-name="ce2" office:value-type="float" office:value="126" calcext:value-type="float">
            <text:p>126</text:p>
          </table:table-cell>
          <table:table-cell table:style-name="ce4" office:value-type="string" calcext:value-type="string">
            <text:p>I was nervous this morning driving. It was raining har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Sometimes if the storm is severe enough_comma_ it's best to just pull o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thought about that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I guess nowadays with how everything is going_comma_ it just feels like rush_comma_ rush_comma_ rush. Gotta sink or sw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2_conv:264</text:p>
          </table:table-cell>
          <table:table-cell table:style-name="ce2" office:value-type="string" calcext:value-type="string">
            <text:p>grateful</text:p>
          </table:table-cell>
          <table:table-cell table:style-name="ce4" office:value-type="string" calcext:value-type="string">
            <text:p>My kids are the best. They get excited about everything. I think I had some good ones.</text:p>
          </table:table-cell>
          <table:table-cell table:style-name="ce2" office:value-type="float" office:value="27" calcext:value-type="float">
            <text:p>27</text:p>
          </table:table-cell>
          <table:table-cell table:style-name="ce4" office:value-type="string" calcext:value-type="string">
            <text:p>I think I have some pretty decent kids. May be too soon to tell thoug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 calcext:value-type="float">
            <text:p>17</text:p>
          </table:table-cell>
          <table:table-cell table:style-name="ce4" office:value-type="string" calcext:value-type="string">
            <text:p>Oh_comma_ all kids are a little iffy_comma_ I think. Are you a teacher or do you mean your own childr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y oldest is 13. She is the worst. But my 2 and 3 year old are perfect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 calcext:value-type="float">
            <text:p>17</text:p>
          </table:table-cell>
          <table:table-cell table:style-name="ce4" office:value-type="string" calcext:value-type="string">
            <text:p>Teenagers are awful! I am really looking forward to my daughter becoming a teenager....n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lol. she is upset about everything all of time. I couldnt have been that way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 calcext:value-type="float">
            <text:p>17</text:p>
          </table:table-cell>
          <table:table-cell table:style-name="ce4" office:value-type="string" calcext:value-type="string">
            <text:p>"My mom put ""the curse"" on me. She said she hopes my daughter acted 10 times worse than I did. If that's the case_comma_ I need to start saving for boarding school_comma_ because I was aw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hilarious. Maybe II was terrible too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 calcext:value-type="float">
            <text:p>17</text:p>
          </table:table-cell>
          <table:table-cell table:style-name="ce4" office:value-type="string" calcext:value-type="string">
            <text:p>Good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5_conv:2271</text:p>
          </table:table-cell>
          <table:table-cell table:style-name="ce2" office:value-type="string" calcext:value-type="string">
            <text:p>nostalgic</text:p>
          </table:table-cell>
          <table:table-cell table:style-name="ce4" office:value-type="string" calcext:value-type="string">
            <text:p>Double Dare coming back has taken me right back to my childhood.</text:p>
          </table:table-cell>
          <table:table-cell table:style-name="ce2" office:value-type="float" office:value="220" calcext:value-type="float">
            <text:p>220</text:p>
          </table:table-cell>
          <table:table-cell table:style-name="ce4" office:value-type="string" calcext:value-type="string">
            <text:p>Have you heard about Double Dare coming back to tv? I watched it the other night and it took me right back to my childhoo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o I didn't that's pretty awesome lol...is that the show where celebrities get slim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Sometimes! I think it's more about families competing against each other if I remember correc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t's cool I remember it was a big theme in Nickelodeon. I'd be so embarrassed if I was the losing family...but I'm sure they all got paid so it was wort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02_conv:18604</text:p>
          </table:table-cell>
          <table:table-cell table:style-name="ce2" office:value-type="string" calcext:value-type="string">
            <text:p>embarrassed</text:p>
          </table:table-cell>
          <table:table-cell table:style-name="ce4" office:value-type="string" calcext:value-type="string">
            <text:p>being pants at the bar</text:p>
          </table:table-cell>
          <table:table-cell table:style-name="ce2" office:value-type="float" office:value="514" calcext:value-type="float">
            <text:p>514</text:p>
          </table:table-cell>
          <table:table-cell table:style-name="ce4" office:value-type="string" calcext:value-type="string">
            <text:p>my buddy decided it would be funny to pants me at the bar while the band was play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LOL!! im sorry about that_comma_ <text:s/>did you get him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oh i did a few days later. my face was red but it wasnt that big of a de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hahaha_comma_ thats true_comma_ thats not the worst outc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83_conv:24766</text:p>
          </table:table-cell>
          <table:table-cell table:style-name="ce2" office:value-type="string" calcext:value-type="string">
            <text:p>annoyed</text:p>
          </table:table-cell>
          <table:table-cell table:style-name="ce4" office:value-type="string" calcext:value-type="string">
            <text:p>My coworker in the cubicle next to me is always talking! <text:s/>He really bothers me.</text:p>
          </table:table-cell>
          <table:table-cell table:style-name="ce2" office:value-type="float" office:value="277" calcext:value-type="float">
            <text:p>277</text:p>
          </table:table-cell>
          <table:table-cell table:style-name="ce4" office:value-type="string" calcext:value-type="string">
            <text:p>My coworker in the cubicle next to me is always talking! He really bothers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9" calcext:value-type="float">
            <text:p>829</text:p>
          </table:table-cell>
          <table:table-cell table:style-name="ce4" office:value-type="string" calcext:value-type="string">
            <text:p>What does he normally talk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Dumb stuff that has nothing to do with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9" calcext:value-type="float">
            <text:p>829</text:p>
          </table:table-cell>
          <table:table-cell table:style-name="ce4" office:value-type="string" calcext:value-type="string">
            <text:p>Oh yeah_comma_ that really is a waste of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27_conv:4655</text:p>
          </table:table-cell>
          <table:table-cell table:style-name="ce2" office:value-type="string" calcext:value-type="string">
            <text:p>devastated</text:p>
          </table:table-cell>
          <table:table-cell table:style-name="ce4" office:value-type="string" calcext:value-type="string">
            <text:p>Our fence fell down. It's going to cost so much to get it fixed.</text:p>
          </table:table-cell>
          <table:table-cell table:style-name="ce2" office:value-type="float" office:value="1" calcext:value-type="float">
            <text:p>1</text:p>
          </table:table-cell>
          <table:table-cell table:style-name="ce4" office:value-type="string" calcext:value-type="string">
            <text:p>Our fence fell down. It's going to cost so much to get it fixe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not good_comma_ how much will it co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ver $1_comma_000 just for the material al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Oh wow_comma_ I could not afford that at a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30_conv:19661</text:p>
          </table:table-cell>
          <table:table-cell table:style-name="ce2" office:value-type="string" calcext:value-type="string">
            <text:p>disappointed</text:p>
          </table:table-cell>
          <table:table-cell table:style-name="ce4" office:value-type="string" calcext:value-type="string">
            <text:p>I was up for promotion this year. I lost out to another coworker. I really though I had it.</text:p>
          </table:table-cell>
          <table:table-cell table:style-name="ce2" office:value-type="float" office:value="297" calcext:value-type="float">
            <text:p>297</text:p>
          </table:table-cell>
          <table:table-cell table:style-name="ce4" office:value-type="string" calcext:value-type="string">
            <text:p>I was up for promotion this year. I lost out to another coworker. I really thought I had i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Oh no_comma_ I'm sorry man. Hopefully next time. Were you at least able to reach out and see what you could improve up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got some good feed back. I really thought I had it though. Just a little bumme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I bet that is pretty disappointing. Maybe some ice cream will make you feel bet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35_conv:16471</text:p>
          </table:table-cell>
          <table:table-cell table:style-name="ce2" office:value-type="string" calcext:value-type="string">
            <text:p>surprised</text:p>
          </table:table-cell>
          <table:table-cell table:style-name="ce4" office:value-type="string" calcext:value-type="string">
            <text:p>1</text:p>
          </table:table-cell>
          <table:table-cell table:style-name="ce2" office:value-type="float" office:value="475" calcext:value-type="float">
            <text:p>475</text:p>
          </table:table-cell>
          <table:table-cell table:style-name="ce4" office:value-type="string" calcext:value-type="string">
            <text:p>I had about 6 or 7 hummingbirds in my yard the other day feed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Oh how exciting! Did you take any pictur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No. my camera isn't good enough to get good pictures_comma_ they are so sm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Awww...that's a bit disappointing_comma_ but really cool that you got to see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95_conv:2990</text:p>
          </table:table-cell>
          <table:table-cell table:style-name="ce2" office:value-type="string" calcext:value-type="string">
            <text:p>trusting</text:p>
          </table:table-cell>
          <table:table-cell table:style-name="ce4" office:value-type="string" calcext:value-type="string">
            <text:p>I really felt good when my dad helped me get a truck. I am glad he did that</text:p>
          </table:table-cell>
          <table:table-cell table:style-name="ce2" office:value-type="float" office:value="126" calcext:value-type="float">
            <text:p>126</text:p>
          </table:table-cell>
          <table:table-cell table:style-name="ce4" office:value-type="string" calcext:value-type="string">
            <text:p>I felt good and hopeful when my dad helped me get a truck. I just knew he wanted to help</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nice of your dad - it's sometimes hard to get a car on your own. What kind of truck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as a nissan_comma_ it was n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Nissan's are top of the line. I hope you get a lot of use out of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04_conv:14209</text:p>
          </table:table-cell>
          <table:table-cell table:style-name="ce2" office:value-type="string" calcext:value-type="string">
            <text:p>proud</text:p>
          </table:table-cell>
          <table:table-cell table:style-name="ce4" office:value-type="string" calcext:value-type="string">
            <text:p>My son took his first steps.</text:p>
          </table:table-cell>
          <table:table-cell table:style-name="ce2" office:value-type="float" office:value="4" calcext:value-type="float">
            <text:p>4</text:p>
          </table:table-cell>
          <table:table-cell table:style-name="ce4" office:value-type="string" calcext:value-type="string">
            <text:p>My son took his first step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so c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I got it on video al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great_comma_ happy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91_conv:10382</text:p>
          </table:table-cell>
          <table:table-cell table:style-name="ce2" office:value-type="string" calcext:value-type="string">
            <text:p>caring</text:p>
          </table:table-cell>
          <table:table-cell table:style-name="ce4" office:value-type="string" calcext:value-type="string">
            <text:p>Collecting toys for needy kids</text:p>
          </table:table-cell>
          <table:table-cell table:style-name="ce2" office:value-type="float" office:value="220" calcext:value-type="float">
            <text:p>220</text:p>
          </table:table-cell>
          <table:table-cell table:style-name="ce4" office:value-type="string" calcext:value-type="string">
            <text:p>I love being able to collect toys for kids who might not get them on Christma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such a noble thing to do. <text:s/>Do you work with an organization or on your 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On my own_comma_ I find it's easier to be in contr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makes sense. <text:s/>Well_comma_ you are doing a lot of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t's the least I can do when I've been blessed when it comes to mone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47_conv:13095</text:p>
          </table:table-cell>
          <table:table-cell table:style-name="ce2" office:value-type="string" calcext:value-type="string">
            <text:p>lonely</text:p>
          </table:table-cell>
          <table:table-cell table:style-name="ce4" office:value-type="string" calcext:value-type="string">
            <text:p>I have nobody living with me. I feel all alone all the time.</text:p>
          </table:table-cell>
          <table:table-cell table:style-name="ce2" office:value-type="float" office:value="20" calcext:value-type="float">
            <text:p>20</text:p>
          </table:table-cell>
          <table:table-cell table:style-name="ce4" office:value-type="string" calcext:value-type="string">
            <text:p>I feel alone all the time. I wish I had room mate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That really sucks. You can always look into new housing opti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I like the place I live I just wish I wasn't all al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Well do you have enough room to bring in a rooma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96_conv:20393</text:p>
          </table:table-cell>
          <table:table-cell table:style-name="ce2" office:value-type="string" calcext:value-type="string">
            <text:p>apprehensive</text:p>
          </table:table-cell>
          <table:table-cell table:style-name="ce4" office:value-type="string" calcext:value-type="string">
            <text:p>When I started college I moved to a new state where I didn't know anyone.</text:p>
          </table:table-cell>
          <table:table-cell table:style-name="ce2" office:value-type="float" office:value="573" calcext:value-type="float">
            <text:p>573</text:p>
          </table:table-cell>
          <table:table-cell table:style-name="ce4" office:value-type="string" calcext:value-type="string">
            <text:p>I remember back when I started college. I moved to a new state where I didn't know anyone and I had no idea what to expec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Wow that sounds scary. Did you make good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3" calcext:value-type="float">
            <text:p>573</text:p>
          </table:table-cell>
          <table:table-cell table:style-name="ce4" office:value-type="string" calcext:value-type="string">
            <text:p>Yes_comma_ I did eventually. There's something to be said for living in a dorm at a time when you want to meet new people and fit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Yes it can be really helpful! I went to school 3 hours from my home and it was still hard to meet new peop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5_conv:1470</text:p>
          </table:table-cell>
          <table:table-cell table:style-name="ce2" office:value-type="string" calcext:value-type="string">
            <text:p>nostalgic</text:p>
          </table:table-cell>
          <table:table-cell table:style-name="ce4" office:value-type="string" calcext:value-type="string">
            <text:p>Today I've been listening to all my favorite songs from when I was in my early twenties.</text:p>
          </table:table-cell>
          <table:table-cell table:style-name="ce2" office:value-type="float" office:value="188" calcext:value-type="float">
            <text:p>188</text:p>
          </table:table-cell>
          <table:table-cell table:style-name="ce4" office:value-type="string" calcext:value-type="string">
            <text:p>I can't get enough of music today. Especially all my songs/bands from when I was in my twenti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Music always seems to be better from the past_comma_ I understand all too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ts true though_comma_ they can't make good music these days. Not in ANY gen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totally agree_comma_ new music is not as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75_conv:21750</text:p>
          </table:table-cell>
          <table:table-cell table:style-name="ce2" office:value-type="string" calcext:value-type="string">
            <text:p>prepared</text:p>
          </table:table-cell>
          <table:table-cell table:style-name="ce4" office:value-type="string" calcext:value-type="string">
            <text:p>We are going on a vacation to Florida <text:s/>next week and I have everything packed</text:p>
          </table:table-cell>
          <table:table-cell table:style-name="ce2" office:value-type="float" office:value="544" calcext:value-type="float">
            <text:p>544</text:p>
          </table:table-cell>
          <table:table-cell table:style-name="ce4" office:value-type="string" calcext:value-type="string">
            <text:p>I'm leaving on vacation next week. We will be in Florida. I have packed at least 3 bags..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hey that's not too bad how long are you going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4" calcext:value-type="float">
            <text:p>544</text:p>
          </table:table-cell>
          <table:table-cell table:style-name="ce4" office:value-type="string" calcext:value-type="string">
            <text:p>Going for a week... Like the old saying_comma_ I've packed everything but the kitchen sink. You never know when you will need a certain it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lol hey a week is a reasonable time to pack three backs_comma_ I would do the sa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3_conv:1947</text:p>
          </table:table-cell>
          <table:table-cell table:style-name="ce2" office:value-type="string" calcext:value-type="string">
            <text:p>surprised</text:p>
          </table:table-cell>
          <table:table-cell table:style-name="ce4" office:value-type="string" calcext:value-type="string">
            <text:p>I didn't expect any free movie tickets when I went to the movies yesterday_comma_ it definitely caught me off guard. </text:p>
          </table:table-cell>
          <table:table-cell table:style-name="ce2" office:value-type="float" office:value="269" calcext:value-type="float">
            <text:p>269</text:p>
          </table:table-cell>
          <table:table-cell table:style-name="ce4" office:value-type="string" calcext:value-type="string">
            <text:p>I honestly didn't expect free movie tickets when I tried buying my tickets yesterday_comma_ it kind of caught me off guar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was pleased and shocked at the same time_comma_ I will tak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t is cool. I have never got free tickets to any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41_conv:22883</text:p>
          </table:table-cell>
          <table:table-cell table:style-name="ce2" office:value-type="string" calcext:value-type="string">
            <text:p>apprehensive</text:p>
          </table:table-cell>
          <table:table-cell table:style-name="ce4" office:value-type="string" calcext:value-type="string">
            <text:p>My cable company called me lsast month and tried to get me to add some preimum channels to my monthly service . IThey offer me a great deal that packaged all my services together with he premiums included_comma_ but the more I thought about it the more something inside me keot saying I better look into more I was really unsure a felt I should be cautious before I made any hasty decisions</text:p>
          </table:table-cell>
          <table:table-cell table:style-name="ce2" office:value-type="float" office:value="650" calcext:value-type="float">
            <text:p>650</text:p>
          </table:table-cell>
          <table:table-cell table:style-name="ce4" office:value-type="string" calcext:value-type="string">
            <text:p>My cable company offered me a package I could add onto my bill that would give me access to premium channel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That's pretty cool. Is it a good deal or is it not worth the extra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it seemed like it would be but something kept telling me that I should wait before I make any decisions because I really am not sure if that is what I w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Have you tried to look into other providers to see if there is a better deal availa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69_conv:6138</text:p>
          </table:table-cell>
          <table:table-cell table:style-name="ce2" office:value-type="string" calcext:value-type="string">
            <text:p>trusting</text:p>
          </table:table-cell>
          <table:table-cell table:style-name="ce4" office:value-type="string" calcext:value-type="string">
            <text:p>My neighbor loaned me their new BMW to use while my car is in the shop.</text:p>
          </table:table-cell>
          <table:table-cell table:style-name="ce2" office:value-type="float" office:value="1" calcext:value-type="float">
            <text:p>1</text:p>
          </table:table-cell>
          <table:table-cell table:style-name="ce4" office:value-type="string" calcext:value-type="string">
            <text:p>My neighbor loaned me their new BMW to use while my car is in the shop.</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was nice of him_comma_ did you put gas i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sure did and keeping it nice and cle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drive it f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85_conv:20770</text:p>
          </table:table-cell>
          <table:table-cell table:style-name="ce2" office:value-type="string" calcext:value-type="string">
            <text:p>faithful</text:p>
          </table:table-cell>
          <table:table-cell table:style-name="ce4" office:value-type="string" calcext:value-type="string">
            <text:p>I recently had a big fight with my boyfriend. I went out with some friends_comma_ and I saw a guy I work with. We were talking and he said he liked me_comma_ and I always liked him. He tried to kiss me_comma_ but I told him I was taken. </text:p>
          </table:table-cell>
          <table:table-cell table:style-name="ce2" office:value-type="float" office:value="577" calcext:value-type="float">
            <text:p>577</text:p>
          </table:table-cell>
          <table:table-cell table:style-name="ce4" office:value-type="string" calcext:value-type="string">
            <text:p>After having a big fight with my boyfriend_comma_ I came very close to cheating on him recently with a colleague of mine. But didn't. I couldn't bring myself t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i am glad you didn't no one deserves to be cheated on_comma_ it's the most distusting and stupid thing anyone can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7" calcext:value-type="float">
            <text:p>577</text:p>
          </table:table-cell>
          <table:table-cell table:style-name="ce4" office:value-type="string" calcext:value-type="string">
            <text:p>True. I realized that as soon as the alcohol wore off_comma_ and I went back home to my boyfriend_comma_ then made up with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see? and word of advice never drink without your boyfriend around_comma_ trust me it will save you and make him happy_comma_ and in return he will make you happ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86_conv:6573</text:p>
          </table:table-cell>
          <table:table-cell table:style-name="ce2" office:value-type="string" calcext:value-type="string">
            <text:p>proud</text:p>
          </table:table-cell>
          <table:table-cell table:style-name="ce4" office:value-type="string" calcext:value-type="string">
            <text:p>my brother graduated high school last year.</text:p>
          </table:table-cell>
          <table:table-cell table:style-name="ce2" office:value-type="float" office:value="63" calcext:value-type="float">
            <text:p>63</text:p>
          </table:table-cell>
          <table:table-cell table:style-name="ce4" office:value-type="string" calcext:value-type="string">
            <text:p>my brother graduated high school last year which was coo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Oh that's cool_comma_ how long did the graduation l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a few hou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That's a little annoying_comma_ since you just have to sit there and wait for it to end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ut it was cool that we both moved on to colle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That is cool_comma_ sounds like a good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7_conv:1435</text:p>
          </table:table-cell>
          <table:table-cell table:style-name="ce2" office:value-type="string" calcext:value-type="string">
            <text:p>disgusted</text:p>
          </table:table-cell>
          <table:table-cell table:style-name="ce4" office:value-type="string" calcext:value-type="string">
            <text:p>I recently found out that a good friend of mine has been cheating on her fiance with multiple different men for years. I was aghast and horrified that she would behave this way and even more upset that she tried to justify the behavior.</text:p>
          </table:table-cell>
          <table:table-cell table:style-name="ce2" office:value-type="float" office:value="211" calcext:value-type="float">
            <text:p>211</text:p>
          </table:table-cell>
          <table:table-cell table:style-name="ce4" office:value-type="string" calcext:value-type="string">
            <text:p>I recently found out a good friend of mine has been cheating on her fiance for yea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How awful! how do you feel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Very angry and frustrated that she would behave that way. It makes me think less of her as a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Yes I understand_comma_ it is really sad when you find that people you have known a long time can be very different from what you thou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30_conv:3661</text:p>
          </table:table-cell>
          <table:table-cell table:style-name="ce2" office:value-type="string" calcext:value-type="string">
            <text:p>joyful</text:p>
          </table:table-cell>
          <table:table-cell table:style-name="ce4" office:value-type="string" calcext:value-type="string">
            <text:p>that i am going to a concert after work </text:p>
          </table:table-cell>
          <table:table-cell table:style-name="ce2" office:value-type="float" office:value="11" calcext:value-type="float">
            <text:p>11</text:p>
          </table:table-cell>
          <table:table-cell table:style-name="ce4" office:value-type="string" calcext:value-type="string">
            <text:p>I cant wait for work to finish today. I am headed out to a concert to have some fu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That sounds like a blast. Who are you going to s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ts just a bunch of locals! Its going to be ra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That is fun_comma_ is it an inside thing or outsi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ts an outdoor event here in the cit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85_conv:4171</text:p>
          </table:table-cell>
          <table:table-cell table:style-name="ce2" office:value-type="string" calcext:value-type="string">
            <text:p>guilty</text:p>
          </table:table-cell>
          <table:table-cell table:style-name="ce4" office:value-type="string" calcext:value-type="string">
            <text:p>I ate ten Big Macs last night because I was so hungry. It was a poor decision and I hated myself afterwards.</text:p>
          </table:table-cell>
          <table:table-cell table:style-name="ce2" office:value-type="float" office:value="209" calcext:value-type="float">
            <text:p>209</text:p>
          </table:table-cell>
          <table:table-cell table:style-name="ce4" office:value-type="string" calcext:value-type="string">
            <text:p>I ate ten Big Macs last night because I was so hungry and depressed. I resented myself afterward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OMG_comma_ i don't think i could eat that many burgers in a week if I tried. What was bothering you so much that it lead to you eating so many burg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was so bothered because the 30 chalupas that I ate at Taco Bell for lunch were very unsatisfying. I had to haze myself further to get rid of the feeling of remorse. It didn't work out too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Im sorry you felt that way_comma_ I hope you start feeling better. Maybe go for a walk and get some fresh ai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53_conv:14106</text:p>
          </table:table-cell>
          <table:table-cell table:style-name="ce2" office:value-type="string" calcext:value-type="string">
            <text:p>disgusted</text:p>
          </table:table-cell>
          <table:table-cell table:style-name="ce4" office:value-type="string" calcext:value-type="string">
            <text:p>One time I saw poop smeared all over the public restroom</text:p>
          </table:table-cell>
          <table:table-cell table:style-name="ce2" office:value-type="float" office:value="547" calcext:value-type="float">
            <text:p>547</text:p>
          </table:table-cell>
          <table:table-cell table:style-name="ce4" office:value-type="string" calcext:value-type="string">
            <text:p>One time I saw poop smeared all over the public restroo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6" calcext:value-type="float">
            <text:p>576</text:p>
          </table:table-cell>
          <table:table-cell table:style-name="ce4" office:value-type="string" calcext:value-type="string">
            <text:p>Oh my! I bet you was so disgusted that you ran out of ther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Yup the smell was disgus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6" calcext:value-type="float">
            <text:p>576</text:p>
          </table:table-cell>
          <table:table-cell table:style-name="ce4" office:value-type="string" calcext:value-type="string">
            <text:p>Yikes! Why in the world would somebody do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08_conv:12617</text:p>
          </table:table-cell>
          <table:table-cell table:style-name="ce2" office:value-type="string" calcext:value-type="string">
            <text:p>disappointed</text:p>
          </table:table-cell>
          <table:table-cell table:style-name="ce4" office:value-type="string" calcext:value-type="string">
            <text:p>MY daughter had me buy the supplies she wanted and not the ones on the school list. I can't believe they did that.</text:p>
          </table:table-cell>
          <table:table-cell table:style-name="ce2" office:value-type="float" office:value="27" calcext:value-type="float">
            <text:p>27</text:p>
          </table:table-cell>
          <table:table-cell table:style-name="ce4" office:value-type="string" calcext:value-type="string">
            <text:p>MY daughter had me get supplies for school from a list for he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 yeah? That's pretty nice that you would help her out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 turns out it was her personal list and not the offical school list. I am m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ow_comma_ that would make me mad too. What a devious scam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now. I don't know where she gets it fro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35_conv:11071</text:p>
          </table:table-cell>
          <table:table-cell table:style-name="ce2" office:value-type="string" calcext:value-type="string">
            <text:p>devastated</text:p>
          </table:table-cell>
          <table:table-cell table:style-name="ce4" office:value-type="string" calcext:value-type="string">
            <text:p>MY best friend is moving away. I can't believe it.</text:p>
          </table:table-cell>
          <table:table-cell table:style-name="ce2" office:value-type="float" office:value="27" calcext:value-type="float">
            <text:p>27</text:p>
          </table:table-cell>
          <table:table-cell table:style-name="ce4" office:value-type="string" calcext:value-type="string">
            <text:p>MY best friend is moving 500 miles away with her fami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How do you feel about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am sad. She has been like a sister to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Sorry to hear that_comma_ i hope you get chances to vis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e too. Our kids are really clos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43_conv:6686</text:p>
          </table:table-cell>
          <table:table-cell table:style-name="ce2" office:value-type="string" calcext:value-type="string">
            <text:p>afraid</text:p>
          </table:table-cell>
          <table:table-cell table:style-name="ce4" office:value-type="string" calcext:value-type="string">
            <text:p>I am scared these days.</text:p>
          </table:table-cell>
          <table:table-cell table:style-name="ce2" office:value-type="float" office:value="75" calcext:value-type="float">
            <text:p>75</text:p>
          </table:table-cell>
          <table:table-cell table:style-name="ce4" office:value-type="string" calcext:value-type="string">
            <text:p>I am scared these day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s there something specific that you are scared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am coughing blood lately and I think it could be canc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Slow down. Do not jump into such conclusions so fast. I highly recommend you to immediately reach out to a doct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45_conv:20491</text:p>
          </table:table-cell>
          <table:table-cell table:style-name="ce2" office:value-type="string" calcext:value-type="string">
            <text:p>prepared</text:p>
          </table:table-cell>
          <table:table-cell table:style-name="ce4" office:value-type="string" calcext:value-type="string">
            <text:p>One time I bought water and snacks before a hurricane came to wreck my city</text:p>
          </table:table-cell>
          <table:table-cell table:style-name="ce2" office:value-type="float" office:value="547" calcext:value-type="float">
            <text:p>547</text:p>
          </table:table-cell>
          <table:table-cell table:style-name="ce4" office:value-type="string" calcext:value-type="string">
            <text:p>One time I bought water and snacks before a hurricane came to wreck my cit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oh god_comma_ how did you . have the courage to even go outsi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My house flooded so I had to get on my roof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that sounds like an adventurous da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32_conv:12665</text:p>
          </table:table-cell>
          <table:table-cell table:style-name="ce2" office:value-type="string" calcext:value-type="string">
            <text:p>terrified</text:p>
          </table:table-cell>
          <table:table-cell table:style-name="ce4" office:value-type="string" calcext:value-type="string">
            <text:p>I received a letter from the IRS saying I didn't pay my taxes. <text:s/>I was so afraid to read it.</text:p>
          </table:table-cell>
          <table:table-cell table:style-name="ce2" office:value-type="float" office:value="322" calcext:value-type="float">
            <text:p>322</text:p>
          </table:table-cell>
          <table:table-cell table:style-name="ce4" office:value-type="string" calcext:value-type="string">
            <text:p>I received a letter from the IRS saying I didn't pay my tax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 no! What did you do? Are you going to disput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t was fake_comma_ but I was so afraid while reading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ell that's a relief! Wouldn't want the IRS to seize your hou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6_conv:1273</text:p>
          </table:table-cell>
          <table:table-cell table:style-name="ce2" office:value-type="string" calcext:value-type="string">
            <text:p>afraid</text:p>
          </table:table-cell>
          <table:table-cell table:style-name="ce4" office:value-type="string" calcext:value-type="string">
            <text:p>i get this situation in midnight</text:p>
          </table:table-cell>
          <table:table-cell table:style-name="ce2" office:value-type="float" office:value="201" calcext:value-type="float">
            <text:p>201</text:p>
          </table:table-cell>
          <table:table-cell table:style-name="ce4" office:value-type="string" calcext:value-type="string">
            <text:p>i get the horror situation in midnigh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Like bad dreams or w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1" calcext:value-type="float">
            <text:p>201</text:p>
          </table:table-cell>
          <table:table-cell table:style-name="ce4" office:value-type="string" calcext:value-type="string">
            <text:p>no rea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that really sucks_comma_ hopefully you get that dealt wi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1" calcext:value-type="float">
            <text:p>201</text:p>
          </table:table-cell>
          <table:table-cell table:style-name="ce4" office:value-type="string" calcext:value-type="string">
            <text:p>no but i cannot forgot that situation. but i have escaped from t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75_conv:9950</text:p>
          </table:table-cell>
          <table:table-cell table:style-name="ce2" office:value-type="string" calcext:value-type="string">
            <text:p>proud</text:p>
          </table:table-cell>
          <table:table-cell table:style-name="ce4" office:value-type="string" calcext:value-type="string">
            <text:p>when my son took his first steps the feeling was amazing</text:p>
          </table:table-cell>
          <table:table-cell table:style-name="ce2" office:value-type="float" office:value="524" calcext:value-type="float">
            <text:p>524</text:p>
          </table:table-cell>
          <table:table-cell table:style-name="ce4" office:value-type="string" calcext:value-type="string">
            <text:p>I was ecstatic when my son took his first step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 is a huge moment in a kid's life! I would be too_comma_ congratulation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nk you! do you have ki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 do not at the moment_comma_ but I plan to at least when I turn 35 years ol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89_conv:8379</text:p>
          </table:table-cell>
          <table:table-cell table:style-name="ce2" office:value-type="string" calcext:value-type="string">
            <text:p>devastated</text:p>
          </table:table-cell>
          <table:table-cell table:style-name="ce4" office:value-type="string" calcext:value-type="string">
            <text:p>I'm losing my home</text:p>
          </table:table-cell>
          <table:table-cell table:style-name="ce2" office:value-type="float" office:value="509" calcext:value-type="float">
            <text:p>509</text:p>
          </table:table-cell>
          <table:table-cell table:style-name="ce4" office:value-type="string" calcext:value-type="string">
            <text:p>We can't afford to live in our home anymo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We're poor_comma_ and bills are adding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 sorry to hear that_comma_ I hope things improve for you a t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Thank you! I do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76_conv:20353</text:p>
          </table:table-cell>
          <table:table-cell table:style-name="ce2" office:value-type="string" calcext:value-type="string">
            <text:p>caring</text:p>
          </table:table-cell>
          <table:table-cell table:style-name="ce4" office:value-type="string" calcext:value-type="string">
            <text:p>Dog greeting me at the door whenever I get home</text:p>
          </table:table-cell>
          <table:table-cell table:style-name="ce2" office:value-type="float" office:value="679" calcext:value-type="float">
            <text:p>679</text:p>
          </table:table-cell>
          <table:table-cell table:style-name="ce4" office:value-type="string" calcext:value-type="string">
            <text:p>It's always such a great feeling whenever I get home and my dog is there waiting for me at the door ready to greet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1" calcext:value-type="float">
            <text:p>681</text:p>
          </table:table-cell>
          <table:table-cell table:style-name="ce4" office:value-type="string" calcext:value-type="string">
            <text:p>Dogs are wonderful pets. They are so loving and devoted. What kind of dog do you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9" calcext:value-type="float">
            <text:p>679</text:p>
          </table:table-cell>
          <table:table-cell table:style-name="ce4" office:value-type="string" calcext:value-type="string">
            <text:p>I have a little havanese named Yok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1" calcext:value-type="float">
            <text:p>681</text:p>
          </table:table-cell>
          <table:table-cell table:style-name="ce4" office:value-type="string" calcext:value-type="string">
            <text:p>That's an awesome name. I have two feists. If you're not familiar with the breed_comma_ they resemble Jack Russell terriers_comma_ but they are bred for squirrel hunting. Their names are Whiskey and Rub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9_conv:2079</text:p>
          </table:table-cell>
          <table:table-cell table:style-name="ce2" office:value-type="string" calcext:value-type="string">
            <text:p>hopeful</text:p>
          </table:table-cell>
          <table:table-cell table:style-name="ce4" office:value-type="string" calcext:value-type="string">
            <text:p>If my plans work out_comma_ Ill be moving to France in the winter.</text:p>
          </table:table-cell>
          <table:table-cell table:style-name="ce2" office:value-type="float" office:value="4" calcext:value-type="float">
            <text:p>4</text:p>
          </table:table-cell>
          <table:table-cell table:style-name="ce4" office:value-type="string" calcext:value-type="string">
            <text:p>If my plans work out_comma_ I'll be moving to France in the wint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t is so cool! omg beautiful.. what part of franc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Par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beautiful_comma_ congrat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11_conv:13223</text:p>
          </table:table-cell>
          <table:table-cell table:style-name="ce2" office:value-type="string" calcext:value-type="string">
            <text:p>grateful</text:p>
          </table:table-cell>
          <table:table-cell table:style-name="ce4" office:value-type="string" calcext:value-type="string">
            <text:p>Last month my car broke down and I had no way to get to and from work. A friend of mine let me borrow his car for almost the entire month.</text:p>
          </table:table-cell>
          <table:table-cell table:style-name="ce2" office:value-type="float" office:value="340" calcext:value-type="float">
            <text:p>340</text:p>
          </table:table-cell>
          <table:table-cell table:style-name="ce4" office:value-type="string" calcext:value-type="string">
            <text:p>Last month my car threw a rod and needed to have the engine overhauled_comma_ leaving me without a way to get to work and bac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Oh no_comma_ are you able to afford the repair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Well_comma_ a friend of mine let me borrow his car for a entire month while mine was repaired. He just tossed me the keys and said bring it back when your d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What a great friend you have. Definitly get him a gift when you are d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85_conv:17970</text:p>
          </table:table-cell>
          <table:table-cell table:style-name="ce2" office:value-type="string" calcext:value-type="string">
            <text:p>sentimental</text:p>
          </table:table-cell>
          <table:table-cell table:style-name="ce4" office:value-type="string" calcext:value-type="string">
            <text:p>When I hear some songs I remember my time in high school</text:p>
          </table:table-cell>
          <table:table-cell table:style-name="ce2" office:value-type="float" office:value="247" calcext:value-type="float">
            <text:p>247</text:p>
          </table:table-cell>
          <table:table-cell table:style-name="ce4" office:value-type="string" calcext:value-type="string">
            <text:p>When I hear some songs I remember my time in high schoo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hat was high school like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I got bullied really badly_comma_ but some of my bullies apologized af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Oh_comma_ that's awful. I'm really sorry. So do the songs bring back bad memori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20_conv:16840</text:p>
          </table:table-cell>
          <table:table-cell table:style-name="ce2" office:value-type="string" calcext:value-type="string">
            <text:p>devastated</text:p>
          </table:table-cell>
          <table:table-cell table:style-name="ce4" office:value-type="string" calcext:value-type="string">
            <text:p>When my aunt died a few years ago_comma_ it really hurt me.</text:p>
          </table:table-cell>
          <table:table-cell table:style-name="ce2" office:value-type="float" office:value="126" calcext:value-type="float">
            <text:p>126</text:p>
          </table:table-cell>
          <table:table-cell table:style-name="ce4" office:value-type="string" calcext:value-type="string">
            <text:p>When my aunt died a few years ago_comma_ it really hurt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 must've been aw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as a bad experience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How old was she when she pass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49_conv:10499</text:p>
          </table:table-cell>
          <table:table-cell table:style-name="ce2" office:value-type="string" calcext:value-type="string">
            <text:p>disgusted</text:p>
          </table:table-cell>
          <table:table-cell table:style-name="ce4" office:value-type="string" calcext:value-type="string">
            <text:p>My friends had a big party last weekend. Someone threw up in the hot tub_comma_ so we had to clean it out.</text:p>
          </table:table-cell>
          <table:table-cell table:style-name="ce2" office:value-type="float" office:value="469" calcext:value-type="float">
            <text:p>469</text:p>
          </table:table-cell>
          <table:table-cell table:style-name="ce4" office:value-type="string" calcext:value-type="string">
            <text:p>I was at my friends part last weekend_comma_ and someone threw up in the hot tub!</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ell thats gr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ah... the worst part was trying to clean up all the piec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 can only imag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58_conv:10517</text:p>
          </table:table-cell>
          <table:table-cell table:style-name="ce2" office:value-type="string" calcext:value-type="string">
            <text:p>impressed</text:p>
          </table:table-cell>
          <table:table-cell table:style-name="ce4" office:value-type="string" calcext:value-type="string">
            <text:p>I was in awe when my dad won his award!</text:p>
          </table:table-cell>
          <table:table-cell table:style-name="ce2" office:value-type="float" office:value="9" calcext:value-type="float">
            <text:p>9</text:p>
          </table:table-cell>
          <table:table-cell table:style-name="ce4" office:value-type="string" calcext:value-type="string">
            <text:p>I was in awe when my dad won his awar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Nice. What was the award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Best toes in the US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Congratul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07_conv:13415</text:p>
          </table:table-cell>
          <table:table-cell table:style-name="ce2" office:value-type="string" calcext:value-type="string">
            <text:p>devastated</text:p>
          </table:table-cell>
          <table:table-cell table:style-name="ce4" office:value-type="string" calcext:value-type="string">
            <text:p>Watching my house burn down after getting my family out. It was such a cold and bitter night.</text:p>
          </table:table-cell>
          <table:table-cell table:style-name="ce2" office:value-type="float" office:value="375" calcext:value-type="float">
            <text:p>375</text:p>
          </table:table-cell>
          <table:table-cell table:style-name="ce4" office:value-type="string" calcext:value-type="string">
            <text:p>Can't believe I just saw all my possessions disappea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Whoa.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e whole place burned down in the middle of the 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Oh that is devastating. I hope insurance cov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Me too we're going to call them today_comma_ we lost a dog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59_conv:9319</text:p>
          </table:table-cell>
          <table:table-cell table:style-name="ce2" office:value-type="string" calcext:value-type="string">
            <text:p>sad</text:p>
          </table:table-cell>
          <table:table-cell table:style-name="ce4" office:value-type="string" calcext:value-type="string">
            <text:p>A character that I loved was killed off of one of my shows that I always watch. I cried like a baby.</text:p>
          </table:table-cell>
          <table:table-cell table:style-name="ce2" office:value-type="float" office:value="226" calcext:value-type="float">
            <text:p>226</text:p>
          </table:table-cell>
          <table:table-cell table:style-name="ce4" office:value-type="string" calcext:value-type="string">
            <text:p>A character that I loved was killed off of one of my shows that I always watch. I cried like a bab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at show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The Walking Dead. It was bound to happen afterall. Didn't make it any less pain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Ah_comma_ I have heard they are brutal with the killings in that sh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36_conv:24072</text:p>
          </table:table-cell>
          <table:table-cell table:style-name="ce2" office:value-type="string" calcext:value-type="string">
            <text:p>afraid</text:p>
          </table:table-cell>
          <table:table-cell table:style-name="ce4" office:value-type="string" calcext:value-type="string">
            <text:p>I was so scared when my car spun out of control in the snow_comma_ I had never been in that situation before</text:p>
          </table:table-cell>
          <table:table-cell table:style-name="ce2" office:value-type="float" office:value="10" calcext:value-type="float">
            <text:p>10</text:p>
          </table:table-cell>
          <table:table-cell table:style-name="ce4" office:value-type="string" calcext:value-type="string">
            <text:p>I was so scared when my car spun out of control in the snow_comma_ I had never been in that situation befo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happened to me once. It was terrifying. Were you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did end up okay but I could have been very easily injured or even kill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is true. We dont get a lot of snow here. I dont think anyone knows how to deal with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52_conv:17905</text:p>
          </table:table-cell>
          <table:table-cell table:style-name="ce2" office:value-type="string" calcext:value-type="string">
            <text:p>impressed</text:p>
          </table:table-cell>
          <table:table-cell table:style-name="ce4" office:value-type="string" calcext:value-type="string">
            <text:p>I got a new phone recently. It's so much nice and faster than my old one.</text:p>
          </table:table-cell>
          <table:table-cell table:style-name="ce2" office:value-type="float" office:value="527" calcext:value-type="float">
            <text:p>527</text:p>
          </table:table-cell>
          <table:table-cell table:style-name="ce4" office:value-type="string" calcext:value-type="string">
            <text:p>I got a new phone a few weeks ago.</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Oh nice! <text:s/>What kind of phone did you g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It's an iphone. <text:s/>It's sooooo much faster than my old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Think of all the mindless browsing you can do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29_conv:15259</text:p>
          </table:table-cell>
          <table:table-cell table:style-name="ce2" office:value-type="string" calcext:value-type="string">
            <text:p>hopeful</text:p>
          </table:table-cell>
          <table:table-cell table:style-name="ce4" office:value-type="string" calcext:value-type="string">
            <text:p>I hope I find a new job this week</text:p>
          </table:table-cell>
          <table:table-cell table:style-name="ce2" office:value-type="float" office:value="196" calcext:value-type="float">
            <text:p>196</text:p>
          </table:table-cell>
          <table:table-cell table:style-name="ce4" office:value-type="string" calcext:value-type="string">
            <text:p>I hope i find a new job this wee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ou been looking 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A few wee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 hope you are able to fnd one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Me too. I need the mone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00_conv:14001</text:p>
          </table:table-cell>
          <table:table-cell table:style-name="ce2" office:value-type="string" calcext:value-type="string">
            <text:p>annoyed</text:p>
          </table:table-cell>
          <table:table-cell table:style-name="ce4" office:value-type="string" calcext:value-type="string">
            <text:p>The soccer ball of my neighbor kids keep landing in my yard. It is very frequent.</text:p>
          </table:table-cell>
          <table:table-cell table:style-name="ce2" office:value-type="float" office:value="7" calcext:value-type="float">
            <text:p>7</text:p>
          </table:table-cell>
          <table:table-cell table:style-name="ce4" office:value-type="string" calcext:value-type="string">
            <text:p>The soccer ball of my neighbor kids keep landing in my yard. It is very frequen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Take the knife and destroy it the next time it lands. That way they will learn a valuable les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should probably do that. I sometime think that they are doing that in purpo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Kids can be annoying and such outcomes can teach them on how to properly beha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6_conv:2192</text:p>
          </table:table-cell>
          <table:table-cell table:style-name="ce2" office:value-type="string" calcext:value-type="string">
            <text:p>disgusted</text:p>
          </table:table-cell>
          <table:table-cell table:style-name="ce4" office:value-type="string" calcext:value-type="string">
            <text:p>I am sick of what Harvey Weinstein did.</text:p>
          </table:table-cell>
          <table:table-cell table:style-name="ce2" office:value-type="float" office:value="4" calcext:value-type="float">
            <text:p>4</text:p>
          </table:table-cell>
          <table:table-cell table:style-name="ce4" office:value-type="string" calcext:value-type="string">
            <text:p>I am sick of what Harvey Weinstein di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hat happened? I don't know of this new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e raped women_comma_ te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my god. Is he in a position of pow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81_conv:12162</text:p>
          </table:table-cell>
          <table:table-cell table:style-name="ce2" office:value-type="string" calcext:value-type="string">
            <text:p>angry</text:p>
          </table:table-cell>
          <table:table-cell table:style-name="ce4" office:value-type="string" calcext:value-type="string">
            <text:p>I had a performance review at work where I was surprised by the presence of my least favorite person in the company. The account manager part of my position was effectively dissolved and I was forced to answer phones. </text:p>
          </table:table-cell>
          <table:table-cell table:style-name="ce2" office:value-type="float" office:value="117" calcext:value-type="float">
            <text:p>117</text:p>
          </table:table-cell>
          <table:table-cell table:style-name="ce4" office:value-type="string" calcext:value-type="string">
            <text:p>Sometimes life just gives you lemons. At an old job of mine_comma_ I had what will probably remain the worst performance review of my lif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ell you can get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I'm not sure it was really about my performance at all. I was surprised by the presence of my only adversary there_comma_ and informed that a large part of my position would be dissolved_comma_ and I would be answering phon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ou will do better next time_comma_ I promi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85_conv:6770</text:p>
          </table:table-cell>
          <table:table-cell table:style-name="ce2" office:value-type="string" calcext:value-type="string">
            <text:p>confident</text:p>
          </table:table-cell>
          <table:table-cell table:style-name="ce4" office:value-type="string" calcext:value-type="string">
            <text:p>I practiced running so much_comma_ I was confident I was going to win the 50 metre sprint at my school.</text:p>
          </table:table-cell>
          <table:table-cell table:style-name="ce2" office:value-type="float" office:value="386" calcext:value-type="float">
            <text:p>386</text:p>
          </table:table-cell>
          <table:table-cell table:style-name="ce4" office:value-type="string" calcext:value-type="string">
            <text:p>I did so much practice running in preparation for my 50 metre sprint race at my schoo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ow. Do you expect to w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I do! I am so motivated to win and I believe I am one of the fastest at my sch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nice. Good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72_conv:14544</text:p>
          </table:table-cell>
          <table:table-cell table:style-name="ce2" office:value-type="string" calcext:value-type="string">
            <text:p>surprised</text:p>
          </table:table-cell>
          <table:table-cell table:style-name="ce4" office:value-type="string" calcext:value-type="string">
            <text:p>Got a huge delivery. Not even sure I can get it through the door.</text:p>
          </table:table-cell>
          <table:table-cell table:style-name="ce2" office:value-type="float" office:value="1" calcext:value-type="float">
            <text:p>1</text:p>
          </table:table-cell>
          <table:table-cell table:style-name="ce4" office:value-type="string" calcext:value-type="string">
            <text:p>Got a huge delivery. Not even sure I can get it through the doo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ice_comma_ what did you ord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Don't think I ordered anything. I don't even recognize the company it's fro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Well better be careful_comma_ you might end up opening someone else's mail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26_conv:5252</text:p>
          </table:table-cell>
          <table:table-cell table:style-name="ce2" office:value-type="string" calcext:value-type="string">
            <text:p>guilty</text:p>
          </table:table-cell>
          <table:table-cell table:style-name="ce4" office:value-type="string" calcext:value-type="string">
            <text:p>Last year I got caught cheating on my wife. <text:s/>I feel so remorse about the situation.</text:p>
          </table:table-cell>
          <table:table-cell table:style-name="ce2" office:value-type="float" office:value="322" calcext:value-type="float">
            <text:p>322</text:p>
          </table:table-cell>
          <table:table-cell table:style-name="ce4" office:value-type="string" calcext:value-type="string">
            <text:p>In the past year_comma_ I was caught cheating on my wif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That's awful. Did you have to ch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No_comma_ I just felt very remorseful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 hope she has forgiven you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45_conv:7890</text:p>
          </table:table-cell>
          <table:table-cell table:style-name="ce2" office:value-type="string" calcext:value-type="string">
            <text:p>content</text:p>
          </table:table-cell>
          <table:table-cell table:style-name="ce4" office:value-type="string" calcext:value-type="string">
            <text:p>Went for a bike ride in the park</text:p>
          </table:table-cell>
          <table:table-cell table:style-name="ce2" office:value-type="float" office:value="466" calcext:value-type="float">
            <text:p>466</text:p>
          </table:table-cell>
          <table:table-cell table:style-name="ce4" office:value-type="string" calcext:value-type="string">
            <text:p>So yesterday I went for a bike ride in my city's park. The weather was perfec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Very nice_comma_ wind in your hair_comma_ exercise_comma_ and fresh air. <text:s/>Did you have a good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t was wonderful. I felt at peace as I rode by all of the flower gardens and fountains. Do you visit any parks or gardens in your ar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am actually home bound_comma_ but I love to live through other peoples experiences. <text:s/>My wife and kids go out and bring back stories of their adventures. <text:s/>I lov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83_conv:9367</text:p>
          </table:table-cell>
          <table:table-cell table:style-name="ce2" office:value-type="string" calcext:value-type="string">
            <text:p>annoyed</text:p>
          </table:table-cell>
          <table:table-cell table:style-name="ce4" office:value-type="string" calcext:value-type="string">
            <text:p>I was annoyed when family missed my birthday</text:p>
          </table:table-cell>
          <table:table-cell table:style-name="ce2" office:value-type="float" office:value="317" calcext:value-type="float">
            <text:p>317</text:p>
          </table:table-cell>
          <table:table-cell table:style-name="ce4" office:value-type="string" calcext:value-type="string">
            <text:p>I was annoyed when my family missed my birth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 can understand that. I don't get nearly as many birthday wishes as I used to. I guess it happens as we get old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Yeah that's very true. Doesn't mean we aren't important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 agree. I think they think we don't care about our birthday so they don't care either. But they are wro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42_conv:2685</text:p>
          </table:table-cell>
          <table:table-cell table:style-name="ce2" office:value-type="string" calcext:value-type="string">
            <text:p>jealous</text:p>
          </table:table-cell>
          <table:table-cell table:style-name="ce4" office:value-type="string" calcext:value-type="string">
            <text:p>I wish I was a musican.</text:p>
          </table:table-cell>
          <table:table-cell table:style-name="ce2" office:value-type="float" office:value="4" calcext:value-type="float">
            <text:p>4</text:p>
          </table:table-cell>
          <table:table-cell table:style-name="ce4" office:value-type="string" calcext:value-type="string">
            <text:p>I wish I was a musician.</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8" calcext:value-type="float">
            <text:p>218</text:p>
          </table:table-cell>
          <table:table-cell table:style-name="ce4" office:value-type="string" calcext:value-type="string">
            <text:p>I sadly have no musical skill. <text:s/>Do you think you will ever become a musici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No_comma_ I have no music skills ei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8" calcext:value-type="float">
            <text:p>218</text:p>
          </table:table-cell>
          <table:table-cell table:style-name="ce4" office:value-type="string" calcext:value-type="string">
            <text:p>What part of being a musician appeals to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69_conv:24139</text:p>
          </table:table-cell>
          <table:table-cell table:style-name="ce2" office:value-type="string" calcext:value-type="string">
            <text:p>ashamed</text:p>
          </table:table-cell>
          <table:table-cell table:style-name="ce4" office:value-type="string" calcext:value-type="string">
            <text:p>One night I came home a little drunk from the bar and stole my neighbor's package. I'm not even sure why I did it. I felt like an idiot when I had to give it to them the next day.</text:p>
          </table:table-cell>
          <table:table-cell table:style-name="ce2" office:value-type="float" office:value="473" calcext:value-type="float">
            <text:p>473</text:p>
          </table:table-cell>
          <table:table-cell table:style-name="ce4" office:value-type="string" calcext:value-type="string">
            <text:p>I came home drunk from the bar and stole my neighbor's package that was sitting ou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Uh oh! Did you get in trou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No_comma_ but I felt like a jerk when I gave it to them the next day and had to explain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good that you gave it back and were able to admit your mistake. I am sure they appreciat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02_conv:18005</text:p>
          </table:table-cell>
          <table:table-cell table:style-name="ce2" office:value-type="string" calcext:value-type="string">
            <text:p>excited</text:p>
          </table:table-cell>
          <table:table-cell table:style-name="ce4" office:value-type="string" calcext:value-type="string">
            <text:p>I get married in 3.5 weeks!!!</text:p>
          </table:table-cell>
          <table:table-cell table:style-name="ce2" office:value-type="float" office:value="438" calcext:value-type="float">
            <text:p>438</text:p>
          </table:table-cell>
          <table:table-cell table:style-name="ce4" office:value-type="string" calcext:value-type="string">
            <text:p>I get married in 3.5 week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Whoa congrats. You must be very exc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am! <text:s/>It can't come fast enough! <text:s/>I'm hoping for great weather since it'll be outsi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That is so awesome. Im sure it will be a very fun day to share with every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04_conv:19009</text:p>
          </table:table-cell>
          <table:table-cell table:style-name="ce2" office:value-type="string" calcext:value-type="string">
            <text:p>confident</text:p>
          </table:table-cell>
          <table:table-cell table:style-name="ce4" office:value-type="string" calcext:value-type="string">
            <text:p>I use to dance when I was younger and I'm going to start back to just have a hobby for myself a little me time I am positive it will go great.</text:p>
          </table:table-cell>
          <table:table-cell table:style-name="ce2" office:value-type="float" office:value="284" calcext:value-type="float">
            <text:p>284</text:p>
          </table:table-cell>
          <table:table-cell table:style-name="ce4" office:value-type="string" calcext:value-type="string">
            <text:p>I am starting back dancing ballet next month it's been a while since I last danced.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ow is that working out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A little rusty but I know when I get in the class and hit the floor with my shoes I am more then positive it will be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practice makes perfec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96_conv:4592</text:p>
          </table:table-cell>
          <table:table-cell table:style-name="ce2" office:value-type="string" calcext:value-type="string">
            <text:p>embarrassed</text:p>
          </table:table-cell>
          <table:table-cell table:style-name="ce4" office:value-type="string" calcext:value-type="string">
            <text:p>I let one rip during dinner just now.</text:p>
          </table:table-cell>
          <table:table-cell table:style-name="ce2" office:value-type="float" office:value="1" calcext:value-type="float">
            <text:p>1</text:p>
          </table:table-cell>
          <table:table-cell table:style-name="ce4" office:value-type="string" calcext:value-type="string">
            <text:p>I let one rip during dinner just now.</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lol c'mon man_comma_ show some cla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 just came out. I excused myself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I understand_comma_ sometimes you just gotta ""let a bomb dro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41_conv:20082</text:p>
          </table:table-cell>
          <table:table-cell table:style-name="ce2" office:value-type="string" calcext:value-type="string">
            <text:p>sentimental</text:p>
          </table:table-cell>
          <table:table-cell table:style-name="ce4" office:value-type="string" calcext:value-type="string">
            <text:p>I've been feeling really old all day_comma_ and thinking of times from my childhood when I had no cares whatsoever. Everything seemed so free back then.</text:p>
          </table:table-cell>
          <table:table-cell table:style-name="ce2" office:value-type="float" office:value="302" calcext:value-type="float">
            <text:p>302</text:p>
          </table:table-cell>
          <table:table-cell table:style-name="ce4" office:value-type="string" calcext:value-type="string">
            <text:p>I'm just getting older and older. I feel so far away from my childhood when things felt so very open ended.</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 calcext:value-type="float">
            <text:p>2</text:p>
          </table:table-cell>
          <table:table-cell table:style-name="ce4" office:value-type="string" calcext:value-type="string">
            <text:p>REALLY.. OLD AGE IS A PART OF OUR LIFE.. BETTER ENJOY THAN FEELING S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 try to_comma_ but it just gets so hard sometimes. I appreciate you giving me the space to talk this out thank you. I just wish times were just as simple as they seemed when I was young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 calcext:value-type="float">
            <text:p>2</text:p>
          </table:table-cell>
          <table:table-cell table:style-name="ce4" office:value-type="string" calcext:value-type="string">
            <text:p>IT IS GOOD THAT YOU ACCEPTED MY WORDS.. CHEER UP .. EVERYTHING GOING TO BE ALRIGH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68_conv:20736</text:p>
          </table:table-cell>
          <table:table-cell table:style-name="ce2" office:value-type="string" calcext:value-type="string">
            <text:p>ashamed</text:p>
          </table:table-cell>
          <table:table-cell table:style-name="ce4" office:value-type="string" calcext:value-type="string">
            <text:p>Lately I feel like I have let my family down. I have gotten myself into trouble. </text:p>
          </table:table-cell>
          <table:table-cell table:style-name="ce2" office:value-type="float" office:value="711" calcext:value-type="float">
            <text:p>711</text:p>
          </table:table-cell>
          <table:table-cell table:style-name="ce4" office:value-type="string" calcext:value-type="string">
            <text:p>I feel like I have let my family down. I got into trouble with the law.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Oh that's not good. What did you d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1" calcext:value-type="float">
            <text:p>711</text:p>
          </table:table-cell>
          <table:table-cell table:style-name="ce4" office:value-type="string" calcext:value-type="string">
            <text:p>I lied to the cops about something I was questioned about. Truthfully_comma_ I didn't want other people to get into trouble. But instead_comma_ I was charged with making false statements to the polic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I'm sorry you are going through that. Sometimes telling the truth is the best_comma_ even if other people might get in trou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1" calcext:value-type="float">
            <text:p>711</text:p>
          </table:table-cell>
          <table:table-cell table:style-name="ce4" office:value-type="string" calcext:value-type="string">
            <text:p>That is entirely true. I was also worried about retribution from the other people. In the end_comma_ telling the truth is better than getting myself into trouble and letting my family dow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39_conv:16279</text:p>
          </table:table-cell>
          <table:table-cell table:style-name="ce2" office:value-type="string" calcext:value-type="string">
            <text:p>afraid</text:p>
          </table:table-cell>
          <table:table-cell table:style-name="ce4" office:value-type="string" calcext:value-type="string">
            <text:p>My cat hasn't been feeling well this past week_comma_ I think there might be something really wrong.</text:p>
          </table:table-cell>
          <table:table-cell table:style-name="ce2" office:value-type="float" office:value="475" calcext:value-type="float">
            <text:p>475</text:p>
          </table:table-cell>
          <table:table-cell table:style-name="ce4" office:value-type="string" calcext:value-type="string">
            <text:p>I have an appointment for tomorrow. I'm hoping the same th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hat is the appointment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My cat hasn't been feeling well this past week_comma_ I think there might be something really wr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Let's hope not! My prayers are with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 know. I'm so worri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407_conv:24814</text:p>
          </table:table-cell>
          <table:table-cell table:style-name="ce2" office:value-type="string" calcext:value-type="string">
            <text:p>anxious</text:p>
          </table:table-cell>
          <table:table-cell table:style-name="ce4" office:value-type="string" calcext:value-type="string">
            <text:p>I am excited about going on vacation.</text:p>
          </table:table-cell>
          <table:table-cell table:style-name="ce2" office:value-type="float" office:value="683" calcext:value-type="float">
            <text:p>683</text:p>
          </table:table-cell>
          <table:table-cell table:style-name="ce4" office:value-type="string" calcext:value-type="string">
            <text:p>I get to go on vacation with my husband and kids on Monday. I am so excit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at's great. Where are you g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3" calcext:value-type="float">
            <text:p>683</text:p>
          </table:table-cell>
          <table:table-cell table:style-name="ce4" office:value-type="string" calcext:value-type="string">
            <text:p>We are going to Wisconsin to see my family. We havent seen them since Christm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Sounds like a great trip. I hope you guys have a fun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4_conv:1029</text:p>
          </table:table-cell>
          <table:table-cell table:style-name="ce2" office:value-type="string" calcext:value-type="string">
            <text:p>anticipating</text:p>
          </table:table-cell>
          <table:table-cell table:style-name="ce4" office:value-type="string" calcext:value-type="string">
            <text:p>I want to see the Halo TV series.</text:p>
          </table:table-cell>
          <table:table-cell table:style-name="ce2" office:value-type="float" office:value="158" calcext:value-type="float">
            <text:p>158</text:p>
          </table:table-cell>
          <table:table-cell table:style-name="ce4" office:value-type="string" calcext:value-type="string">
            <text:p>I want to see the Halo TV series when it comes out. Spielberg is supposed to direct i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What is so interesting about the se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Probably mostly the super heroes i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I see. Are you excited about seeing the movi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25_conv:16051</text:p>
          </table:table-cell>
          <table:table-cell table:style-name="ce2" office:value-type="string" calcext:value-type="string">
            <text:p>impressed</text:p>
          </table:table-cell>
          <table:table-cell table:style-name="ce4" office:value-type="string" calcext:value-type="string">
            <text:p>My boyfriend bought me an outfit by himself and I actually loved it. It fit me perfectly and everything!</text:p>
          </table:table-cell>
          <table:table-cell table:style-name="ce2" office:value-type="float" office:value="99" calcext:value-type="float">
            <text:p>99</text:p>
          </table:table-cell>
          <table:table-cell table:style-name="ce4" office:value-type="string" calcext:value-type="string">
            <text:p>My boyfriend bought me an outfit by himself and I actually loved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5" calcext:value-type="float">
            <text:p>575</text:p>
          </table:table-cell>
          <table:table-cell table:style-name="ce4" office:value-type="string" calcext:value-type="string">
            <text:p>Really_comma_ I can't believe you like it. Are you sure he bought it and not his mom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Hmmm_comma_ I hadn't thought of that. Maybe she did! <text:s/>It fit me perfectly and ever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5" calcext:value-type="float">
            <text:p>575</text:p>
          </table:table-cell>
          <table:table-cell table:style-name="ce4" office:value-type="string" calcext:value-type="string">
            <text:p>Either way you have the perfect outfit to go on a date with your boyfriend r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2_conv:2344</text:p>
          </table:table-cell>
          <table:table-cell table:style-name="ce2" office:value-type="string" calcext:value-type="string">
            <text:p>anticipating</text:p>
          </table:table-cell>
          <table:table-cell table:style-name="ce4" office:value-type="string" calcext:value-type="string">
            <text:p>I was excited my first day of college. I was excited about my next step in life</text:p>
          </table:table-cell>
          <table:table-cell table:style-name="ce2" office:value-type="float" office:value="126" calcext:value-type="float">
            <text:p>126</text:p>
          </table:table-cell>
          <table:table-cell table:style-name="ce4" office:value-type="string" calcext:value-type="string">
            <text:p>I was excited my first day of college. I was excited to start my next chapter</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So_comma_ you are not any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as a long time a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Did you gradua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50_conv:7100</text:p>
          </table:table-cell>
          <table:table-cell table:style-name="ce2" office:value-type="string" calcext:value-type="string">
            <text:p>nostalgic</text:p>
          </table:table-cell>
          <table:table-cell table:style-name="ce4" office:value-type="string" calcext:value-type="string">
            <text:p>I used to love pokemon_comma_ thinking back on it puts me in my feelings</text:p>
          </table:table-cell>
          <table:table-cell table:style-name="ce2" office:value-type="float" office:value="10" calcext:value-type="float">
            <text:p>10</text:p>
          </table:table-cell>
          <table:table-cell table:style-name="ce4" office:value-type="string" calcext:value-type="string">
            <text:p>I used to love pokemon_comma_ thinking back on it puts me in my feeling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Yeah kids have moved on to YuGiYoh and other silly ga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still like it a good deal_comma_ just not as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At least pokemon go is popular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02_conv:13005</text:p>
          </table:table-cell>
          <table:table-cell table:style-name="ce2" office:value-type="string" calcext:value-type="string">
            <text:p>nostalgic</text:p>
          </table:table-cell>
          <table:table-cell table:style-name="ce4" office:value-type="string" calcext:value-type="string">
            <text:p>I walked by my old friends house.</text:p>
          </table:table-cell>
          <table:table-cell table:style-name="ce2" office:value-type="float" office:value="59" calcext:value-type="float">
            <text:p>59</text:p>
          </table:table-cell>
          <table:table-cell table:style-name="ce4" office:value-type="string" calcext:value-type="string">
            <text:p>I walked by my old friends house today and got a blast of nostalgia.</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Yeah - <text:s/>get that sometimes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t feel so good when you remember the days of childh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Tru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52_conv:23505</text:p>
          </table:table-cell>
          <table:table-cell table:style-name="ce2" office:value-type="string" calcext:value-type="string">
            <text:p>terrified</text:p>
          </table:table-cell>
          <table:table-cell table:style-name="ce4" office:value-type="string" calcext:value-type="string">
            <text:p>My cat dragged a freakin OWL into the house through the dog door the other night. I came home at midnight to a pitch black house_comma_ went up the stairs_comma_ and something flew over my darn head. Turned the light on and he was staring back at me...</text:p>
          </table:table-cell>
          <table:table-cell table:style-name="ce2" office:value-type="float" office:value="273" calcext:value-type="float">
            <text:p>273</text:p>
          </table:table-cell>
          <table:table-cell table:style-name="ce4" office:value-type="string" calcext:value-type="string">
            <text:p>My cat dragged a freakin OWL into the house through the dog door the other night. I came home at midnight to a pitch black house_comma_ went up the stairs_comma_ and something flew over my darn head. Turned the light on and he was staring back at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hahahaha that's so funny. <text:s/>Did you get it out of the h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my brother helped me. Made up some contraption with a fishing net and tying some wire around the netting_comma_ so when you pulled on the wire_comma_ it snapped the netting opening shut. Then we transferred it into a trash bag and let it loose. That thing was so spooky man. Cats... ble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Dang that's creat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82_conv:22964</text:p>
          </table:table-cell>
          <table:table-cell table:style-name="ce2" office:value-type="string" calcext:value-type="string">
            <text:p>annoyed</text:p>
          </table:table-cell>
          <table:table-cell table:style-name="ce4" office:value-type="string" calcext:value-type="string">
            <text:p>im up way too late</text:p>
          </table:table-cell>
          <table:table-cell table:style-name="ce2" office:value-type="float" office:value="818" calcext:value-type="float">
            <text:p>818</text:p>
          </table:table-cell>
          <table:table-cell table:style-name="ce4" office:value-type="string" calcext:value-type="string">
            <text:p>i need to go to b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2" calcext:value-type="float">
            <text:p>762</text:p>
          </table:table-cell>
          <table:table-cell table:style-name="ce4" office:value-type="string" calcext:value-type="string">
            <text:p>Are you tired_comma_ or do you have early plans tomorr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yes and yes im having a porch buil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2" calcext:value-type="float">
            <text:p>762</text:p>
          </table:table-cell>
          <table:table-cell table:style-name="ce4" office:value-type="string" calcext:value-type="string">
            <text:p>Oh_comma_ that's exciting! There is nothing like relaxing on the porch in the even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naw its for my bir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2" calcext:value-type="float">
            <text:p>762</text:p>
          </table:table-cell>
          <table:table-cell table:style-name="ce4" office:value-type="string" calcext:value-type="string">
            <text:p>Oh_comma_ that's cool! How many do you ha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54_conv:3908</text:p>
          </table:table-cell>
          <table:table-cell table:style-name="ce2" office:value-type="string" calcext:value-type="string">
            <text:p>annoyed</text:p>
          </table:table-cell>
          <table:table-cell table:style-name="ce4" office:value-type="string" calcext:value-type="string">
            <text:p>my neighbors are so loud </text:p>
          </table:table-cell>
          <table:table-cell table:style-name="ce2" office:value-type="float" office:value="11" calcext:value-type="float">
            <text:p>11</text:p>
          </table:table-cell>
          <table:table-cell table:style-name="ce4" office:value-type="string" calcext:value-type="string">
            <text:p>My neighbors are so loud and inconsiderate.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Did you try to reason with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really did but they dont care it just caused more problems :/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You should report them to the authoriti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09_conv:20618</text:p>
          </table:table-cell>
          <table:table-cell table:style-name="ce2" office:value-type="string" calcext:value-type="string">
            <text:p>content</text:p>
          </table:table-cell>
          <table:table-cell table:style-name="ce4" office:value-type="string" calcext:value-type="string">
            <text:p>I just finished my last exam and am very relieved to be finished!</text:p>
          </table:table-cell>
          <table:table-cell table:style-name="ce2" office:value-type="float" office:value="182" calcext:value-type="float">
            <text:p>182</text:p>
          </table:table-cell>
          <table:table-cell table:style-name="ce4" office:value-type="string" calcext:value-type="string">
            <text:p>I just finished my last exam and am very relieved to be finish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Congrats! That is always a great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Yes_comma_ it feels like all the hard work I put into studying has paid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It certainly has. You deserv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72_conv:12545</text:p>
          </table:table-cell>
          <table:table-cell table:style-name="ce2" office:value-type="string" calcext:value-type="string">
            <text:p>caring</text:p>
          </table:table-cell>
          <table:table-cell table:style-name="ce4" office:value-type="string" calcext:value-type="string">
            <text:p>helping a stranger with car trouble</text:p>
          </table:table-cell>
          <table:table-cell table:style-name="ce2" office:value-type="float" office:value="514" calcext:value-type="float">
            <text:p>514</text:p>
          </table:table-cell>
          <table:table-cell table:style-name="ce4" office:value-type="string" calcext:value-type="string">
            <text:p>i saw a person pulled over on the side of the road and looking frazzled_comma_ so i stoppe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they had a blown tire_comma_ and didnt have a spare. frightened them a b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lways gotta have a spa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78_conv:17356</text:p>
          </table:table-cell>
          <table:table-cell table:style-name="ce2" office:value-type="string" calcext:value-type="string">
            <text:p>terrified</text:p>
          </table:table-cell>
          <table:table-cell table:style-name="ce4" office:value-type="string" calcext:value-type="string">
            <text:p>My tooth is shaking and i think will fall off. Its not like am a kid and it will grow again</text:p>
          </table:table-cell>
          <table:table-cell table:style-name="ce2" office:value-type="float" office:value="43" calcext:value-type="float">
            <text:p>43</text:p>
          </table:table-cell>
          <table:table-cell table:style-name="ce4" office:value-type="string" calcext:value-type="string">
            <text:p>My tooth is shaking and i think it will fall off</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terrible. Have you gone to a dentist to get it checke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no not yet. It's not that am a kid and it will grow back again. I think i will have gap and am terrifi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would be terrified too. You have to do get it checked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99_conv:3799</text:p>
          </table:table-cell>
          <table:table-cell table:style-name="ce2" office:value-type="string" calcext:value-type="string">
            <text:p>sad</text:p>
          </table:table-cell>
          <table:table-cell table:style-name="ce4" office:value-type="string" calcext:value-type="string">
            <text:p>i was pretty devestated when robin williams died</text:p>
          </table:table-cell>
          <table:table-cell table:style-name="ce2" office:value-type="float" office:value="271" calcext:value-type="float">
            <text:p>271</text:p>
          </table:table-cell>
          <table:table-cell table:style-name="ce4" office:value-type="string" calcext:value-type="string">
            <text:p>Robin williams was my hero i am so sad he's gon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know that was the case for many_comma_ I am sorry that impacted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 use to follow him since i was a k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Many people did_comma_ he was a likeable fell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15_conv:19830</text:p>
          </table:table-cell>
          <table:table-cell table:style-name="ce2" office:value-type="string" calcext:value-type="string">
            <text:p>hopeful</text:p>
          </table:table-cell>
          <table:table-cell table:style-name="ce4" office:value-type="string" calcext:value-type="string">
            <text:p>I've been crushing on this girl a while_comma_ and I'm going to ask her out.</text:p>
          </table:table-cell>
          <table:table-cell table:style-name="ce2" office:value-type="float" office:value="1" calcext:value-type="float">
            <text:p>1</text:p>
          </table:table-cell>
          <table:table-cell table:style-name="ce4" office:value-type="string" calcext:value-type="string">
            <text:p>I've been crushing on this girl a while_comma_ and I'm going to ask her ou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ou should go for it! How long have you known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At least a year now. I wanted to make sure I really liked her fir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s cute_comma_ you guys will be very happy together I thin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0_conv:501</text:p>
          </table:table-cell>
          <table:table-cell table:style-name="ce2" office:value-type="string" calcext:value-type="string">
            <text:p>afraid</text:p>
          </table:table-cell>
          <table:table-cell table:style-name="ce4" office:value-type="string" calcext:value-type="string">
            <text:p>I was once was very nervous and scared when I thought my girlfriend was pregnant. Waiting to find out was what got me so scared. I found out that she wasn't and everything was okay. </text:p>
          </table:table-cell>
          <table:table-cell table:style-name="ce2" office:value-type="float" office:value="109" calcext:value-type="float">
            <text:p>109</text:p>
          </table:table-cell>
          <table:table-cell table:style-name="ce4" office:value-type="string" calcext:value-type="string">
            <text:p>I thought my girlfriend was pregnant recently.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8" calcext:value-type="float">
            <text:p>108</text:p>
          </table:table-cell>
          <table:table-cell table:style-name="ce4" office:value-type="string" calcext:value-type="string">
            <text:p>Oh really? How did that make you feel_comma_ hones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9" calcext:value-type="float">
            <text:p>109</text:p>
          </table:table-cell>
          <table:table-cell table:style-name="ce4" office:value-type="string" calcext:value-type="string">
            <text:p>It made me feel very scared not knowing what would happe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8" calcext:value-type="float">
            <text:p>108</text:p>
          </table:table-cell>
          <table:table-cell table:style-name="ce4" office:value-type="string" calcext:value-type="string">
            <text:p>I can imagine. The unknown can be very scary and make you wor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83_conv:11166</text:p>
          </table:table-cell>
          <table:table-cell table:style-name="ce2" office:value-type="string" calcext:value-type="string">
            <text:p>impressed</text:p>
          </table:table-cell>
          <table:table-cell table:style-name="ce4" office:value-type="string" calcext:value-type="string">
            <text:p>After going from foster home to foster home_comma_ my buddy won a full ride scholarship to our state college.</text:p>
          </table:table-cell>
          <table:table-cell table:style-name="ce2" office:value-type="float" office:value="1" calcext:value-type="float">
            <text:p>1</text:p>
          </table:table-cell>
          <table:table-cell table:style-name="ce4" office:value-type="string" calcext:value-type="string">
            <text:p>After going from foster home to foster home_comma_ my buddy won a full ride scholarship to our state colleg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ow_comma_ that's incredible! Good for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I'm pretty happy for him. I'm sure he'll do a lot for socie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think so too_comma_ he knows what it's like to be down and out and to work hard for his own succ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62_conv:15725</text:p>
          </table:table-cell>
          <table:table-cell table:style-name="ce2" office:value-type="string" calcext:value-type="string">
            <text:p>caring</text:p>
          </table:table-cell>
          <table:table-cell table:style-name="ce4" office:value-type="string" calcext:value-type="string">
            <text:p>I love my mom. She is the best and always is looking out for me. </text:p>
          </table:table-cell>
          <table:table-cell table:style-name="ce2" office:value-type="float" office:value="478" calcext:value-type="float">
            <text:p>478</text:p>
          </table:table-cell>
          <table:table-cell table:style-name="ce4" office:value-type="string" calcext:value-type="string">
            <text:p>I love my mom. She is always looking out for me and is the absolute best.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Mom's are the best. I miss mine so much so enjoy every single moment you have with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 most certainly wi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I always try to be as good of a mom as my mom was to me. Hard shoes to fi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55_conv:7910</text:p>
          </table:table-cell>
          <table:table-cell table:style-name="ce2" office:value-type="string" calcext:value-type="string">
            <text:p>sentimental</text:p>
          </table:table-cell>
          <table:table-cell table:style-name="ce4" office:value-type="string" calcext:value-type="string">
            <text:p>I went through all of my fb photos today. I was only looking at my kids photos. I miss them being babies.</text:p>
          </table:table-cell>
          <table:table-cell table:style-name="ce2" office:value-type="float" office:value="27" calcext:value-type="float">
            <text:p>27</text:p>
          </table:table-cell>
          <table:table-cell table:style-name="ce4" office:value-type="string" calcext:value-type="string">
            <text:p>I went through allof m FB photo albums to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at's always so fun to see everything that's gone on in your life. <text:s/>Do you have a favorite moment that was captured in a pict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as really looking at my kids pictures and how they have grown so. I could have cried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ey grow up so fast! <text:s/>How many kids do you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ree they are in school now so its bittersw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Sounds like you are so blessed though! <text:s/>I know you must miss them while they're away. <text:s/>You have been a priceless influence on them. <text:s/>They will always love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15_conv:14630</text:p>
          </table:table-cell>
          <table:table-cell table:style-name="ce2" office:value-type="string" calcext:value-type="string">
            <text:p>excited</text:p>
          </table:table-cell>
          <table:table-cell table:style-name="ce4" office:value-type="string" calcext:value-type="string">
            <text:p>I really like superhero movies. I'm so excited for the next Marvel movie to come out!</text:p>
          </table:table-cell>
          <table:table-cell table:style-name="ce2" office:value-type="float" office:value="478" calcext:value-type="float">
            <text:p>478</text:p>
          </table:table-cell>
          <table:table-cell table:style-name="ce4" office:value-type="string" calcext:value-type="string">
            <text:p>Marvel makes the best superhero movies! I can't wait for the next one to come ou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When is it due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Well the next Infinity Wars is out in 2019 so that's a long time to wa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Who is your favorite Marvel her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ron Man of cour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47_conv:8695</text:p>
          </table:table-cell>
          <table:table-cell table:style-name="ce2" office:value-type="string" calcext:value-type="string">
            <text:p>disgusted</text:p>
          </table:table-cell>
          <table:table-cell table:style-name="ce4" office:value-type="string" calcext:value-type="string">
            <text:p>My friend put vinegar on his ice cream sundae. <text:s/>It looked really gross.</text:p>
          </table:table-cell>
          <table:table-cell table:style-name="ce2" office:value-type="float" office:value="322" calcext:value-type="float">
            <text:p>322</text:p>
          </table:table-cell>
          <table:table-cell table:style-name="ce4" office:value-type="string" calcext:value-type="string">
            <text:p>My friend put vinegar on his ice cream sunda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oh my lord_comma_ please say thats not tru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t looked and smelled really gr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 is one of the most horrible things ive ever hear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75_conv:5551</text:p>
          </table:table-cell>
          <table:table-cell table:style-name="ce2" office:value-type="string" calcext:value-type="string">
            <text:p>anticipating</text:p>
          </table:table-cell>
          <table:table-cell table:style-name="ce4" office:value-type="string" calcext:value-type="string">
            <text:p><text:s/>I just talked to my kid's pre-k teacher. They already know each other. I can't wait</text:p>
          </table:table-cell>
          <table:table-cell table:style-name="ce2" office:value-type="float" office:value="262" calcext:value-type="float">
            <text:p>262</text:p>
          </table:table-cell>
          <table:table-cell table:style-name="ce4" office:value-type="string" calcext:value-type="string">
            <text:p>School starts soon. I just spoke with my daughters teach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What grade is she in_comma_ and how did it g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Pre-K. She is excited for school. Turns out the teacher already knows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ts awesome! wow congrats mom... I bet you are super excit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am. Probably more than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85_conv:16771</text:p>
          </table:table-cell>
          <table:table-cell table:style-name="ce2" office:value-type="string" calcext:value-type="string">
            <text:p>guilty</text:p>
          </table:table-cell>
          <table:table-cell table:style-name="ce4" office:value-type="string" calcext:value-type="string">
            <text:p>I did not make it to church yesterday. I still feel bad about it</text:p>
          </table:table-cell>
          <table:table-cell table:style-name="ce2" office:value-type="float" office:value="126" calcext:value-type="float">
            <text:p>126</text:p>
          </table:table-cell>
          <table:table-cell table:style-name="ce4" office:value-type="string" calcext:value-type="string">
            <text:p>I did not make it to church yesterday. I still feel bad about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t's okay. There's always Wednesday service or online sermons you can wat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_comma_ that is a good poi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 wouldn't feel so bad about missing one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70_conv:18540</text:p>
          </table:table-cell>
          <table:table-cell table:style-name="ce2" office:value-type="string" calcext:value-type="string">
            <text:p>sentimental</text:p>
          </table:table-cell>
          <table:table-cell table:style-name="ce4" office:value-type="string" calcext:value-type="string">
            <text:p>I live away from family_comma_ when ever i see kids on the roads. I think about mine</text:p>
          </table:table-cell>
          <table:table-cell table:style-name="ce2" office:value-type="float" office:value="43" calcext:value-type="float">
            <text:p>43</text:p>
          </table:table-cell>
          <table:table-cell table:style-name="ce4" office:value-type="string" calcext:value-type="string">
            <text:p>I live away from family. When ever i see kids on road. I think about mi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 that's so sad_comma_ how often do you get to visit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2 months once. I already miss them_comma_ while taking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Maybe video chat them a bit more_comma_ talk to them daily to let them feel your presen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79_conv:8558</text:p>
          </table:table-cell>
          <table:table-cell table:style-name="ce2" office:value-type="string" calcext:value-type="string">
            <text:p>afraid</text:p>
          </table:table-cell>
          <table:table-cell table:style-name="ce4" office:value-type="string" calcext:value-type="string">
            <text:p>I was out in the woods naked.</text:p>
          </table:table-cell>
          <table:table-cell table:style-name="ce2" office:value-type="float" office:value="9" calcext:value-type="float">
            <text:p>9</text:p>
          </table:table-cell>
          <table:table-cell table:style-name="ce4" office:value-type="string" calcext:value-type="string">
            <text:p>I was out in the woods nake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Oh my gosh I hope you were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did not know exactly what to do withmy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m really sure you will figure it ou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95_conv:5391</text:p>
          </table:table-cell>
          <table:table-cell table:style-name="ce2" office:value-type="string" calcext:value-type="string">
            <text:p>guilty</text:p>
          </table:table-cell>
          <table:table-cell table:style-name="ce4" office:value-type="string" calcext:value-type="string">
            <text:p>I stole the last of my roommate's pizza when I was drunk_comma_ and feel bad about it.</text:p>
          </table:table-cell>
          <table:table-cell table:style-name="ce2" office:value-type="float" office:value="332" calcext:value-type="float">
            <text:p>332</text:p>
          </table:table-cell>
          <table:table-cell table:style-name="ce4" office:value-type="string" calcext:value-type="string">
            <text:p>I am feeling like I have not been the best roommate late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Why_comma_ what did you do_comma_ to feel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 feel like I let my roommate down by breaking some of our house rules_comma_ and I feel bad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Are you planning to make up for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82_conv:7965</text:p>
          </table:table-cell>
          <table:table-cell table:style-name="ce2" office:value-type="string" calcext:value-type="string">
            <text:p>proud</text:p>
          </table:table-cell>
          <table:table-cell table:style-name="ce4" office:value-type="string" calcext:value-type="string">
            <text:p>My son pass his exams at school with good grade.</text:p>
          </table:table-cell>
          <table:table-cell table:style-name="ce2" office:value-type="float" office:value="7" calcext:value-type="float">
            <text:p>7</text:p>
          </table:table-cell>
          <table:table-cell table:style-name="ce4" office:value-type="string" calcext:value-type="string">
            <text:p>My son passed his exams at school with good grade. I am so proud of hi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Wow_comma_ congratulations to him! He must have been studying very hard for his exam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Yes_comma_ he is smart and a hard working bo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m sure he has a bright future ahead! Tell him to keep up the good wo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92_conv:20785</text:p>
          </table:table-cell>
          <table:table-cell table:style-name="ce2" office:value-type="string" calcext:value-type="string">
            <text:p>anxious</text:p>
          </table:table-cell>
          <table:table-cell table:style-name="ce4" office:value-type="string" calcext:value-type="string">
            <text:p>i feel very stressed because of my job</text:p>
          </table:table-cell>
          <table:table-cell table:style-name="ce2" office:value-type="float" office:value="706" calcext:value-type="float">
            <text:p>706</text:p>
          </table:table-cell>
          <table:table-cell table:style-name="ce4" office:value-type="string" calcext:value-type="string">
            <text:p>i feel stressed out because of wor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Oh I'm sorry. Try to relax if you ca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i am i een started doing yoga to relax. but nothing help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Try meditation. It worked well for 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51_conv:20103</text:p>
          </table:table-cell>
          <table:table-cell table:style-name="ce2" office:value-type="string" calcext:value-type="string">
            <text:p>trusting</text:p>
          </table:table-cell>
          <table:table-cell table:style-name="ce4" office:value-type="string" calcext:value-type="string">
            <text:p>I need to learn how to be more calm and understand that there are people who love me around me supporting me.</text:p>
          </table:table-cell>
          <table:table-cell table:style-name="ce2" office:value-type="float" office:value="540" calcext:value-type="float">
            <text:p>540</text:p>
          </table:table-cell>
          <table:table-cell table:style-name="ce4" office:value-type="string" calcext:value-type="string">
            <text:p>I need to learn to be more calm and understand that there around people around me who love me and are supporting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Yea_comma_ sometimes we take those who care about us for gran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I'm just really nervous about a lot of stuff_comma_ because I'm originally from Florida_comma_ but I'm not in Florida right now and I would really like it if I could go back. But I don't know how to make it work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I'm in Florida_comma_ jump and a bus come back_comma_ we need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03_conv:6806</text:p>
          </table:table-cell>
          <table:table-cell table:style-name="ce2" office:value-type="string" calcext:value-type="string">
            <text:p>angry</text:p>
          </table:table-cell>
          <table:table-cell table:style-name="ce4" office:value-type="string" calcext:value-type="string">
            <text:p>I was very mad when my dad lost his job. I just felt like he was wronged</text:p>
          </table:table-cell>
          <table:table-cell table:style-name="ce2" office:value-type="float" office:value="126" calcext:value-type="float">
            <text:p>126</text:p>
          </table:table-cell>
          <table:table-cell table:style-name="ce4" office:value-type="string" calcext:value-type="string">
            <text:p>I was mad when my dad lost job years ago. I felt like he was wronged</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ooh sorry how is it now does he have a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e has one now_comma_ but it was maddening back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ok sorry for tha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93_conv:7387</text:p>
          </table:table-cell>
          <table:table-cell table:style-name="ce2" office:value-type="string" calcext:value-type="string">
            <text:p>angry</text:p>
          </table:table-cell>
          <table:table-cell table:style-name="ce4" office:value-type="string" calcext:value-type="string">
            <text:p>I was driving to work this morning and someone cut me off. They didn't even both to indicate they were turning.</text:p>
          </table:table-cell>
          <table:table-cell table:style-name="ce2" office:value-type="float" office:value="469" calcext:value-type="float">
            <text:p>469</text:p>
          </table:table-cell>
          <table:table-cell table:style-name="ce4" office:value-type="string" calcext:value-type="string">
            <text:p>On my way to work today_comma_ some guy just cut me off in his car. Can you believe tha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Wow_comma_ some people are horrible drivers. <text:s/>Did you honk at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s I did_comma_ I let him know he needed to at least use his indicators. He didn't even sign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At least you didn't get into an accident. <text:s/>I guess it could have been a lot wor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69_conv:20138</text:p>
          </table:table-cell>
          <table:table-cell table:style-name="ce2" office:value-type="string" calcext:value-type="string">
            <text:p>ashamed</text:p>
          </table:table-cell>
          <table:table-cell table:style-name="ce4" office:value-type="string" calcext:value-type="string">
            <text:p>I spent all of summer doing everything but studying for my final exam. I'm pretty sure I'm going to fail it and I feel awful about myself.</text:p>
          </table:table-cell>
          <table:table-cell table:style-name="ce2" office:value-type="float" office:value="580" calcext:value-type="float">
            <text:p>580</text:p>
          </table:table-cell>
          <table:table-cell table:style-name="ce4" office:value-type="string" calcext:value-type="string">
            <text:p>I spent all of summer doing everything but studying for my final exa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Oh that sounds worrisome_comma_ do you think you will pa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m fairly certain I'm going to fail and I feel awful about myself_comma_ but I just can't get myself to d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I'm sad to hear that but human nature is hard to fight. Honestly_comma_ if you have any alternative options or plans you may have to fall back on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3_conv:1246</text:p>
          </table:table-cell>
          <table:table-cell table:style-name="ce2" office:value-type="string" calcext:value-type="string">
            <text:p>sad</text:p>
          </table:table-cell>
          <table:table-cell table:style-name="ce4" office:value-type="string" calcext:value-type="string">
            <text:p>I lost someone special long time ago_comma_ I felt so gloomy and depressed</text:p>
          </table:table-cell>
          <table:table-cell table:style-name="ce2" office:value-type="float" office:value="183" calcext:value-type="float">
            <text:p>183</text:p>
          </table:table-cell>
          <table:table-cell table:style-name="ce4" office:value-type="string" calcext:value-type="string">
            <text:p>He died in a motor acciden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5" calcext:value-type="float">
            <text:p>145</text:p>
          </table:table-cell>
          <table:table-cell table:style-name="ce4" office:value-type="string" calcext:value-type="string">
            <text:p>I'm sorry to hear that. That's an awful way to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3" calcext:value-type="float">
            <text:p>183</text:p>
          </table:table-cell>
          <table:table-cell table:style-name="ce4" office:value-type="string" calcext:value-type="string">
            <text:p>Seriously it was heartbreaking because we were best of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5" calcext:value-type="float">
            <text:p>145</text:p>
          </table:table-cell>
          <table:table-cell table:style-name="ce4" office:value-type="string" calcext:value-type="string">
            <text:p>Hopefully you're able to move on and be happ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49_conv:3499</text:p>
          </table:table-cell>
          <table:table-cell table:style-name="ce2" office:value-type="string" calcext:value-type="string">
            <text:p>disappointed</text:p>
          </table:table-cell>
          <table:table-cell table:style-name="ce4" office:value-type="string" calcext:value-type="string">
            <text:p>I watched a movie that looked really good on the trailer but I didn't like it at all.</text:p>
          </table:table-cell>
          <table:table-cell table:style-name="ce2" office:value-type="float" office:value="226" calcext:value-type="float">
            <text:p>226</text:p>
          </table:table-cell>
          <table:table-cell table:style-name="ce4" office:value-type="string" calcext:value-type="string">
            <text:p>I watched a movie that looked really good on the trailer but I didn't like it at all</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hat was the movie? Save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 don't want to say because I feel like everybody should judge for themselv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ell thanks for nothing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10_conv:11020</text:p>
          </table:table-cell>
          <table:table-cell table:style-name="ce2" office:value-type="string" calcext:value-type="string">
            <text:p>surprised</text:p>
          </table:table-cell>
          <table:table-cell table:style-name="ce4" office:value-type="string" calcext:value-type="string">
            <text:p>I went to work on my birthday and my coworkers had gotten me my favorite cake. I was not expecting that at all.</text:p>
          </table:table-cell>
          <table:table-cell table:style-name="ce2" office:value-type="float" office:value="548" calcext:value-type="float">
            <text:p>548</text:p>
          </table:table-cell>
          <table:table-cell table:style-name="ce4" office:value-type="string" calcext:value-type="string">
            <text:p>I went to work on my birthday and my coworkers had gotten me my favorite cake. I was not expecting that at al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pretty sw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t was so good and unexpec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hat kind of cak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6_conv:1872</text:p>
          </table:table-cell>
          <table:table-cell table:style-name="ce2" office:value-type="string" calcext:value-type="string">
            <text:p>afraid</text:p>
          </table:table-cell>
          <table:table-cell table:style-name="ce4" office:value-type="string" calcext:value-type="string">
            <text:p>Earlier a guy cut me off on the road_comma_ he was driving a box truck and I saw my life flash before my eyes.</text:p>
          </table:table-cell>
          <table:table-cell table:style-name="ce2" office:value-type="float" office:value="220" calcext:value-type="float">
            <text:p>220</text:p>
          </table:table-cell>
          <table:table-cell table:style-name="ce4" office:value-type="string" calcext:value-type="string">
            <text:p>You won't believe this_comma_ a guy in a box truck cut me off earlier and ran me off the roa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re you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am okay but I was terrified_comma_ I thought we were going to collide and I was worried about getting hu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s your vehicle damag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39_conv:17279</text:p>
          </table:table-cell>
          <table:table-cell table:style-name="ce2" office:value-type="string" calcext:value-type="string">
            <text:p>lonely</text:p>
          </table:table-cell>
          <table:table-cell table:style-name="ce4" office:value-type="string" calcext:value-type="string">
            <text:p>I went to the skating rink all by myself yesterday. Never felt so alone.</text:p>
          </table:table-cell>
          <table:table-cell table:style-name="ce2" office:value-type="float" office:value="209" calcext:value-type="float">
            <text:p>209</text:p>
          </table:table-cell>
          <table:table-cell table:style-name="ce4" office:value-type="string" calcext:value-type="string">
            <text:p>I went to the skating rink all by myself yester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All you must have been proud of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wasn't. My friends ditched me. It was a terribl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That's so terrible. How could they ditch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73_conv:14346</text:p>
          </table:table-cell>
          <table:table-cell table:style-name="ce2" office:value-type="string" calcext:value-type="string">
            <text:p>jealous</text:p>
          </table:table-cell>
          <table:table-cell table:style-name="ce4" office:value-type="string" calcext:value-type="string">
            <text:p>My dad forgot to pick me up today because he has found new friends</text:p>
          </table:table-cell>
          <table:table-cell table:style-name="ce2" office:value-type="float" office:value="516" calcext:value-type="float">
            <text:p>516</text:p>
          </table:table-cell>
          <table:table-cell table:style-name="ce4" office:value-type="string" calcext:value-type="string">
            <text:p>My dad forgot to pick me up today after schoo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 suc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Yes_comma_ specially because he just forg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would be s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24_conv:12449</text:p>
          </table:table-cell>
          <table:table-cell table:style-name="ce2" office:value-type="string" calcext:value-type="string">
            <text:p>angry</text:p>
          </table:table-cell>
          <table:table-cell table:style-name="ce4" office:value-type="string" calcext:value-type="string">
            <text:p>i cant stand when i let someone out in traffic and i dont get a wave or anything. it really drives me crazy</text:p>
          </table:table-cell>
          <table:table-cell table:style-name="ce2" office:value-type="float" office:value="524" calcext:value-type="float">
            <text:p>524</text:p>
          </table:table-cell>
          <table:table-cell table:style-name="ce4" office:value-type="string" calcext:value-type="string">
            <text:p>it really drives me crazy when i let someone out in traffic and dont get a wave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Do you ever road rage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from time to time i do_comma_ traffic out here is ho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Where do you l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76_conv:10553</text:p>
          </table:table-cell>
          <table:table-cell table:style-name="ce2" office:value-type="string" calcext:value-type="string">
            <text:p>annoyed</text:p>
          </table:table-cell>
          <table:table-cell table:style-name="ce4" office:value-type="string" calcext:value-type="string">
            <text:p>My sister always is wearing my makeup</text:p>
          </table:table-cell>
          <table:table-cell table:style-name="ce2" office:value-type="float" office:value="445" calcext:value-type="float">
            <text:p>445</text:p>
          </table:table-cell>
          <table:table-cell table:style-name="ce4" office:value-type="string" calcext:value-type="string">
            <text:p>My sister had my makeup on yesterday agai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Aww dangit! <text:s/>You might have to hide it better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Why! doesnt she know not to ste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know right?? <text:s/>Maybe you should buy some bad makeup and let her steal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19_conv:23439</text:p>
          </table:table-cell>
          <table:table-cell table:style-name="ce2" office:value-type="string" calcext:value-type="string">
            <text:p>sentimental</text:p>
          </table:table-cell>
          <table:table-cell table:style-name="ce4" office:value-type="string" calcext:value-type="string">
            <text:p>Last month when I was cleaning out the attic I found a box of old photo albums. It was really good to relive all the old memories.</text:p>
          </table:table-cell>
          <table:table-cell table:style-name="ce2" office:value-type="float" office:value="340" calcext:value-type="float">
            <text:p>340</text:p>
          </table:table-cell>
          <table:table-cell table:style-name="ce4" office:value-type="string" calcext:value-type="string">
            <text:p>Last month cleaning out the attic I found a old box of photo albums that had belonged to my moth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Oh cool. Were there any good picture in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So many good pictures. It was great reliving all of those old memories_comma_ many I had forgotten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Well that's nice. I am glad they were happy memories for you.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98_conv:15396</text:p>
          </table:table-cell>
          <table:table-cell table:style-name="ce2" office:value-type="string" calcext:value-type="string">
            <text:p>devastated</text:p>
          </table:table-cell>
          <table:table-cell table:style-name="ce4" office:value-type="string" calcext:value-type="string">
            <text:p>My cat I've had for over 15 years who went through college_comma_ kids _comma_ my divorce with me had to be put down recently.</text:p>
          </table:table-cell>
          <table:table-cell table:style-name="ce2" office:value-type="float" office:value="408" calcext:value-type="float">
            <text:p>408</text:p>
          </table:table-cell>
          <table:table-cell table:style-name="ce4" office:value-type="string" calcext:value-type="string">
            <text:p>Have you ever had a pe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_comma_ I loved him. Hav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I did_comma_ I had him for 15 years_comma_ but I just had to put him down. It was the worst day of my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t must have been very devastating. But remember him for all the good ti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62_conv:13124</text:p>
          </table:table-cell>
          <table:table-cell table:style-name="ce2" office:value-type="string" calcext:value-type="string">
            <text:p>proud</text:p>
          </table:table-cell>
          <table:table-cell table:style-name="ce4" office:value-type="string" calcext:value-type="string">
            <text:p>My sister finally graduated college and I'm so happy for her! She switched majors several times so it's been a long journey</text:p>
          </table:table-cell>
          <table:table-cell table:style-name="ce2" office:value-type="float" office:value="234" calcext:value-type="float">
            <text:p>234</text:p>
          </table:table-cell>
          <table:table-cell table:style-name="ce4" office:value-type="string" calcext:value-type="string">
            <text:p>My sister finally graduated college and I'm so happy for h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6" calcext:value-type="float">
            <text:p>566</text:p>
          </table:table-cell>
          <table:table-cell table:style-name="ce4" office:value-type="string" calcext:value-type="string">
            <text:p>Wow! That's a great achievement. You must really be prou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 am! She switched majors several times so it's been a long journey. She's finally figured it out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6" calcext:value-type="float">
            <text:p>566</text:p>
          </table:table-cell>
          <table:table-cell table:style-name="ce4" office:value-type="string" calcext:value-type="string">
            <text:p>That's great. Sounds like she has a bright future ahead of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4_conv:1249</text:p>
          </table:table-cell>
          <table:table-cell table:style-name="ce2" office:value-type="string" calcext:value-type="string">
            <text:p>furious</text:p>
          </table:table-cell>
          <table:table-cell table:style-name="ce4" office:value-type="string" calcext:value-type="string">
            <text:p>I ordered a medium latte_comma_ no sugar from starbucks. They completely got my order wrong_comma_ it was green and frozen! </text:p>
          </table:table-cell>
          <table:table-cell table:style-name="ce2" office:value-type="float" office:value="190" calcext:value-type="float">
            <text:p>190</text:p>
          </table:table-cell>
          <table:table-cell table:style-name="ce4" office:value-type="string" calcext:value-type="string">
            <text:p>Starbucks always get's my order wrong!</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I like Starbucks. But they're a little expensive for me to go there oft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They definitely are expensive. What's your favourite drink to g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A lat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63_conv:19927</text:p>
          </table:table-cell>
          <table:table-cell table:style-name="ce2" office:value-type="string" calcext:value-type="string">
            <text:p>disappointed</text:p>
          </table:table-cell>
          <table:table-cell table:style-name="ce4" office:value-type="string" calcext:value-type="string">
            <text:p>I had been told at work i w as likely to get a promotion in the next few weeks. It has been almost two months now and I am not happy</text:p>
          </table:table-cell>
          <table:table-cell table:style-name="ce2" office:value-type="float" office:value="559" calcext:value-type="float">
            <text:p>559</text:p>
          </table:table-cell>
          <table:table-cell table:style-name="ce4" office:value-type="string" calcext:value-type="string">
            <text:p>a while back my manager had told me i would most likely get a promotion within the next few week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great news! You must be exc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9" calcext:value-type="float">
            <text:p>559</text:p>
          </table:table-cell>
          <table:table-cell table:style-name="ce4" office:value-type="string" calcext:value-type="string">
            <text:p>well i was_comma_ hahaha its been at least a month now_comma_ and it seems like she has been avoiding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gosh. Wonder why she won't be upfront ab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20_conv:15641</text:p>
          </table:table-cell>
          <table:table-cell table:style-name="ce2" office:value-type="string" calcext:value-type="string">
            <text:p>anxious</text:p>
          </table:table-cell>
          <table:table-cell table:style-name="ce4" office:value-type="string" calcext:value-type="string">
            <text:p>The first day I went to the gym after years of being out _comma_ I was so anxious I was going to look stupid.</text:p>
          </table:table-cell>
          <table:table-cell table:style-name="ce2" office:value-type="float" office:value="53" calcext:value-type="float">
            <text:p>53</text:p>
          </table:table-cell>
          <table:table-cell table:style-name="ce4" office:value-type="string" calcext:value-type="string">
            <text:p>I started going back to the gym recently and I was so anxious the first day that I was going to look stupi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The gym always hurts my body when i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t's good to be sore. It means you worked out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hate that feeling s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 love it! If I'm not the sore the next day_comma_ It means I didn't try hard en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67_conv:10535</text:p>
          </table:table-cell>
          <table:table-cell table:style-name="ce2" office:value-type="string" calcext:value-type="string">
            <text:p>lonely</text:p>
          </table:table-cell>
          <table:table-cell table:style-name="ce4" office:value-type="string" calcext:value-type="string">
            <text:p>Once someone I thought loved me left me for another man.</text:p>
          </table:table-cell>
          <table:table-cell table:style-name="ce2" office:value-type="float" office:value="445" calcext:value-type="float">
            <text:p>445</text:p>
          </table:table-cell>
          <table:table-cell table:style-name="ce4" office:value-type="string" calcext:value-type="string">
            <text:p>The love of my life left me for a better ma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Oh no! Hey_comma_ I wouldn't say a better man. I'm sure you are just fine for someone else. She didn't deserv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feel like sometimes i can be overbearing with my love and it backfires on its intended purpos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Okay_comma_ yeah a lot of people seem to have that problem. Maybe you can learn from it for nex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64_conv:16129</text:p>
          </table:table-cell>
          <table:table-cell table:style-name="ce2" office:value-type="string" calcext:value-type="string">
            <text:p>annoyed</text:p>
          </table:table-cell>
          <table:table-cell table:style-name="ce4" office:value-type="string" calcext:value-type="string">
            <text:p>My dog pooped on the rug today. I was so peeved.</text:p>
          </table:table-cell>
          <table:table-cell table:style-name="ce2" office:value-type="float" office:value="209" calcext:value-type="float">
            <text:p>209</text:p>
          </table:table-cell>
          <table:table-cell table:style-name="ce4" office:value-type="string" calcext:value-type="string">
            <text:p>My dog pooped on the rug to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dangit _comma_ i would have been pretty upset _comma_ not to mention the clean up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otally. I was so annoyed since it was a 10 million dollar carp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shhhhhheeeeess _comma_ that would have given me a small heart of attack or just tunnel vision out of ra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66_conv:15332</text:p>
          </table:table-cell>
          <table:table-cell table:style-name="ce2" office:value-type="string" calcext:value-type="string">
            <text:p>angry</text:p>
          </table:table-cell>
          <table:table-cell table:style-name="ce4" office:value-type="string" calcext:value-type="string">
            <text:p>Someone threw away my lunch at work. <text:s/>It makes me so mad thinking about it.</text:p>
          </table:table-cell>
          <table:table-cell table:style-name="ce2" office:value-type="float" office:value="322" calcext:value-type="float">
            <text:p>322</text:p>
          </table:table-cell>
          <table:table-cell table:style-name="ce4" office:value-type="string" calcext:value-type="string">
            <text:p>Someone threw away my lunch at wor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Was your name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s_comma_ I think they did it on purpose. It makes me so mad thinking about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Have you had issues with this worker bef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73_conv:7947</text:p>
          </table:table-cell>
          <table:table-cell table:style-name="ce2" office:value-type="string" calcext:value-type="string">
            <text:p>disgusted</text:p>
          </table:table-cell>
          <table:table-cell table:style-name="ce4" office:value-type="string" calcext:value-type="string">
            <text:p>While hiking I found a dead deer with maggots eating on it.</text:p>
          </table:table-cell>
          <table:table-cell table:style-name="ce2" office:value-type="float" office:value="286" calcext:value-type="float">
            <text:p>286</text:p>
          </table:table-cell>
          <table:table-cell table:style-name="ce4" office:value-type="string" calcext:value-type="string">
            <text:p>I was hiking the other day and I ran across a dead deer with maggots eating on it. It smelled so ba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 bet that was disgusting! I would bring a noseplug from now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actually had to hold my nose and run off. Almost ruined my hik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 love hiking_comma_ I can't imagine happening upon something so gross. Would probably ruin my hike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11_conv:8423</text:p>
          </table:table-cell>
          <table:table-cell table:style-name="ce2" office:value-type="string" calcext:value-type="string">
            <text:p>anxious</text:p>
          </table:table-cell>
          <table:table-cell table:style-name="ce4" office:value-type="string" calcext:value-type="string">
            <text:p>I am about to take a cross country flight. I always get mildly nervous when flying.</text:p>
          </table:table-cell>
          <table:table-cell table:style-name="ce2" office:value-type="float" office:value="423" calcext:value-type="float">
            <text:p>423</text:p>
          </table:table-cell>
          <table:table-cell table:style-name="ce4" office:value-type="string" calcext:value-type="string">
            <text:p>I am taking a long overdue and much needed vacation this week. I wish i didnt have to f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afraid to fly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I usually do pretty good on short flights. Longer ones make me a little nerv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know right_comma_ planes make me nerv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I hate turbulenc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94_conv:19389</text:p>
          </table:table-cell>
          <table:table-cell table:style-name="ce2" office:value-type="string" calcext:value-type="string">
            <text:p>lonely</text:p>
          </table:table-cell>
          <table:table-cell table:style-name="ce4" office:value-type="string" calcext:value-type="string">
            <text:p>I have lived alone for the last 10 years some day's I think I should get a dog.</text:p>
          </table:table-cell>
          <table:table-cell table:style-name="ce2" office:value-type="float" office:value="60" calcext:value-type="float">
            <text:p>60</text:p>
          </table:table-cell>
          <table:table-cell table:style-name="ce4" office:value-type="string" calcext:value-type="string">
            <text:p>I have lived alone for the last 10 years some day's I think I should get a do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at is such a long time to live in loneliness. I suggest you do_comma_ dogs are great compani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I was thinking I'll go to resume and adopt who ever has been their the long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Sounds like a great idea! That would be very nice of you to give a dog a h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66_conv:21533</text:p>
          </table:table-cell>
          <table:table-cell table:style-name="ce2" office:value-type="string" calcext:value-type="string">
            <text:p>ashamed</text:p>
          </table:table-cell>
          <table:table-cell table:style-name="ce4" office:value-type="string" calcext:value-type="string">
            <text:p>One time I stole something from the grocery store when I was little</text:p>
          </table:table-cell>
          <table:table-cell table:style-name="ce2" office:value-type="float" office:value="547" calcext:value-type="float">
            <text:p>547</text:p>
          </table:table-cell>
          <table:table-cell table:style-name="ce4" office:value-type="string" calcext:value-type="string">
            <text:p>One time I stole something from the grocery store when I was littl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0" calcext:value-type="float">
            <text:p>710</text:p>
          </table:table-cell>
          <table:table-cell table:style-name="ce4" office:value-type="string" calcext:value-type="string">
            <text:p>Did your mother fin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No_comma_ but the guilt haunted me for a long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0" calcext:value-type="float">
            <text:p>710</text:p>
          </table:table-cell>
          <table:table-cell table:style-name="ce4" office:value-type="string" calcext:value-type="string">
            <text:p>How have you managed it? Have you thought about returning to the store and admitting to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07_conv:15614</text:p>
          </table:table-cell>
          <table:table-cell table:style-name="ce2" office:value-type="string" calcext:value-type="string">
            <text:p>furious</text:p>
          </table:table-cell>
          <table:table-cell table:style-name="ce4" office:value-type="string" calcext:value-type="string">
            <text:p>My dog pooed all over the floor!</text:p>
          </table:table-cell>
          <table:table-cell table:style-name="ce2" office:value-type="float" office:value="9" calcext:value-type="float">
            <text:p>9</text:p>
          </table:table-cell>
          <table:table-cell table:style-name="ce4" office:value-type="string" calcext:value-type="string">
            <text:p>My dog pooed all over the floor.</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Ugh_comma_ I absolutely hate it when that happens!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thought about getting rid of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It's so frustrating! <text:s/>My dog is elderly so it's been happening m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85_conv:13571</text:p>
          </table:table-cell>
          <table:table-cell table:style-name="ce2" office:value-type="string" calcext:value-type="string">
            <text:p>trusting</text:p>
          </table:table-cell>
          <table:table-cell table:style-name="ce4" office:value-type="string" calcext:value-type="string">
            <text:p>My daughter's teenage boyfriend was in charge of taking care of our animals and home while we went on vacation. Luckily_comma_ he's a good young man so we didn't worry he would try to steal anything. We felt it was safe and in good hands.</text:p>
          </table:table-cell>
          <table:table-cell table:style-name="ce2" office:value-type="float" office:value="45" calcext:value-type="float">
            <text:p>45</text:p>
          </table:table-cell>
          <table:table-cell table:style-name="ce4" office:value-type="string" calcext:value-type="string">
            <text:p>We took a vacation recently and had to leave my daughter's teenage boyfriend a key to our house so he could take care of the pets. He's a good young man_comma_ so we didn't feel uncomfortable anything would come up miss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Lucky! I would not trust anyone in my h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e didn't have much choice_comma_ as we had an outdoor dog and indoor cat_comma_ so if we didn't_comma_ we'd come back to not having pets. But_comma_ I wouldn't just let anybody_comma_ that's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I am happy for you!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4_conv:1269</text:p>
          </table:table-cell>
          <table:table-cell table:style-name="ce2" office:value-type="string" calcext:value-type="string">
            <text:p>devastated</text:p>
          </table:table-cell>
          <table:table-cell table:style-name="ce4" office:value-type="string" calcext:value-type="string">
            <text:p>I was carrying a large pizza from my favourite pizza place. Almost at the door home_comma_ just taking the keys out of my pocket. And then the delicious pizza fell out of the box and all onto the floor!!!</text:p>
          </table:table-cell>
          <table:table-cell table:style-name="ce2" office:value-type="float" office:value="190" calcext:value-type="float">
            <text:p>190</text:p>
          </table:table-cell>
          <table:table-cell table:style-name="ce4" office:value-type="string" calcext:value-type="string">
            <text:p>My pizza I bought fell all over the floor on my way ho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3" calcext:value-type="float">
            <text:p>183</text:p>
          </table:table-cell>
          <table:table-cell table:style-name="ce4" office:value-type="string" calcext:value-type="string">
            <text:p>Wow_comma_ that will be so devastating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The pizza was from my favourite pizza shop as well! Quite the sad mo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3" calcext:value-type="float">
            <text:p>183</text:p>
          </table:table-cell>
          <table:table-cell table:style-name="ce4" office:value-type="string" calcext:value-type="string">
            <text:p>So_comma_ how did you now d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I was getting keys out of my pocket_comma_ and then WHAM_comma_ right on the floor. The pineapple slices were the first to fall on the flo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74_conv:17548</text:p>
          </table:table-cell>
          <table:table-cell table:style-name="ce2" office:value-type="string" calcext:value-type="string">
            <text:p>surprised</text:p>
          </table:table-cell>
          <table:table-cell table:style-name="ce4" office:value-type="string" calcext:value-type="string">
            <text:p>A while ago i was walking to college and j-crossed the street_comma_ to my shock I got a ticket.</text:p>
          </table:table-cell>
          <table:table-cell table:style-name="ce2" office:value-type="float" office:value="326" calcext:value-type="float">
            <text:p>326</text:p>
          </table:table-cell>
          <table:table-cell table:style-name="ce4" office:value-type="string" calcext:value-type="string">
            <text:p>Back when I was in college_comma_ I crossed a street in wrong place and got a ticke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hate to hear that. I hate tickets. There are so many other things I would rather spend my money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Exactly_comma_ especially when you get one for just wal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Yeah_comma_ that is such a silly thing to get a ticket f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70_conv:12141</text:p>
          </table:table-cell>
          <table:table-cell table:style-name="ce2" office:value-type="string" calcext:value-type="string">
            <text:p>faithful</text:p>
          </table:table-cell>
          <table:table-cell table:style-name="ce4" office:value-type="string" calcext:value-type="string">
            <text:p>I had a girl try to hook up with me_comma_ but i didnt do anything because I love my wife.</text:p>
          </table:table-cell>
          <table:table-cell table:style-name="ce2" office:value-type="float" office:value="301" calcext:value-type="float">
            <text:p>301</text:p>
          </table:table-cell>
          <table:table-cell table:style-name="ce4" office:value-type="string" calcext:value-type="string">
            <text:p>This attractive girl at the bar was trying to get me to go home with her the other nigh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Well... did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No_comma_ im married and I couldnt do that to my w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h too bad you're married. <text:s text:c="3"/>Pro's and c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24_conv:7448</text:p>
          </table:table-cell>
          <table:table-cell table:style-name="ce2" office:value-type="string" calcext:value-type="string">
            <text:p>caring</text:p>
          </table:table-cell>
          <table:table-cell table:style-name="ce4" office:value-type="string" calcext:value-type="string">
            <text:p>I am feeling warm and fuzzy today. My girlfriend called and told me she would be on the visit.</text:p>
          </table:table-cell>
          <table:table-cell table:style-name="ce2" office:value-type="float" office:value="291" calcext:value-type="float">
            <text:p>291</text:p>
          </table:table-cell>
          <table:table-cell table:style-name="ce4" office:value-type="string" calcext:value-type="string">
            <text:p>I haven't seen my girlfriend in awhile. She told me today she was coming to visit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1" calcext:value-type="float">
            <text:p>471</text:p>
          </table:table-cell>
          <table:table-cell table:style-name="ce4" office:value-type="string" calcext:value-type="string">
            <text:p>Long distance relationships aren't easy. That's great news to hear. Do you have anything special plan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Yes we are going to have a date. I am thinking Disney La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1" calcext:value-type="float">
            <text:p>471</text:p>
          </table:table-cell>
          <table:table-cell table:style-name="ce4" office:value-type="string" calcext:value-type="string">
            <text:p>That sounds like so much fun! I bet you two will have a great time togeth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34_conv:17068</text:p>
          </table:table-cell>
          <table:table-cell table:style-name="ce2" office:value-type="string" calcext:value-type="string">
            <text:p>anticipating</text:p>
          </table:table-cell>
          <table:table-cell table:style-name="ce4" office:value-type="string" calcext:value-type="string">
            <text:p>I am super excited for the new super smash bros!</text:p>
          </table:table-cell>
          <table:table-cell table:style-name="ce2" office:value-type="float" office:value="10" calcext:value-type="float">
            <text:p>10</text:p>
          </table:table-cell>
          <table:table-cell table:style-name="ce4" office:value-type="string" calcext:value-type="string">
            <text:p>I am super excited for the new super smash bro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weet. Will there be new charact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Oh yeah_comma_ all the most requested on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hen did you start play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70_conv:12140</text:p>
          </table:table-cell>
          <table:table-cell table:style-name="ce2" office:value-type="string" calcext:value-type="string">
            <text:p>nostalgic</text:p>
          </table:table-cell>
          <table:table-cell table:style-name="ce4" office:value-type="string" calcext:value-type="string">
            <text:p>I found an old R/C car I had from when I was a kid.</text:p>
          </table:table-cell>
          <table:table-cell table:style-name="ce2" office:value-type="float" office:value="244" calcext:value-type="float">
            <text:p>244</text:p>
          </table:table-cell>
          <table:table-cell table:style-name="ce4" office:value-type="string" calcext:value-type="string">
            <text:p>I found an old R/C car I had from when I was a ki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thats pretty neat. <text:s/>I think that might be worth a lot of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don't think its worth anything but it brings back a lot of memo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well that might make it more valuable to you then. <text:s/>Does it still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don't know_comma_ I'd need to get some batteries for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66_conv:3732</text:p>
          </table:table-cell>
          <table:table-cell table:style-name="ce2" office:value-type="string" calcext:value-type="string">
            <text:p>guilty</text:p>
          </table:table-cell>
          <table:table-cell table:style-name="ce4" office:value-type="string" calcext:value-type="string">
            <text:p>I accidentally bumped into someone at the mall and they dropped their phone and the screen cracked.</text:p>
          </table:table-cell>
          <table:table-cell table:style-name="ce2" office:value-type="float" office:value="294" calcext:value-type="float">
            <text:p>294</text:p>
          </table:table-cell>
          <table:table-cell table:style-name="ce4" office:value-type="string" calcext:value-type="string">
            <text:p>I accidentally bumped into a guy at the mall and he dropped his phone and the screen cracked. <text:s/>I felt really ba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maybe he was not watching where HE was g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Maybe not_comma_ I know he was looking at his phone. <text:s/>He was really upset_comma_ though and was yelling at me. <text:s/>Luckily he had insurance on it_comma_ but I still felt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at least he didnt hit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58_conv:24716</text:p>
          </table:table-cell>
          <table:table-cell table:style-name="ce2" office:value-type="string" calcext:value-type="string">
            <text:p>apprehensive</text:p>
          </table:table-cell>
          <table:table-cell table:style-name="ce4" office:value-type="string" calcext:value-type="string">
            <text:p>I felt uneasy as I looked at the looming rollercoaster. </text:p>
          </table:table-cell>
          <table:table-cell table:style-name="ce2" office:value-type="float" office:value="59" calcext:value-type="float">
            <text:p>59</text:p>
          </table:table-cell>
          <table:table-cell table:style-name="ce4" office:value-type="string" calcext:value-type="string">
            <text:p>We went to Six Flags yesterday and I felt so uneasy as I looked at the looming rollercoast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Which Six Flags did you go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n Georgia. The rollercoaster ended up being very thrilling despite my earlier apprehens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live right by that 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7_conv:2335</text:p>
          </table:table-cell>
          <table:table-cell table:style-name="ce2" office:value-type="string" calcext:value-type="string">
            <text:p>angry</text:p>
          </table:table-cell>
          <table:table-cell table:style-name="ce4" office:value-type="string" calcext:value-type="string">
            <text:p>I got really mad when I failed a final in college. I just did not try hard enough</text:p>
          </table:table-cell>
          <table:table-cell table:style-name="ce2" office:value-type="float" office:value="126" calcext:value-type="float">
            <text:p>126</text:p>
          </table:table-cell>
          <table:table-cell table:style-name="ce4" office:value-type="string" calcext:value-type="string">
            <text:p>I got really mad when I failed a finals test. I knew I could do bett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I bet that wasn't a great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sucked to be hon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I am assuming you did study hard for it r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82_conv:14364</text:p>
          </table:table-cell>
          <table:table-cell table:style-name="ce2" office:value-type="string" calcext:value-type="string">
            <text:p>sad</text:p>
          </table:table-cell>
          <table:table-cell table:style-name="ce4" office:value-type="string" calcext:value-type="string">
            <text:p>I found out I did not win the lottery.</text:p>
          </table:table-cell>
          <table:table-cell table:style-name="ce2" office:value-type="float" office:value="59" calcext:value-type="float">
            <text:p>59</text:p>
          </table:table-cell>
          <table:table-cell table:style-name="ce4" office:value-type="string" calcext:value-type="string">
            <text:p>I bought 30 lottery tickets and I found out I did not win the lottery in any of the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well the odds are quite bad but that still suc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agree_comma_ but I thought it was worth a shot. i am so sad I lost all that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can imag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83_conv:20166</text:p>
          </table:table-cell>
          <table:table-cell table:style-name="ce2" office:value-type="string" calcext:value-type="string">
            <text:p>hopeful</text:p>
          </table:table-cell>
          <table:table-cell table:style-name="ce4" office:value-type="string" calcext:value-type="string">
            <text:p>Now that everything is falling into place in life_comma_ i feel very hopeful about the future.</text:p>
          </table:table-cell>
          <table:table-cell table:style-name="ce2" office:value-type="float" office:value="673" calcext:value-type="float">
            <text:p>673</text:p>
          </table:table-cell>
          <table:table-cell table:style-name="ce4" office:value-type="string" calcext:value-type="string">
            <text:p>Life seems to be going perfect right now_comma_ how about you?</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m glad to hear that! Things are really going great for m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3" calcext:value-type="float">
            <text:p>673</text:p>
          </table:table-cell>
          <table:table-cell table:style-name="ce4" office:value-type="string" calcext:value-type="string">
            <text:p>Well that's even better news! i'm feeling hopeful for the both of 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Same here. Let's hope these good times stick around real lo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29_conv:16258</text:p>
          </table:table-cell>
          <table:table-cell table:style-name="ce2" office:value-type="string" calcext:value-type="string">
            <text:p>furious</text:p>
          </table:table-cell>
          <table:table-cell table:style-name="ce4" office:value-type="string" calcext:value-type="string">
            <text:p>Someone stole my trash can.</text:p>
          </table:table-cell>
          <table:table-cell table:style-name="ce2" office:value-type="float" office:value="244" calcext:value-type="float">
            <text:p>244</text:p>
          </table:table-cell>
          <table:table-cell table:style-name="ce4" office:value-type="string" calcext:value-type="string">
            <text:p>Someone stole my trash ca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Why on earth would someone do that? A totally pointless ac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e city will literally give you one for free. <text:s/>I don't even get it.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Some people will steal anything_comma_ I guess. A store employee once told me they had to keep certain things by the checkout or they walk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p. <text:s/>The lack of integrity of some people is shoc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t sure is! I got caught (when I was about 8) bouncing a ping pong ball while leaving a toy store. The owner took me home and my Dad gave me a hiding. Never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 little pain goes a long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Oh yes. While other teenagers were thieving I was being a very good little girl! Hope you get a replacement for your trash ca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97_conv:21994</text:p>
          </table:table-cell>
          <table:table-cell table:style-name="ce2" office:value-type="string" calcext:value-type="string">
            <text:p>jealous</text:p>
          </table:table-cell>
          <table:table-cell table:style-name="ce4" office:value-type="string" calcext:value-type="string">
            <text:p>I went to the casino with my brother and all I could do was lose. <text:s/>The only thing he could do was win. <text:s/>I was happy for him but I wish I could have joined in the winning a little bit.</text:p>
          </table:table-cell>
          <table:table-cell table:style-name="ce2" office:value-type="float" office:value="318" calcext:value-type="float">
            <text:p>318</text:p>
          </table:table-cell>
          <table:table-cell table:style-name="ce4" office:value-type="string" calcext:value-type="string">
            <text:p>I went to the casino with my brother and the only thing he could do was win! The only thing I could do was los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1" calcext:value-type="float">
            <text:p>721</text:p>
          </table:table-cell>
          <table:table-cell table:style-name="ce4" office:value-type="string" calcext:value-type="string">
            <text:p>That sounds like a bummer. Hopefully_comma_ you did not lose to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Nope_comma_ I'm a little careful when I go out there. <text:s/>It would have been nice to join in on the winning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1" calcext:value-type="float">
            <text:p>721</text:p>
          </table:table-cell>
          <table:table-cell table:style-name="ce4" office:value-type="string" calcext:value-type="string">
            <text:p>Yeah_comma_ but it is a good thing to hear you did not lose too much. Some people put all the money on the l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9_conv:1158</text:p>
          </table:table-cell>
          <table:table-cell table:style-name="ce2" office:value-type="string" calcext:value-type="string">
            <text:p>impressed</text:p>
          </table:table-cell>
          <table:table-cell table:style-name="ce4" office:value-type="string" calcext:value-type="string">
            <text:p>My girlfriend won the most beautiful girl in her city</text:p>
          </table:table-cell>
          <table:table-cell table:style-name="ce2" office:value-type="float" office:value="166" calcext:value-type="float">
            <text:p>166</text:p>
          </table:table-cell>
          <table:table-cell table:style-name="ce4" office:value-type="string" calcext:value-type="string">
            <text:p>I never know my girl friend is so noticed in the society until she won the most beautiful girl in her cit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Oh wow. so she's kind of famous it seem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oh yeah. I am so proud of her. She will be proceeding to compete at the state lev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that's amazing. My mother was also a beauty contest winner when she was 18.</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86_conv:20372</text:p>
          </table:table-cell>
          <table:table-cell table:style-name="ce2" office:value-type="string" calcext:value-type="string">
            <text:p>ashamed</text:p>
          </table:table-cell>
          <table:table-cell table:style-name="ce4" office:value-type="string" calcext:value-type="string">
            <text:p>I walked into work very late and the clinic was very busy. I was so embarrassed. </text:p>
          </table:table-cell>
          <table:table-cell table:style-name="ce2" office:value-type="float" office:value="567" calcext:value-type="float">
            <text:p>567</text:p>
          </table:table-cell>
          <table:table-cell table:style-name="ce4" office:value-type="string" calcext:value-type="string">
            <text:p>I was very late to work today and they were so busy with patient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Did you get wrote up or a lecture when you got thei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Well I will find out tomorrow. I know better than that is what she told me_comma_ especially on Fridays_comma_ when we are the busies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Its always best to be on time _comma_ I hope they understand no one is perfec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agree. I feel so bad and embarrassed about it. Even the doctor scolded m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06_conv:24613</text:p>
          </table:table-cell>
          <table:table-cell table:style-name="ce2" office:value-type="string" calcext:value-type="string">
            <text:p>proud</text:p>
          </table:table-cell>
          <table:table-cell table:style-name="ce4" office:value-type="string" calcext:value-type="string">
            <text:p>I finally got my BA. I am so happy to be done with college?</text:p>
          </table:table-cell>
          <table:table-cell table:style-name="ce2" office:value-type="float" office:value="298" calcext:value-type="float">
            <text:p>298</text:p>
          </table:table-cell>
          <table:table-cell table:style-name="ce4" office:value-type="string" calcext:value-type="string">
            <text:p>I finally got my BA. I am so happy to be done with colleg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School can be al ot of work</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8" calcext:value-type="float">
            <text:p>298</text:p>
          </table:table-cell>
          <table:table-cell table:style-name="ce4" office:value-type="string" calcext:value-type="string">
            <text:p>And it takes 4 years or more. Im still debating grad sch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say go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8" calcext:value-type="float">
            <text:p>298</text:p>
          </table:table-cell>
          <table:table-cell table:style-name="ce4" office:value-type="string" calcext:value-type="string">
            <text:p>Maybe. I dont want to be in debt for the rest of my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12_conv:12625</text:p>
          </table:table-cell>
          <table:table-cell table:style-name="ce2" office:value-type="string" calcext:value-type="string">
            <text:p>confident</text:p>
          </table:table-cell>
          <table:table-cell table:style-name="ce4" office:value-type="string" calcext:value-type="string">
            <text:p>I have to make a tuna casserole for tomorrow. <text:s/>I am sure I can do it well.</text:p>
          </table:table-cell>
          <table:table-cell table:style-name="ce2" office:value-type="float" office:value="322" calcext:value-type="float">
            <text:p>322</text:p>
          </table:table-cell>
          <table:table-cell table:style-name="ce4" office:value-type="string" calcext:value-type="string">
            <text:p>I have to make a tuna casserole for tomorrow.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Do you enjoy cooking for others or for the event you are taking it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t's for a potluck. <text:s/>I am sure I can do it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bet it will be great - I've always loved a good tuna cassero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3_conv:707</text:p>
          </table:table-cell>
          <table:table-cell table:style-name="ce2" office:value-type="string" calcext:value-type="string">
            <text:p>confident</text:p>
          </table:table-cell>
          <table:table-cell table:style-name="ce4" office:value-type="string" calcext:value-type="string">
            <text:p>I love when I'm in the "flow" doing what I'm doing -- whether it's speaking or doing large-scale visual capture of meetings.</text:p>
          </table:table-cell>
          <table:table-cell table:style-name="ce2" office:value-type="float" office:value="66" calcext:value-type="float">
            <text:p>66</text:p>
          </table:table-cell>
          <table:table-cell table:style-name="ce4" office:value-type="string" calcext:value-type="string">
            <text:p>I love being in the "flow" -- whether it's in speaking to a group of people or working to help facilitate meeting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What kind of work do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I work with different organizations on strengthening their culture_comma_ and I do large-scale visual notetaking (also known as graphic recording). Are you familiar with that at all? (Not unusual NOT to 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Actually I'm not_comma_ but it sounds very interesting and by working with different organizations_comma_ I would imagine it's also exciting and new every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That's one of the huge benefits -- learning about many different industries and subjec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87_conv:6375</text:p>
          </table:table-cell>
          <table:table-cell table:style-name="ce2" office:value-type="string" calcext:value-type="string">
            <text:p>surprised</text:p>
          </table:table-cell>
          <table:table-cell table:style-name="ce4" office:value-type="string" calcext:value-type="string">
            <text:p>This bird chased my cat on our walk.</text:p>
          </table:table-cell>
          <table:table-cell table:style-name="ce2" office:value-type="float" office:value="1" calcext:value-type="float">
            <text:p>1</text:p>
          </table:table-cell>
          <table:table-cell table:style-name="ce4" office:value-type="string" calcext:value-type="string">
            <text:p>This bird chased my cat on our walk</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Did your cat show the bird who's b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Nah. He's a puss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somewhat offens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97_conv:10595</text:p>
          </table:table-cell>
          <table:table-cell table:style-name="ce2" office:value-type="string" calcext:value-type="string">
            <text:p>furious</text:p>
          </table:table-cell>
          <table:table-cell table:style-name="ce4" office:value-type="string" calcext:value-type="string">
            <text:p>Today! I am super angry at a company for not wanting to refund me after they charged me for a month early! I didn't like their software and the rep was SO RUDE and acted like they were doing me a favor in refunding me for something that just started today and I wouldn't be using for a month_comma_ so why should I be paying for it?</text:p>
          </table:table-cell>
          <table:table-cell table:style-name="ce2" office:value-type="float" office:value="296" calcext:value-type="float">
            <text:p>296</text:p>
          </table:table-cell>
          <table:table-cell table:style-name="ce4" office:value-type="string" calcext:value-type="string">
            <text:p>Today! I am super angry at a company for not wanting to refund me after they charged me for a month_comma_ ear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that is not good have you tried calling them to talk about the probl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ey are in the UK and had good reviews but NO phone number! Only email. I didn't like their software and the rep was SO RUDE and acted like they were doing me a favor in refunding me for something that just started today and I wouldn't be using for a month_comma_ so why should I be paying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YOu are right i think you shold just stop paying <text:s/>if they treat you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didn't use it at all_comma_ they charged me early. Not sure why I need to pay for it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97_conv:2594</text:p>
          </table:table-cell>
          <table:table-cell table:style-name="ce2" office:value-type="string" calcext:value-type="string">
            <text:p>angry</text:p>
          </table:table-cell>
          <table:table-cell table:style-name="ce4" office:value-type="string" calcext:value-type="string">
            <text:p>I am so mad that I couldn't go to Disneyland.</text:p>
          </table:table-cell>
          <table:table-cell table:style-name="ce2" office:value-type="float" office:value="4" calcext:value-type="float">
            <text:p>4</text:p>
          </table:table-cell>
          <table:table-cell table:style-name="ce4" office:value-type="string" calcext:value-type="string">
            <text:p>I am so mad I couldn't go to Disneyla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no. Ive only been once but it was great.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My flight got canceled and I couldn't get on another fl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terrible. Were you able to get a refu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47_conv:12295</text:p>
          </table:table-cell>
          <table:table-cell table:style-name="ce2" office:value-type="string" calcext:value-type="string">
            <text:p>faithful</text:p>
          </table:table-cell>
          <table:table-cell table:style-name="ce4" office:value-type="string" calcext:value-type="string">
            <text:p>I just celebrated my 50th wedding anniversary.</text:p>
          </table:table-cell>
          <table:table-cell table:style-name="ce2" office:value-type="float" office:value="294" calcext:value-type="float">
            <text:p>294</text:p>
          </table:table-cell>
          <table:table-cell table:style-name="ce4" office:value-type="string" calcext:value-type="string">
            <text:p>I just celebrated my 50th wedding anniversar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ow_comma_ holy cow_comma_ how old were you when you got marri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was 18 and she was 20. <text:s/>Things were a lot different back then_comma_ but I love my wife more with each passing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Good_comma_ I am glad there is still true love out t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6_conv:832</text:p>
          </table:table-cell>
          <table:table-cell table:style-name="ce2" office:value-type="string" calcext:value-type="string">
            <text:p>sentimental</text:p>
          </table:table-cell>
          <table:table-cell table:style-name="ce4" office:value-type="string" calcext:value-type="string">
            <text:p>I was looking through some of my sons old toys_comma_ and I felt sentimental and couldn't give them away</text:p>
          </table:table-cell>
          <table:table-cell table:style-name="ce2" office:value-type="float" office:value="8" calcext:value-type="float">
            <text:p>8</text:p>
          </table:table-cell>
          <table:table-cell table:style-name="ce4" office:value-type="string" calcext:value-type="string">
            <text:p>Don't you hate when you have to give stuff away and then can't? Well_comma_ that happened to me recently. I was going to give away some of my son's old toys_comma_ but started looking at then and realized that I need to keep them for no other reason than that I was being sentimental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6" calcext:value-type="float">
            <text:p>146</text:p>
          </table:table-cell>
          <table:table-cell table:style-name="ce4" office:value-type="string" calcext:value-type="string">
            <text:p>That's too funny. You know_comma_ I'm the exact same way.. I get so nostalgic with my old things. Can never throw them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I know! I am always like I need this notebook that has my 3rd grade handwriting back from the 90s because it will be very useful someday...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6" calcext:value-type="float">
            <text:p>146</text:p>
          </table:table-cell>
          <table:table-cell table:style-name="ce4" office:value-type="string" calcext:value-type="string">
            <text:p>Yes_comma_ someday... Haha. I love looking back at those kinds of things. It brings back so many good memories. Such a good feel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71_conv:8142</text:p>
          </table:table-cell>
          <table:table-cell table:style-name="ce2" office:value-type="string" calcext:value-type="string">
            <text:p>excited</text:p>
          </table:table-cell>
          <table:table-cell table:style-name="ce4" office:value-type="string" calcext:value-type="string">
            <text:p>I just bought plane tickets to Las Vegas for this fall. <text:s/>I have never been and I am very happy about it</text:p>
          </table:table-cell>
          <table:table-cell table:style-name="ce2" office:value-type="float" office:value="282" calcext:value-type="float">
            <text:p>282</text:p>
          </table:table-cell>
          <table:table-cell table:style-name="ce4" office:value-type="string" calcext:value-type="string">
            <text:p>So I just bought plane tickets and book a hotel. <text:s/>I am going to Vegas for the first time this fal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m so excited for you_comma_ my friend has gone twice he said a lot of people are passed out drunk on the street _comma_ and even taco bell sells alcohol very weird pl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will avoid the passing out drunk on the street part_comma_ but I am very pumped to be g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 would love going one day as well _comma_ just ignore the drunk people i bet your gonna have a bl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35_conv:9271</text:p>
          </table:table-cell>
          <table:table-cell table:style-name="ce2" office:value-type="string" calcext:value-type="string">
            <text:p>angry</text:p>
          </table:table-cell>
          <table:table-cell table:style-name="ce4" office:value-type="string" calcext:value-type="string">
            <text:p>My coworker stole my presentation idea and claimed it was his!</text:p>
          </table:table-cell>
          <table:table-cell table:style-name="ce2" office:value-type="float" office:value="220" calcext:value-type="float">
            <text:p>220</text:p>
          </table:table-cell>
          <table:table-cell table:style-name="ce4" office:value-type="string" calcext:value-type="string">
            <text:p>My coworker stole my presentation idea and claimed it was his_comma_ I can't believe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WHAT? did_comma_ you have any idea beforehand_comma_ <text:s/>or he just showed up with your id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He showed up with my idea so not only was I so mad but embarrassed to because it looked like I stole from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OH no! I didnt even think about that. <text:s/>That must have been terri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49_conv:10899</text:p>
          </table:table-cell>
          <table:table-cell table:style-name="ce2" office:value-type="string" calcext:value-type="string">
            <text:p>hopeful</text:p>
          </table:table-cell>
          <table:table-cell table:style-name="ce4" office:value-type="string" calcext:value-type="string">
            <text:p>There is a job opening at the law firm I have always wanted to work at. I applied and am keeping my fingers crossed.</text:p>
          </table:table-cell>
          <table:table-cell table:style-name="ce2" office:value-type="float" office:value="243" calcext:value-type="float">
            <text:p>243</text:p>
          </table:table-cell>
          <table:table-cell table:style-name="ce4" office:value-type="string" calcext:value-type="string">
            <text:p>There's a job opening at the law firm that I've always wanted to work a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Oh nice! Hope you ge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nks. I applied and will keep my fingers cro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Best of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60_conv:15921</text:p>
          </table:table-cell>
          <table:table-cell table:style-name="ce2" office:value-type="string" calcext:value-type="string">
            <text:p>confident</text:p>
          </table:table-cell>
          <table:table-cell table:style-name="ce4" office:value-type="string" calcext:value-type="string">
            <text:p>I had worked hard for the forth coming exams</text:p>
          </table:table-cell>
          <table:table-cell table:style-name="ce2" office:value-type="float" office:value="520" calcext:value-type="float">
            <text:p>520</text:p>
          </table:table-cell>
          <table:table-cell table:style-name="ce4" office:value-type="string" calcext:value-type="string">
            <text:p>I'm more than assured of success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How 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I had worked hard for the forth coming exam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Hard work usually pays off. Which exams are you tak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80_conv:14161</text:p>
          </table:table-cell>
          <table:table-cell table:style-name="ce2" office:value-type="string" calcext:value-type="string">
            <text:p>sad</text:p>
          </table:table-cell>
          <table:table-cell table:style-name="ce4" office:value-type="string" calcext:value-type="string">
            <text:p>I cried when my best friend moved away.</text:p>
          </table:table-cell>
          <table:table-cell table:style-name="ce2" office:value-type="float" office:value="4" calcext:value-type="float">
            <text:p>4</text:p>
          </table:table-cell>
          <table:table-cell table:style-name="ce4" office:value-type="string" calcext:value-type="string">
            <text:p>I cried when my best friend moved aw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ah so sad for you_comma_ where did he/she mov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e moved all the way to Par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oh yeah_comma_ nice pace though but you will miss him a lot i gu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81_conv:2963</text:p>
          </table:table-cell>
          <table:table-cell table:style-name="ce2" office:value-type="string" calcext:value-type="string">
            <text:p>trusting</text:p>
          </table:table-cell>
          <table:table-cell table:style-name="ce4" office:value-type="string" calcext:value-type="string">
            <text:p>I knew my brother wanted to help when I was struggling in life. He just seemed to care</text:p>
          </table:table-cell>
          <table:table-cell table:style-name="ce2" office:value-type="float" office:value="126" calcext:value-type="float">
            <text:p>126</text:p>
          </table:table-cell>
          <table:table-cell table:style-name="ce4" office:value-type="string" calcext:value-type="string">
            <text:p>I knew I could count on my brother. He was there for me when I was struggling in lif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Family is very import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s the most important to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The same for me_comma_ i try to keep them clo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78_conv:23156</text:p>
          </table:table-cell>
          <table:table-cell table:style-name="ce2" office:value-type="string" calcext:value-type="string">
            <text:p>nostalgic</text:p>
          </table:table-cell>
          <table:table-cell table:style-name="ce4" office:value-type="string" calcext:value-type="string">
            <text:p>I miss how we all used to celebrate Christmas when I was a child. It was such a warm and cozy time. Things are really changing in this high tech modern world.</text:p>
          </table:table-cell>
          <table:table-cell table:style-name="ce2" office:value-type="float" office:value="725" calcext:value-type="float">
            <text:p>725</text:p>
          </table:table-cell>
          <table:table-cell table:style-name="ce4" office:value-type="string" calcext:value-type="string">
            <text:p>I miss how we all used to celebrate Christmas when I was a child. It was such a warm and cozy time. Things are really changing in this high tech modern worl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They really have changed. I know exactly how you feel and love thinking back to th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Yeah_comma_ so you remember all those wonderful old Christmas movies and all those commercials they played in between. I still have some videos of recordings from the 80'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Those were awesome! My favorite was the coke commercial at Christmas time. So many memori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0_conv:1101</text:p>
          </table:table-cell>
          <table:table-cell table:style-name="ce2" office:value-type="string" calcext:value-type="string">
            <text:p>apprehensive</text:p>
          </table:table-cell>
          <table:table-cell table:style-name="ce4" office:value-type="string" calcext:value-type="string">
            <text:p>Me and a few friends got offered to go to this party off campus. It seemed really sketchy but it turned out fine and it was a lot of fun.</text:p>
          </table:table-cell>
          <table:table-cell table:style-name="ce2" office:value-type="float" office:value="55" calcext:value-type="float">
            <text:p>55</text:p>
          </table:table-cell>
          <table:table-cell table:style-name="ce4" office:value-type="string" calcext:value-type="string">
            <text:p>In freshman year of college_comma_ me and some friends got invited to this really sketchy party and we were really hesitant about go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Interesting_comma_ sounds like a metal band concert I went to where people were a bit goth. Did you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Yeah_comma_ it was a house party and it was a great time despite my original though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College was an odd time_comma_ people the same age you didn't know that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74_conv:9749</text:p>
          </table:table-cell>
          <table:table-cell table:style-name="ce2" office:value-type="string" calcext:value-type="string">
            <text:p>jealous</text:p>
          </table:table-cell>
          <table:table-cell table:style-name="ce4" office:value-type="string" calcext:value-type="string">
            <text:p>I was hoping to get a raise at work. But instead my arch enemy got the raise!</text:p>
          </table:table-cell>
          <table:table-cell table:style-name="ce2" office:value-type="float" office:value="291" calcext:value-type="float">
            <text:p>291</text:p>
          </table:table-cell>
          <table:table-cell table:style-name="ce4" office:value-type="string" calcext:value-type="string">
            <text:p>Hi_comma_ you will never guess what happened to me at wor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Probably not. <text:s/>But now I'm interested to know. <text:s/>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My arch enemy done got the raise that I wanted. Can you believ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I can believe it. <text:s/>It does tend to happ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18_conv:16036</text:p>
          </table:table-cell>
          <table:table-cell table:style-name="ce2" office:value-type="string" calcext:value-type="string">
            <text:p>impressed</text:p>
          </table:table-cell>
          <table:table-cell table:style-name="ce4" office:value-type="string" calcext:value-type="string">
            <text:p>My friend rented a moving truck that is over 30 feet long. <text:s/>He actually was driving it around pretty well.</text:p>
          </table:table-cell>
          <table:table-cell table:style-name="ce2" office:value-type="float" office:value="525" calcext:value-type="float">
            <text:p>525</text:p>
          </table:table-cell>
          <table:table-cell table:style-name="ce4" office:value-type="string" calcext:value-type="string">
            <text:p>My buddy just rented a moving truck over 30 feet lo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ow that is huge. He must have a lot of stuff to ha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 <text:s/>I was surprise at how well he could maneuver that thing around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As long as he remembers to make wide turns. Otherwise bad things happen 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62_conv:24724</text:p>
          </table:table-cell>
          <table:table-cell table:style-name="ce2" office:value-type="string" calcext:value-type="string">
            <text:p>sad</text:p>
          </table:table-cell>
          <table:table-cell table:style-name="ce4" office:value-type="string" calcext:value-type="string">
            <text:p>My 12 year old lab just passed away. <text:s/>He was my buddy and I am really upset about losing him.</text:p>
          </table:table-cell>
          <table:table-cell table:style-name="ce2" office:value-type="float" office:value="277" calcext:value-type="float">
            <text:p>277</text:p>
          </table:table-cell>
          <table:table-cell table:style-name="ce4" office:value-type="string" calcext:value-type="string">
            <text:p>My 12 year old lab just passed away. He was my buddy and I am really upset about losing hi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2" calcext:value-type="float">
            <text:p>852</text:p>
          </table:table-cell>
          <table:table-cell table:style-name="ce4" office:value-type="string" calcext:value-type="string">
            <text:p>That is so sad. Dogs become part of the family so when something like that happens it is like losing a family memb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t really is. <text:s/>I am just so broken up ove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2" calcext:value-type="float">
            <text:p>852</text:p>
          </table:table-cell>
          <table:table-cell table:style-name="ce4" office:value-type="string" calcext:value-type="string">
            <text:p>I am so sorry for your loss_comma_ within time you will heal. Just try to cherish the memories that you was left with_comma_ Think about all the good ti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61_conv:14522</text:p>
          </table:table-cell>
          <table:table-cell table:style-name="ce2" office:value-type="string" calcext:value-type="string">
            <text:p>content</text:p>
          </table:table-cell>
          <table:table-cell table:style-name="ce4" office:value-type="string" calcext:value-type="string">
            <text:p>I have been very satisfied with life recently. My relationships are going well.</text:p>
          </table:table-cell>
          <table:table-cell table:style-name="ce2" office:value-type="float" office:value="64" calcext:value-type="float">
            <text:p>64</text:p>
          </table:table-cell>
          <table:table-cell table:style-name="ce4" office:value-type="string" calcext:value-type="string">
            <text:p>I have been feeling great about life recently. My relationships have been going very wel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Nice! Are you marri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I am not_comma_ but I have a person I am very fond of. Ar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I am forever alone. However_comma_ I hope you continue to have great relationships and a great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72_conv:9945</text:p>
          </table:table-cell>
          <table:table-cell table:style-name="ce2" office:value-type="string" calcext:value-type="string">
            <text:p>lonely</text:p>
          </table:table-cell>
          <table:table-cell table:style-name="ce4" office:value-type="string" calcext:value-type="string">
            <text:p>when my wife and son are not with me i cant stand it</text:p>
          </table:table-cell>
          <table:table-cell table:style-name="ce2" office:value-type="float" office:value="524" calcext:value-type="float">
            <text:p>524</text:p>
          </table:table-cell>
          <table:table-cell table:style-name="ce4" office:value-type="string" calcext:value-type="string">
            <text:p>when i am out of town away from my wife and son its difficul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understand that. I bet you miss them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do_comma_ its tough because he is still a bab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eah it is rough at that age to be apart. At least you can Skype and keep in touc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64_conv:9929</text:p>
          </table:table-cell>
          <table:table-cell table:style-name="ce2" office:value-type="string" calcext:value-type="string">
            <text:p>confident</text:p>
          </table:table-cell>
          <table:table-cell table:style-name="ce4" office:value-type="string" calcext:value-type="string">
            <text:p>I am confident that I will have a great day tomorrow</text:p>
          </table:table-cell>
          <table:table-cell table:style-name="ce2" office:value-type="float" office:value="317" calcext:value-type="float">
            <text:p>317</text:p>
          </table:table-cell>
          <table:table-cell table:style-name="ce4" office:value-type="string" calcext:value-type="string">
            <text:p>I am confident that I will have a great day tomorr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a great mindset to have_comma_ and should lead to a great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That is so true. Getting to know you also makes it seem like a great day already leading to tomorr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a very kind thing to say! i appreciat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50_conv:8500</text:p>
          </table:table-cell>
          <table:table-cell table:style-name="ce2" office:value-type="string" calcext:value-type="string">
            <text:p>embarrassed</text:p>
          </table:table-cell>
          <table:table-cell table:style-name="ce4" office:value-type="string" calcext:value-type="string">
            <text:p>I was walking down the hall at school and slipped and fell.</text:p>
          </table:table-cell>
          <table:table-cell table:style-name="ce2" office:value-type="float" office:value="4" calcext:value-type="float">
            <text:p>4</text:p>
          </table:table-cell>
          <table:table-cell table:style-name="ce4" office:value-type="string" calcext:value-type="string">
            <text:p>I was walking down the hall at school and slipped and fel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That can be embarrassing. <text:s/>Are you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luckily I landed on my back and not on my he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Sounds painful. <text:s/>I hope you didn't cause any dama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6_conv:2312</text:p>
          </table:table-cell>
          <table:table-cell table:style-name="ce2" office:value-type="string" calcext:value-type="string">
            <text:p>guilty</text:p>
          </table:table-cell>
          <table:table-cell table:style-name="ce4" office:value-type="string" calcext:value-type="string">
            <text:p>I yelled at my kid earlier because I had a headache.</text:p>
          </table:table-cell>
          <table:table-cell table:style-name="ce2" office:value-type="float" office:value="220" calcext:value-type="float">
            <text:p>220</text:p>
          </table:table-cell>
          <table:table-cell table:style-name="ce4" office:value-type="string" calcext:value-type="string">
            <text:p>I have the worst headache and I yelled at my kid a few minutes ago for being so loud. I feel ba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They are just kids_comma_ I think you should give them toys to play with and also take a pain kill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You're right_comma_ I didn't mean to d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 we have all being through the age. You will miss this stage when they finally grow to become adul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50_conv:14901</text:p>
          </table:table-cell>
          <table:table-cell table:style-name="ce2" office:value-type="string" calcext:value-type="string">
            <text:p>guilty</text:p>
          </table:table-cell>
          <table:table-cell table:style-name="ce4" office:value-type="string" calcext:value-type="string">
            <text:p>When I broke my mothers favorite glass while playing. </text:p>
          </table:table-cell>
          <table:table-cell table:style-name="ce2" office:value-type="float" office:value="375" calcext:value-type="float">
            <text:p>375</text:p>
          </table:table-cell>
          <table:table-cell table:style-name="ce4" office:value-type="string" calcext:value-type="string">
            <text:p>Didn't mean to break her glas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Oh no! What happened? Was she ups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She wasn't upset because I lied and said my cat di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Smart thinking! Cats are always good scapegoats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felt a bit bad about it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68_conv:21737</text:p>
          </table:table-cell>
          <table:table-cell table:style-name="ce2" office:value-type="string" calcext:value-type="string">
            <text:p>caring</text:p>
          </table:table-cell>
          <table:table-cell table:style-name="ce4" office:value-type="string" calcext:value-type="string">
            <text:p>We just welcomed a new puppy into the family. I love him already he has been such a great addition_comma_ I love looking after him.</text:p>
          </table:table-cell>
          <table:table-cell table:style-name="ce2" office:value-type="float" office:value="302" calcext:value-type="float">
            <text:p>302</text:p>
          </table:table-cell>
          <table:table-cell table:style-name="ce4" office:value-type="string" calcext:value-type="string">
            <text:p>We just got a new puppy! Our old dog passed away recently but this new one is such a pleasure to be aroun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I am sorry to hear about your dog passing away. But_comma_ I'm happy you have a new friend in the new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Thank you. Yeah he's been awesome! It feels good to have another animal that needs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It's good you were able to find new companionship in your new dog. Congratulations on your new p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Thank you so much_comma_ sorry to brag I just love the little gu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72_conv:21544</text:p>
          </table:table-cell>
          <table:table-cell table:style-name="ce2" office:value-type="string" calcext:value-type="string">
            <text:p>guilty</text:p>
          </table:table-cell>
          <table:table-cell table:style-name="ce4" office:value-type="string" calcext:value-type="string">
            <text:p>i'm ashamed of always deceiving my family</text:p>
          </table:table-cell>
          <table:table-cell table:style-name="ce2" office:value-type="float" office:value="717" calcext:value-type="float">
            <text:p>717</text:p>
          </table:table-cell>
          <table:table-cell table:style-name="ce4" office:value-type="string" calcext:value-type="string">
            <text:p>i'm ashamed of always deceiving my famil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why do you d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i don't do it on purpose _comma_ it's them they want me to be a doctor but i don't like medic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oh I see. what do you want to do inste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62_conv:8525</text:p>
          </table:table-cell>
          <table:table-cell table:style-name="ce2" office:value-type="string" calcext:value-type="string">
            <text:p>disgusted</text:p>
          </table:table-cell>
          <table:table-cell table:style-name="ce4" office:value-type="string" calcext:value-type="string">
            <text:p>i had to assist a mom with two daughters who all had lice</text:p>
          </table:table-cell>
          <table:table-cell table:style-name="ce2" office:value-type="float" office:value="463" calcext:value-type="float">
            <text:p>463</text:p>
          </table:table-cell>
          <table:table-cell table:style-name="ce4" office:value-type="string" calcext:value-type="string">
            <text:p>i had to assist a mom with two daughters who all had lic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no! That sounds awful! What a kind thing to do though! Im sure they were very grateful for your hel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tried to stay positive and see the bright side of it but boy was i itchy afterw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I hope you took the right precautions not to get it yourself! I can only imagine that_comma_ I have never had it and never want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have really long hair so it would be tort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08_conv:13817</text:p>
          </table:table-cell>
          <table:table-cell table:style-name="ce2" office:value-type="string" calcext:value-type="string">
            <text:p>disappointed</text:p>
          </table:table-cell>
          <table:table-cell table:style-name="ce4" office:value-type="string" calcext:value-type="string">
            <text:p>I felt this way when I didn't get the promotion at work that I worked so hard for.</text:p>
          </table:table-cell>
          <table:table-cell table:style-name="ce2" office:value-type="float" office:value="123" calcext:value-type="float">
            <text:p>123</text:p>
          </table:table-cell>
          <table:table-cell table:style-name="ce4" office:value-type="string" calcext:value-type="string">
            <text:p>I didn't get the promotion that I worked so har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m sorry to hea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t's okay_comma_ I will have to try harder nex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Good luck. Maybe a better opportunity will come arou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83_conv:14967</text:p>
          </table:table-cell>
          <table:table-cell table:style-name="ce2" office:value-type="string" calcext:value-type="string">
            <text:p>prepared</text:p>
          </table:table-cell>
          <table:table-cell table:style-name="ce4" office:value-type="string" calcext:value-type="string">
            <text:p>I packed for a long road trip_comma_ and had everything I would need to hopefully avoid excessive stops. </text:p>
          </table:table-cell>
          <table:table-cell table:style-name="ce2" office:value-type="float" office:value="513" calcext:value-type="float">
            <text:p>513</text:p>
          </table:table-cell>
          <table:table-cell table:style-name="ce4" office:value-type="string" calcext:value-type="string">
            <text:p>I just drove 12 hours back from my parents' house. It wasn't so bad though_comma_ because I actually packed everything I needed for once. I was able to minimize the amount of stops I took and cut two hours off of the total time it too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Wow_comma_ you do really live far from your parents. Do you go to college or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3" calcext:value-type="float">
            <text:p>513</text:p>
          </table:table-cell>
          <table:table-cell table:style-name="ce4" office:value-type="string" calcext:value-type="string">
            <text:p>I work. We moved far from where they grew up when I was young_comma_ and they ended up moving back for retiremen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 see. Well_comma_ it seems as people get older they want to go back to places which reminds them of past. Nostalgia probably helps them cope with passing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73_conv:21946</text:p>
          </table:table-cell>
          <table:table-cell table:style-name="ce2" office:value-type="string" calcext:value-type="string">
            <text:p>terrified</text:p>
          </table:table-cell>
          <table:table-cell table:style-name="ce4" office:value-type="string" calcext:value-type="string">
            <text:p>I once woke up in the middle of the night to a weird sound_comma_ i grabbed my gun and ran for the door_comma_ it was actually the printer.</text:p>
          </table:table-cell>
          <table:table-cell table:style-name="ce2" office:value-type="float" office:value="290" calcext:value-type="float">
            <text:p>290</text:p>
          </table:table-cell>
          <table:table-cell table:style-name="ce4" office:value-type="string" calcext:value-type="string">
            <text:p>The other night i heard a sound like someone was breaking in my house_comma_ i was pretty scared.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36" calcext:value-type="float">
            <text:p>736</text:p>
          </table:table-cell>
          <table:table-cell table:style-name="ce4" office:value-type="string" calcext:value-type="string">
            <text:p>Wow_comma_ that sounds quite disturbing. Was someone breaking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No_comma_ it turns out the power had went out for a minute and it was the sound of the printer calibrat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36" calcext:value-type="float">
            <text:p>736</text:p>
          </table:table-cell>
          <table:table-cell table:style-name="ce4" office:value-type="string" calcext:value-type="string">
            <text:p>I'm glad everything turned out ok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22_conv:7645</text:p>
          </table:table-cell>
          <table:table-cell table:style-name="ce2" office:value-type="string" calcext:value-type="string">
            <text:p>disappointed</text:p>
          </table:table-cell>
          <table:table-cell table:style-name="ce4" office:value-type="string" calcext:value-type="string">
            <text:p>i lost $100 cash somewhere. <text:s/>I have looked everywhere and i can't find it</text:p>
          </table:table-cell>
          <table:table-cell table:style-name="ce2" office:value-type="float" office:value="327" calcext:value-type="float">
            <text:p>327</text:p>
          </table:table-cell>
          <table:table-cell table:style-name="ce4" office:value-type="string" calcext:value-type="string">
            <text:p>i lost $100 cash somewhere. I have looked everywhere and i can't find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7" calcext:value-type="float">
            <text:p>477</text:p>
          </table:table-cell>
          <table:table-cell table:style-name="ce4" office:value-type="string" calcext:value-type="string">
            <text:p>that sounds prettty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yes_comma_ i have retraced my steps and i can't find it. <text:s/>hopefully i will find it when i need it the mo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7" calcext:value-type="float">
            <text:p>477</text:p>
          </table:table-cell>
          <table:table-cell table:style-name="ce4" office:value-type="string" calcext:value-type="string">
            <text:p>I cannot imagine if something like that happens to me. I would be trying very hard to fin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i have looked everywhere. it's so frustra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7" calcext:value-type="float">
            <text:p>477</text:p>
          </table:table-cell>
          <table:table-cell table:style-name="ce4" office:value-type="string" calcext:value-type="string">
            <text:p>Sometimes by remembering all the places that you have been in the past two days can help. I will try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32_conv:15465</text:p>
          </table:table-cell>
          <table:table-cell table:style-name="ce2" office:value-type="string" calcext:value-type="string">
            <text:p>anxious</text:p>
          </table:table-cell>
          <table:table-cell table:style-name="ce4" office:value-type="string" calcext:value-type="string">
            <text:p>I'm giving birth on wednesday.... I can't wait!</text:p>
          </table:table-cell>
          <table:table-cell table:style-name="ce2" office:value-type="float" office:value="397" calcext:value-type="float">
            <text:p>397</text:p>
          </table:table-cell>
          <table:table-cell table:style-name="ce4" office:value-type="string" calcext:value-type="string">
            <text:p>I'm giving birth on wednesday.... I can't wa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Wow_comma_ congratulations! Are you nerv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es but I can't wait! I feel like I've been pregnant fore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Awesome! I hope it goes smoothly and that everything works out great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53_conv:3107</text:p>
          </table:table-cell>
          <table:table-cell table:style-name="ce2" office:value-type="string" calcext:value-type="string">
            <text:p>anticipating</text:p>
          </table:table-cell>
          <table:table-cell table:style-name="ce4" office:value-type="string" calcext:value-type="string">
            <text:p>My daughter told me I should be expecting a shipment soon. I don't know what it could be!</text:p>
          </table:table-cell>
          <table:table-cell table:style-name="ce2" office:value-type="float" office:value="1" calcext:value-type="float">
            <text:p>1</text:p>
          </table:table-cell>
          <table:table-cell table:style-name="ce4" office:value-type="string" calcext:value-type="string">
            <text:p>My daughter told me I should be expecting a shipment soon. I don't know what it could b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Oh_comma_ I love surprises like that! How exci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She won't tell me what it is. I hope she didn't spend too much money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hope not either but it's swe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48_conv:16897</text:p>
          </table:table-cell>
          <table:table-cell table:style-name="ce2" office:value-type="string" calcext:value-type="string">
            <text:p>apprehensive</text:p>
          </table:table-cell>
          <table:table-cell table:style-name="ce4" office:value-type="string" calcext:value-type="string">
            <text:p>I just got a new job offer_comma_ but I don't know what I should do.</text:p>
          </table:table-cell>
          <table:table-cell table:style-name="ce2" office:value-type="float" office:value="294" calcext:value-type="float">
            <text:p>294</text:p>
          </table:table-cell>
          <table:table-cell table:style-name="ce4" office:value-type="string" calcext:value-type="string">
            <text:p>I just got a new job offer_comma_ but I don't know what I should do.</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Would you be making more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would make more money_comma_ but my current boss gave me an opportunity to get into this industry with no prior experience so I am hesitant to leave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Well sometimes you have to spread your wings and leave the n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12_conv:17425</text:p>
          </table:table-cell>
          <table:table-cell table:style-name="ce2" office:value-type="string" calcext:value-type="string">
            <text:p>angry</text:p>
          </table:table-cell>
          <table:table-cell table:style-name="ce4" office:value-type="string" calcext:value-type="string">
            <text:p>The fast food guy forgot to give me my correct change in the drive thru. And he refused to give me my receipt! I had to demand to talk with the manager.</text:p>
          </table:table-cell>
          <table:table-cell table:style-name="ce2" office:value-type="float" office:value="366" calcext:value-type="float">
            <text:p>366</text:p>
          </table:table-cell>
          <table:table-cell table:style-name="ce4" office:value-type="string" calcext:value-type="string">
            <text:p>I went to a fast food drive thru and the cashier refused to give me my correct change or the receip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That would make me angry_comma_ and it is impossible to deal with in a drive thr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I was very upset_comma_ and I wanted to speak with the manager about it. Customer service is so bad these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I agree. I really hate driving off only to find out a third of your order is wrong or miss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52_conv:5304</text:p>
          </table:table-cell>
          <table:table-cell table:style-name="ce2" office:value-type="string" calcext:value-type="string">
            <text:p>lonely</text:p>
          </table:table-cell>
          <table:table-cell table:style-name="ce4" office:value-type="string" calcext:value-type="string">
            <text:p>I have no friends at my new job</text:p>
          </table:table-cell>
          <table:table-cell table:style-name="ce2" office:value-type="float" office:value="59" calcext:value-type="float">
            <text:p>59</text:p>
          </table:table-cell>
          <table:table-cell table:style-name="ce4" office:value-type="string" calcext:value-type="string">
            <text:p>Hi_comma_ I have no friends at my new job</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Oh no. <text:s/>Don't say that! <text:s/>I start a new job to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ou'll be alright_comma_ make sure to talk to your coworkers or you'll feel lonely like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hy don't you talk to yours? <text:s/>Im so sor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14_conv:13829</text:p>
          </table:table-cell>
          <table:table-cell table:style-name="ce2" office:value-type="string" calcext:value-type="string">
            <text:p>prepared</text:p>
          </table:table-cell>
          <table:table-cell table:style-name="ce4" office:value-type="string" calcext:value-type="string">
            <text:p>I feel ready for the coming work week. <text:s/>I have all my materials set</text:p>
          </table:table-cell>
          <table:table-cell table:style-name="ce2" office:value-type="float" office:value="111" calcext:value-type="float">
            <text:p>111</text:p>
          </table:table-cell>
          <table:table-cell table:style-name="ce4" office:value-type="string" calcext:value-type="string">
            <text:p>I feel ready for the coming work wee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Really? You must really like you job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Yeah_comma_ I think I have all my work materials s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Good for you! I hope you <text:s/>have good wee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22_conv:18445</text:p>
          </table:table-cell>
          <table:table-cell table:style-name="ce2" office:value-type="string" calcext:value-type="string">
            <text:p>annoyed</text:p>
          </table:table-cell>
          <table:table-cell table:style-name="ce4" office:value-type="string" calcext:value-type="string">
            <text:p>My Cd player keeps skipping nothing can stop it.</text:p>
          </table:table-cell>
          <table:table-cell table:style-name="ce2" office:value-type="float" office:value="445" calcext:value-type="float">
            <text:p>445</text:p>
          </table:table-cell>
          <table:table-cell table:style-name="ce4" office:value-type="string" calcext:value-type="string">
            <text:p>Every time I use my new CD player it randomly skip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too bad. Maybe you should get a new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m thinking about returning the one I bou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certainly would. How can you jam out to all the NOW CD's with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14_conv:9829</text:p>
          </table:table-cell>
          <table:table-cell table:style-name="ce2" office:value-type="string" calcext:value-type="string">
            <text:p>prepared</text:p>
          </table:table-cell>
          <table:table-cell table:style-name="ce4" office:value-type="string" calcext:value-type="string">
            <text:p>I'm about to move this weekend to a new city. <text:s/>I have everything packed and ready to go and have already cleaned the new house.</text:p>
          </table:table-cell>
          <table:table-cell table:style-name="ce2" office:value-type="float" office:value="438" calcext:value-type="float">
            <text:p>438</text:p>
          </table:table-cell>
          <table:table-cell table:style-name="ce4" office:value-type="string" calcext:value-type="string">
            <text:p>I'm about to move this weekend to a new city. I have everything packed and ready to go and have already cleaned the new hous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Well that's exciting! A fresh start is always fun. What inspired you to make such a big chan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got a new job and have always wanted to move away from my hometown because its not that big. <text:s/>I can't wa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Awesome_comma_ you'll be able to make friends at work. I wish you the best in your new city_comma_ congra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80_conv:10561</text:p>
          </table:table-cell>
          <table:table-cell table:style-name="ce2" office:value-type="string" calcext:value-type="string">
            <text:p>afraid</text:p>
          </table:table-cell>
          <table:table-cell table:style-name="ce4" office:value-type="string" calcext:value-type="string">
            <text:p>I hate to sleep with the lights off. It is too scary for me.</text:p>
          </table:table-cell>
          <table:table-cell table:style-name="ce2" office:value-type="float" office:value="322" calcext:value-type="float">
            <text:p>322</text:p>
          </table:table-cell>
          <table:table-cell table:style-name="ce4" office:value-type="string" calcext:value-type="string">
            <text:p>I hate to sleep with the lights off.</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afraid of the dark_comma_ it is too scary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h yea ... i can understand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98_conv:10397</text:p>
          </table:table-cell>
          <table:table-cell table:style-name="ce2" office:value-type="string" calcext:value-type="string">
            <text:p>proud</text:p>
          </table:table-cell>
          <table:table-cell table:style-name="ce4" office:value-type="string" calcext:value-type="string">
            <text:p>I was happy my brother graduated college. He worked hard</text:p>
          </table:table-cell>
          <table:table-cell table:style-name="ce2" office:value-type="float" office:value="126" calcext:value-type="float">
            <text:p>126</text:p>
          </table:table-cell>
          <table:table-cell table:style-name="ce4" office:value-type="string" calcext:value-type="string">
            <text:p>I was happy my brother graduated. He worked har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Congratulations to him. Is he younger or old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e is old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Ah so you're the young one. Do you look up to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47_conv:13494</text:p>
          </table:table-cell>
          <table:table-cell table:style-name="ce2" office:value-type="string" calcext:value-type="string">
            <text:p>grateful</text:p>
          </table:table-cell>
          <table:table-cell table:style-name="ce4" office:value-type="string" calcext:value-type="string">
            <text:p>I am glad I can afford a little of want I want. One day I will be able to have it all</text:p>
          </table:table-cell>
          <table:table-cell table:style-name="ce2" office:value-type="float" office:value="262" calcext:value-type="float">
            <text:p>262</text:p>
          </table:table-cell>
          <table:table-cell table:style-name="ce4" office:value-type="string" calcext:value-type="string">
            <text:p>I glad I can afford the necessities and a little of what I wan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I hope you goodluck in the fut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Me too. I am very grateful. Some people are less fortun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One day when you are successful_comma_ I hope you pass your good luck forw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surely will. I do it now when I ca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87_conv:4775</text:p>
          </table:table-cell>
          <table:table-cell table:style-name="ce2" office:value-type="string" calcext:value-type="string">
            <text:p>devastated</text:p>
          </table:table-cell>
          <table:table-cell table:style-name="ce4" office:value-type="string" calcext:value-type="string">
            <text:p>I tried to get my estranged mom to speak to me_comma_ and she got mad and insulted me.</text:p>
          </table:table-cell>
          <table:table-cell table:style-name="ce2" office:value-type="float" office:value="152" calcext:value-type="float">
            <text:p>152</text:p>
          </table:table-cell>
          <table:table-cell table:style-name="ce4" office:value-type="string" calcext:value-type="string">
            <text:p>I tried to reach out to my estranged mom_comma_ but she insulted me and refused to speak to m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awful. I'm so sorry you had to experienc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It's okay_comma_ I'm used to it_comma_ it's been six years since we've seen each o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Guess she's estranged for a reas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56_conv:3712</text:p>
          </table:table-cell>
          <table:table-cell table:style-name="ce2" office:value-type="string" calcext:value-type="string">
            <text:p>surprised</text:p>
          </table:table-cell>
          <table:table-cell table:style-name="ce4" office:value-type="string" calcext:value-type="string">
            <text:p>my car made it all the way to Texas even though its a 1990</text:p>
          </table:table-cell>
          <table:table-cell table:style-name="ce2" office:value-type="float" office:value="271" calcext:value-type="float">
            <text:p>271</text:p>
          </table:table-cell>
          <table:table-cell table:style-name="ce4" office:value-type="string" calcext:value-type="string">
            <text:p>i have an old cart a 1990 corolla that made it all the way from Key west to Texa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cool though_comma_ does it still run f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yes it has 350k mil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ow_comma_ that is a good run though_comma_ great job keeping it runn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15_conv:8231</text:p>
          </table:table-cell>
          <table:table-cell table:style-name="ce2" office:value-type="string" calcext:value-type="string">
            <text:p>hopeful</text:p>
          </table:table-cell>
          <table:table-cell table:style-name="ce4" office:value-type="string" calcext:value-type="string">
            <text:p>I WISH I WOULD READ MY FAVORITE FICTION IN FORTHCOMING DAYS</text:p>
          </table:table-cell>
          <table:table-cell table:style-name="ce2" office:value-type="float" office:value="2" calcext:value-type="float">
            <text:p>2</text:p>
          </table:table-cell>
          <table:table-cell table:style-name="ce4" office:value-type="string" calcext:value-type="string">
            <text:p>HEY... WHAT ARE YOUR HOBBI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Hunting_comma_ fishing and comput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 calcext:value-type="float">
            <text:p>2</text:p>
          </table:table-cell>
          <table:table-cell table:style-name="ce4" office:value-type="string" calcext:value-type="string">
            <text:p>WHAT ABOUT READING SOME BOOK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do read occasionally_comma_ d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 calcext:value-type="float">
            <text:p>2</text:p>
          </table:table-cell>
          <table:table-cell table:style-name="ce4" office:value-type="string" calcext:value-type="string">
            <text:p>I LOVE TO READ .. INFACT IT IS A PART OF MY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14_conv:4029</text:p>
          </table:table-cell>
          <table:table-cell table:style-name="ce2" office:value-type="string" calcext:value-type="string">
            <text:p>grateful</text:p>
          </table:table-cell>
          <table:table-cell table:style-name="ce4" office:value-type="string" calcext:value-type="string">
            <text:p>I thank God everyday for the wife I have.</text:p>
          </table:table-cell>
          <table:table-cell table:style-name="ce2" office:value-type="float" office:value="75" calcext:value-type="float">
            <text:p>75</text:p>
          </table:table-cell>
          <table:table-cell table:style-name="ce4" office:value-type="string" calcext:value-type="string">
            <text:p>I thank God everyday for the wife I hav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You must be taking good care of her in and out if you know what I me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Yes_comma_ but she actually takes even better care of me and that is why i am so gratefu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I hope you can make her realize how grateful you are by being faithfu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46_conv:24693</text:p>
          </table:table-cell>
          <table:table-cell table:style-name="ce2" office:value-type="string" calcext:value-type="string">
            <text:p>nostalgic</text:p>
          </table:table-cell>
          <table:table-cell table:style-name="ce4" office:value-type="string" calcext:value-type="string">
            <text:p>I enjoy working on and driving my old truck.</text:p>
          </table:table-cell>
          <table:table-cell table:style-name="ce2" office:value-type="float" office:value="225" calcext:value-type="float">
            <text:p>225</text:p>
          </table:table-cell>
          <table:table-cell table:style-name="ce4" office:value-type="string" calcext:value-type="string">
            <text:p>I have an old truck that when I drive it brings back memories from the pas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at kind of memo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Of good times_comma_ my teenage years_comma_ old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ose were good years for s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90_conv:7981</text:p>
          </table:table-cell>
          <table:table-cell table:style-name="ce2" office:value-type="string" calcext:value-type="string">
            <text:p>furious</text:p>
          </table:table-cell>
          <table:table-cell table:style-name="ce4" office:value-type="string" calcext:value-type="string">
            <text:p>someone his my car in a parking lot</text:p>
          </table:table-cell>
          <table:table-cell table:style-name="ce2" office:value-type="float" office:value="462" calcext:value-type="float">
            <text:p>462</text:p>
          </table:table-cell>
          <table:table-cell table:style-name="ce4" office:value-type="string" calcext:value-type="string">
            <text:p>I got back from vacation last week and found a huge dent in my car.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That is awful_comma_ did the person who hit it leave a note or a call back numb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No. They just hit it and left the airport parking lot. I'm pretty incens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You should ask the airport people if they have any security footage of the parking lot_comma_ maybe they can track down the c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84_conv:23368</text:p>
          </table:table-cell>
          <table:table-cell table:style-name="ce2" office:value-type="string" calcext:value-type="string">
            <text:p>trusting</text:p>
          </table:table-cell>
          <table:table-cell table:style-name="ce4" office:value-type="string" calcext:value-type="string">
            <text:p>I trusted my father with my car this weekend. He took really good care of it.</text:p>
          </table:table-cell>
          <table:table-cell table:style-name="ce2" office:value-type="float" office:value="448" calcext:value-type="float">
            <text:p>448</text:p>
          </table:table-cell>
          <table:table-cell table:style-name="ce4" office:value-type="string" calcext:value-type="string">
            <text:p>I trusted my father with my car this weeke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s he trustworthy&g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_comma_ not usually_comma_ but he took really good care of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is good! What kind of c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Chevy Impala_comma_ and yeah I'm gl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23_conv:5047</text:p>
          </table:table-cell>
          <table:table-cell table:style-name="ce2" office:value-type="string" calcext:value-type="string">
            <text:p>lonely</text:p>
          </table:table-cell>
          <table:table-cell table:style-name="ce4" office:value-type="string" calcext:value-type="string">
            <text:p>My kids went on vacation with my parents for the week. I feel so lost and bored without them here.</text:p>
          </table:table-cell>
          <table:table-cell table:style-name="ce2" office:value-type="float" office:value="243" calcext:value-type="float">
            <text:p>243</text:p>
          </table:table-cell>
          <table:table-cell table:style-name="ce4" office:value-type="string" calcext:value-type="string">
            <text:p>My kids went on vacation with my parents for the wee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ere did they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ey went to Mystic_comma_ CT. I feel so lost and bored without them 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did you do while they are g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65_conv:14131</text:p>
          </table:table-cell>
          <table:table-cell table:style-name="ce2" office:value-type="string" calcext:value-type="string">
            <text:p>disgusted</text:p>
          </table:table-cell>
          <table:table-cell table:style-name="ce4" office:value-type="string" calcext:value-type="string">
            <text:p>I had a friend's boyfriend that hit on me_comma_ even though I am also married_comma_ and he was with my good friend for 5 years! He makes me sick!</text:p>
          </table:table-cell>
          <table:table-cell table:style-name="ce2" office:value-type="float" office:value="45" calcext:value-type="float">
            <text:p>45</text:p>
          </table:table-cell>
          <table:table-cell table:style-name="ce4" office:value-type="string" calcext:value-type="string">
            <text:p>I have a very good friend and her live-in boyfriend of 5 years hit on me! I'm married_comma_ and he didn't care. He sickens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ikes that is pretty ho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Yes_comma_ I was really surprised and I find it terrible behavi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just seems so inappropriate and disgust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93_conv:13787</text:p>
          </table:table-cell>
          <table:table-cell table:style-name="ce2" office:value-type="string" calcext:value-type="string">
            <text:p>disappointed</text:p>
          </table:table-cell>
          <table:table-cell table:style-name="ce4" office:value-type="string" calcext:value-type="string">
            <text:p>I worked all day and came home to the whole house a wreck. <text:s/>My husband had the whole month off and he didn't clean one bit of the house or make dinner. <text:s/></text:p>
          </table:table-cell>
          <table:table-cell table:style-name="ce2" office:value-type="float" office:value="438" calcext:value-type="float">
            <text:p>438</text:p>
          </table:table-cell>
          <table:table-cell table:style-name="ce4" office:value-type="string" calcext:value-type="string">
            <text:p>I worked all day and came home to the whole house a wreck. My husband had the whole month off and he didn't clean one bit of the house or make dinner. </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would be disappointed in him if I were you. <text:s/>He sounds like a real low life. <text:s/>Maybe you should kick that bum to the cur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Ha ha_comma_ I would never go that far because he goes grocery shopping for me and is so great with the kids_comma_ but yeah_comma_ it was kind of a downer. Guess its true that men have to be told what to do...do you agr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don't_comma_ if it were up to me we would all be artificially inseminated and men would be kept like livesto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62_conv:19325</text:p>
          </table:table-cell>
          <table:table-cell table:style-name="ce2" office:value-type="string" calcext:value-type="string">
            <text:p>angry</text:p>
          </table:table-cell>
          <table:table-cell table:style-name="ce4" office:value-type="string" calcext:value-type="string">
            <text:p>my friend stole my laptop as a prank and gave it back by the end of the day</text:p>
          </table:table-cell>
          <table:table-cell table:style-name="ce2" office:value-type="float" office:value="568" calcext:value-type="float">
            <text:p>568</text:p>
          </table:table-cell>
          <table:table-cell table:style-name="ce4" office:value-type="string" calcext:value-type="string">
            <text:p>oh god today! my friend stole my laptop as a prank and gave it back to me late at night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Wow! <text:s/>That's a horrible prank! <text:s/>I would be crying! <text:s/>What did you do when your friend gave it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i punched him_comma_ i was so mad and furiou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would have been really mad as well! <text:s/>Hopefully he learned not to pull that kind of prank on you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73_conv:21346</text:p>
          </table:table-cell>
          <table:table-cell table:style-name="ce2" office:value-type="string" calcext:value-type="string">
            <text:p>annoyed</text:p>
          </table:table-cell>
          <table:table-cell table:style-name="ce4" office:value-type="string" calcext:value-type="string">
            <text:p>My brother keeps not washing the dishes!</text:p>
          </table:table-cell>
          <table:table-cell table:style-name="ce2" office:value-type="float" office:value="547" calcext:value-type="float">
            <text:p>547</text:p>
          </table:table-cell>
          <table:table-cell table:style-name="ce4" office:value-type="string" calcext:value-type="string">
            <text:p>My brother keeps not washing the dishe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Oh no_comma_ have you talked to him about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Yes! He is such a manchild! He does not care about cleanlin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Aww man_comma_ that sucks_comma_ I am guessing that you end up having to do all the dirty work because he has been slacking off.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66_conv:11932</text:p>
          </table:table-cell>
          <table:table-cell table:style-name="ce2" office:value-type="string" calcext:value-type="string">
            <text:p>caring</text:p>
          </table:table-cell>
          <table:table-cell table:style-name="ce4" office:value-type="string" calcext:value-type="string">
            <text:p>My daughter was sick. I love her_comma_ so I took care of her.</text:p>
          </table:table-cell>
          <table:table-cell table:style-name="ce2" office:value-type="float" office:value="422" calcext:value-type="float">
            <text:p>422</text:p>
          </table:table-cell>
          <table:table-cell table:style-name="ce4" office:value-type="string" calcext:value-type="string">
            <text:p>My daughter has been sick and I've been taking care of h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m sorry to hear that. How long has she been si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2" calcext:value-type="float">
            <text:p>422</text:p>
          </table:table-cell>
          <table:table-cell table:style-name="ce4" office:value-type="string" calcext:value-type="string">
            <text:p>Not long_comma_ but I love her so much. That's what parents d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Absolutely! I would do anything for my kids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46_conv:9292</text:p>
          </table:table-cell>
          <table:table-cell table:style-name="ce2" office:value-type="string" calcext:value-type="string">
            <text:p>embarrassed</text:p>
          </table:table-cell>
          <table:table-cell table:style-name="ce4" office:value-type="string" calcext:value-type="string">
            <text:p>when i forgot who someone was when they said hello </text:p>
          </table:table-cell>
          <table:table-cell table:style-name="ce2" office:value-type="float" office:value="11" calcext:value-type="float">
            <text:p>11</text:p>
          </table:table-cell>
          <table:table-cell table:style-name="ce4" office:value-type="string" calcext:value-type="string">
            <text:p>"The other day some ""stranger"" approached me and started talking to me like they knew me.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at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felt extremely stupid because i had no idea who they wer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 well_comma_ its over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9_conv:999</text:p>
          </table:table-cell>
          <table:table-cell table:style-name="ce2" office:value-type="string" calcext:value-type="string">
            <text:p>hopeful</text:p>
          </table:table-cell>
          <table:table-cell table:style-name="ce4" office:value-type="string" calcext:value-type="string">
            <text:p>i felt like things would go good when I bought a lottery ticket</text:p>
          </table:table-cell>
          <table:table-cell table:style-name="ce2" office:value-type="float" office:value="175" calcext:value-type="float">
            <text:p>175</text:p>
          </table:table-cell>
          <table:table-cell table:style-name="ce4" office:value-type="string" calcext:value-type="string">
            <text:p>today i saw the lottery was for 36 million at the gas station so I decided to buy a ticke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Do you think you can win the lotter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5" calcext:value-type="float">
            <text:p>175</text:p>
          </table:table-cell>
          <table:table-cell table:style-name="ce4" office:value-type="string" calcext:value-type="string">
            <text:p>hahaha no I don't at all but I was just really hoping that it would happen on the off cha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Then why do you want to risk your money on such thing. Why not buy yourself a nice shoe instea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5" calcext:value-type="float">
            <text:p>175</text:p>
          </table:table-cell>
          <table:table-cell table:style-name="ce4" office:value-type="string" calcext:value-type="string">
            <text:p>well thats very true I guess since the ticket is only 2 bucks I figure what the heck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22_conv:23845</text:p>
          </table:table-cell>
          <table:table-cell table:style-name="ce2" office:value-type="string" calcext:value-type="string">
            <text:p>impressed</text:p>
          </table:table-cell>
          <table:table-cell table:style-name="ce4" office:value-type="string" calcext:value-type="string">
            <text:p>impressed at my work</text:p>
          </table:table-cell>
          <table:table-cell table:style-name="ce2" office:value-type="float" office:value="568" calcext:value-type="float">
            <text:p>568</text:p>
          </table:table-cell>
          <table:table-cell table:style-name="ce4" office:value-type="string" calcext:value-type="string">
            <text:p>at work i ended up writing code that is able to detect words that are similar and detect their meaning and cluster them into groups of n clusters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sounds quite interesting to co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it sure is! i used genetic algorithm as well as k-means and neural netwro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dang i never really dabbled that deep when i did my small share of programm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08_conv:16016</text:p>
          </table:table-cell>
          <table:table-cell table:style-name="ce2" office:value-type="string" calcext:value-type="string">
            <text:p>angry</text:p>
          </table:table-cell>
          <table:table-cell table:style-name="ce4" office:value-type="string" calcext:value-type="string">
            <text:p>im mad at my neighbor today</text:p>
          </table:table-cell>
          <table:table-cell table:style-name="ce2" office:value-type="float" office:value="44" calcext:value-type="float">
            <text:p>44</text:p>
          </table:table-cell>
          <table:table-cell table:style-name="ce4" office:value-type="string" calcext:value-type="string">
            <text:p>im mad at my neighbor to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Oh that sucks! What did your neighbor do to get you ang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he was using powertools loud in the mor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How inconsiderate. People should have more common sense than your neighb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01_conv:22802</text:p>
          </table:table-cell>
          <table:table-cell table:style-name="ce2" office:value-type="string" calcext:value-type="string">
            <text:p>surprised</text:p>
          </table:table-cell>
          <table:table-cell table:style-name="ce4" office:value-type="string" calcext:value-type="string">
            <text:p>I watched a football game the other day and saw an incredible comeback.</text:p>
          </table:table-cell>
          <table:table-cell table:style-name="ce2" office:value-type="float" office:value="748" calcext:value-type="float">
            <text:p>748</text:p>
          </table:table-cell>
          <table:table-cell table:style-name="ce4" office:value-type="string" calcext:value-type="string">
            <text:p>I watched a sports game the other day and it was crazy. they came back after a large defic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That sounds like a good game to watch! Did you have your friends o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nly one but we had a heck of a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 can imagine! Watching games can get wild some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For sure! I love spor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84_conv:5969</text:p>
          </table:table-cell>
          <table:table-cell table:style-name="ce2" office:value-type="string" calcext:value-type="string">
            <text:p>excited</text:p>
          </table:table-cell>
          <table:table-cell table:style-name="ce4" office:value-type="string" calcext:value-type="string">
            <text:p>I can't wait for the movie Venom to come out! It's going to be awesome.</text:p>
          </table:table-cell>
          <table:table-cell table:style-name="ce2" office:value-type="float" office:value="269" calcext:value-type="float">
            <text:p>269</text:p>
          </table:table-cell>
          <table:table-cell table:style-name="ce4" office:value-type="string" calcext:value-type="string">
            <text:p>I can't wait for the movie Venom to come out! It's going to be aweso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When does it come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5-Oc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What is it about?</text:p>
          </table:table-cell>
          <table:table-cell table:number-columns-repeated="1019"/>
        </table:table-row>
        <table:table-row table:style-name="ro1">
          <table:table-cell table:style-name="ce2" office:value-type="string" calcext:value-type="string">
            <text:p>hit:8843_conv:17686</text:p>
          </table:table-cell>
          <table:table-cell table:style-name="ce2" office:value-type="string" calcext:value-type="string">
            <text:p>sentimental</text:p>
          </table:table-cell>
          <table:table-cell table:style-name="ce4" office:value-type="string" calcext:value-type="string">
            <text:p>when i came across an old photo book from high school </text:p>
          </table:table-cell>
          <table:table-cell table:style-name="ce2" office:value-type="float" office:value="11" calcext:value-type="float">
            <text:p>11</text:p>
          </table:table-cell>
          <table:table-cell table:style-name="ce4" office:value-type="string" calcext:value-type="string">
            <text:p>I came across an old highschool photo book. Memories.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good memori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Yeah a lot of good memori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always goo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45_conv:21090</text:p>
          </table:table-cell>
          <table:table-cell table:style-name="ce2" office:value-type="string" calcext:value-type="string">
            <text:p>content</text:p>
          </table:table-cell>
          <table:table-cell table:style-name="ce4" office:value-type="string" calcext:value-type="string">
            <text:p>I had a great breakfast this morning: eggs_comma_ bacon_comma_ strawberries_comma_ tomatoes_comma_ and coffee. It was delicious and I felt very relaxed.</text:p>
          </table:table-cell>
          <table:table-cell table:style-name="ce2" office:value-type="float" office:value="549" calcext:value-type="float">
            <text:p>549</text:p>
          </table:table-cell>
          <table:table-cell table:style-name="ce4" office:value-type="string" calcext:value-type="string">
            <text:p>I had a great breakfast this morning. It was delicious and I felt very happy and relax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Nice! What did you have? I am planning to serve breakfast for dinner to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9" calcext:value-type="float">
            <text:p>549</text:p>
          </table:table-cell>
          <table:table-cell table:style-name="ce4" office:value-type="string" calcext:value-type="string">
            <text:p>Eggs_comma_ bacon_comma_ strawberries_comma_ tomatoes_comma_ and coffee. So yumm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Mmmm. that sounds really good! I'm thinking biscuit and sausage gravy_comma_ hash brown and egg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48_conv:24696</text:p>
          </table:table-cell>
          <table:table-cell table:style-name="ce2" office:value-type="string" calcext:value-type="string">
            <text:p>excited</text:p>
          </table:table-cell>
          <table:table-cell table:style-name="ce4" office:value-type="string" calcext:value-type="string">
            <text:p>I am going to the cinema to watch the new blockbuster movie.</text:p>
          </table:table-cell>
          <table:table-cell table:style-name="ce2" office:value-type="float" office:value="59" calcext:value-type="float">
            <text:p>59</text:p>
          </table:table-cell>
          <table:table-cell table:style-name="ce4" office:value-type="string" calcext:value-type="string">
            <text:p>I know I am late to the party but I am finally going to the cinema to watch the new Avengers movie tonigh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Congrats! that sounds like a good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t got great reviews so I am really excited to se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I saw it_comma_ and it was a good <text:s/>movie_comma_ i dont usually watch marvel film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47_conv:18895</text:p>
          </table:table-cell>
          <table:table-cell table:style-name="ce2" office:value-type="string" calcext:value-type="string">
            <text:p>proud</text:p>
          </table:table-cell>
          <table:table-cell table:style-name="ce4" office:value-type="string" calcext:value-type="string">
            <text:p>My daughter just got accepted into the National Junior Honor society. </text:p>
          </table:table-cell>
          <table:table-cell table:style-name="ce2" office:value-type="float" office:value="226" calcext:value-type="float">
            <text:p>226</text:p>
          </table:table-cell>
          <table:table-cell table:style-name="ce4" office:value-type="string" calcext:value-type="string">
            <text:p>My daughter just got accepted into the National Junior Honor societ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That is amazing! I bet she had to work hard fo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She has. She is such a serious student. I am very amazed at her hard work.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That's great. I think education is more important than ev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60_conv:3721</text:p>
          </table:table-cell>
          <table:table-cell table:style-name="ce2" office:value-type="string" calcext:value-type="string">
            <text:p>sad</text:p>
          </table:table-cell>
          <table:table-cell table:style-name="ce4" office:value-type="string" calcext:value-type="string">
            <text:p>My 15 year old cat just passed away. <text:s/>I feel so empty and down in the dumps without him.</text:p>
          </table:table-cell>
          <table:table-cell table:style-name="ce2" office:value-type="float" office:value="277" calcext:value-type="float">
            <text:p>277</text:p>
          </table:table-cell>
          <table:table-cell table:style-name="ce4" office:value-type="string" calcext:value-type="string">
            <text:p>My 15 year old cat just passed away. I feel so empty and down in the dumps without him.</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 so sorry to hear that!</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can't get over bad I fe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unsderstand that entire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37_conv:16674</text:p>
          </table:table-cell>
          <table:table-cell table:style-name="ce2" office:value-type="string" calcext:value-type="string">
            <text:p>joyful</text:p>
          </table:table-cell>
          <table:table-cell table:style-name="ce4" office:value-type="string" calcext:value-type="string">
            <text:p>I had been trying to have a baby for a long time. Suddenly I found out I was pregnant. I was so happy. </text:p>
          </table:table-cell>
          <table:table-cell table:style-name="ce2" office:value-type="float" office:value="409" calcext:value-type="float">
            <text:p>409</text:p>
          </table:table-cell>
          <table:table-cell table:style-name="ce4" office:value-type="string" calcext:value-type="string">
            <text:p>When I was younger I had been trying to get pregnant for a long time_comma_ but wasn't having luck. Suddenly my husband and I found out we were going to have a baby. We were so happy.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You must be so proud_comma_ when did you fin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This was back before my first child_comma_ about 12 years ago. I am now a mother of f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ow amazing! Do you enjoy motherh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77_conv:2755</text:p>
          </table:table-cell>
          <table:table-cell table:style-name="ce2" office:value-type="string" calcext:value-type="string">
            <text:p>anticipating</text:p>
          </table:table-cell>
          <table:table-cell table:style-name="ce4" office:value-type="string" calcext:value-type="string">
            <text:p>I am anticipating the new super smash bros game coming out soon</text:p>
          </table:table-cell>
          <table:table-cell table:style-name="ce2" office:value-type="float" office:value="10" calcext:value-type="float">
            <text:p>10</text:p>
          </table:table-cell>
          <table:table-cell table:style-name="ce4" office:value-type="string" calcext:value-type="string">
            <text:p>I am anticipating the new super smash bros game coming out soo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Yeah - is it a reboot of the old version from years a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t is actually an ultimate version_comma_ it has everything from the old ga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Oh cool - I haven't played all of them_comma_ but did playthe first 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38_conv:18677</text:p>
          </table:table-cell>
          <table:table-cell table:style-name="ce2" office:value-type="string" calcext:value-type="string">
            <text:p>terrified</text:p>
          </table:table-cell>
          <table:table-cell table:style-name="ce4" office:value-type="string" calcext:value-type="string">
            <text:p>I just watched Friday the 13th for the first time. Oh my god_comma_ I am hiding under the covers in my bed. I don't think I can leave.</text:p>
          </table:table-cell>
          <table:table-cell table:style-name="ce2" office:value-type="float" office:value="469" calcext:value-type="float">
            <text:p>469</text:p>
          </table:table-cell>
          <table:table-cell table:style-name="ce4" office:value-type="string" calcext:value-type="string">
            <text:p>I watched Friday the 13th for the first time tonight. I'm in my bed under the covers and don't think I can leav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I know what you mean_comma_ scary movies really terrify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ah_comma_ I think I will stay here for a while and look at cat video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That's always a great way to make me feel more at ea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44_conv:23088</text:p>
          </table:table-cell>
          <table:table-cell table:style-name="ce2" office:value-type="string" calcext:value-type="string">
            <text:p>trusting</text:p>
          </table:table-cell>
          <table:table-cell table:style-name="ce4" office:value-type="string" calcext:value-type="string">
            <text:p>I trust in my brothers_comma_ they very rarely let me down</text:p>
          </table:table-cell>
          <table:table-cell table:style-name="ce2" office:value-type="float" office:value="10" calcext:value-type="float">
            <text:p>10</text:p>
          </table:table-cell>
          <table:table-cell table:style-name="ce4" office:value-type="string" calcext:value-type="string">
            <text:p>I trust in my brothers_comma_ they very rarely let me dow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t is good to have people you can count on. If you can't trust your family_comma_ who can you trus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Exactly_comma_ it is a big deal to always have someone to rely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Totally! I also have a very trusting fami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34_conv:8868</text:p>
          </table:table-cell>
          <table:table-cell table:style-name="ce2" office:value-type="string" calcext:value-type="string">
            <text:p>lonely</text:p>
          </table:table-cell>
          <table:table-cell table:style-name="ce4" office:value-type="string" calcext:value-type="string">
            <text:p>I felt really alone when my dog passed away last month. He was always by my side all the time.</text:p>
          </table:table-cell>
          <table:table-cell table:style-name="ce2" office:value-type="float" office:value="391" calcext:value-type="float">
            <text:p>391</text:p>
          </table:table-cell>
          <table:table-cell table:style-name="ce4" office:value-type="string" calcext:value-type="string">
            <text:p>I felt really lonely when my dog tom passed away last mont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Oh god.. so sorry to hear that.. May i ask how did Tom pa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He was old. He was my childhood dog and he was always with me all th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I can feel your emotions. Find peace in knowing that Tom is at a better place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92_conv:14184</text:p>
          </table:table-cell>
          <table:table-cell table:style-name="ce2" office:value-type="string" calcext:value-type="string">
            <text:p>impressed</text:p>
          </table:table-cell>
          <table:table-cell table:style-name="ce4" office:value-type="string" calcext:value-type="string">
            <text:p>I really was taken back by how good Metallica was in concert.</text:p>
          </table:table-cell>
          <table:table-cell table:style-name="ce2" office:value-type="float" office:value="4" calcext:value-type="float">
            <text:p>4</text:p>
          </table:table-cell>
          <table:table-cell table:style-name="ce4" office:value-type="string" calcext:value-type="string">
            <text:p>I was really taken back by how good Metallica was in concer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Really? <text:s/>I've always wanted to see them! <text:s/>When did you go</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went this summer. They rocke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Awesome! <text:s/>So glad they're still rocking after all these yea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90_conv:23380</text:p>
          </table:table-cell>
          <table:table-cell table:style-name="ce2" office:value-type="string" calcext:value-type="string">
            <text:p>trusting</text:p>
          </table:table-cell>
          <table:table-cell table:style-name="ce4" office:value-type="string" calcext:value-type="string">
            <text:p>My friend said he would help me last week driving me to uni</text:p>
          </table:table-cell>
          <table:table-cell table:style-name="ce2" office:value-type="float" office:value="63" calcext:value-type="float">
            <text:p>63</text:p>
          </table:table-cell>
          <table:table-cell table:style-name="ce4" office:value-type="string" calcext:value-type="string">
            <text:p>My friend said he would help me last week driving me to uni</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And did 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he did_comma_ i trust my friends when they say they will hel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at is nice. Its always good to know that you have people you can count 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84_conv:20969</text:p>
          </table:table-cell>
          <table:table-cell table:style-name="ce2" office:value-type="string" calcext:value-type="string">
            <text:p>caring</text:p>
          </table:table-cell>
          <table:table-cell table:style-name="ce4" office:value-type="string" calcext:value-type="string">
            <text:p>My wife just got over being sick. I think I was there for her a great deal_comma_ I'd made sure she recovered in the best way possible. I enjoyed all the extra time we spent together.</text:p>
          </table:table-cell>
          <table:table-cell table:style-name="ce2" office:value-type="float" office:value="302" calcext:value-type="float">
            <text:p>302</text:p>
          </table:table-cell>
          <table:table-cell table:style-name="ce4" office:value-type="string" calcext:value-type="string">
            <text:p>My wife just got over being sick. It was a weird summer flu. It could've been wors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9" calcext:value-type="float">
            <text:p>349</text:p>
          </table:table-cell>
          <table:table-cell table:style-name="ce4" office:value-type="string" calcext:value-type="string">
            <text:p>I'm glad that she's starting to feel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Yeah I got to spend a lot of time with her helping her out. It felt great doing that for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9" calcext:value-type="float">
            <text:p>349</text:p>
          </table:table-cell>
          <table:table-cell table:style-name="ce4" office:value-type="string" calcext:value-type="string">
            <text:p>She must have really appreciated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She felt spoiled that's for sure 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33_conv:15666</text:p>
          </table:table-cell>
          <table:table-cell table:style-name="ce2" office:value-type="string" calcext:value-type="string">
            <text:p>content</text:p>
          </table:table-cell>
          <table:table-cell table:style-name="ce4" office:value-type="string" calcext:value-type="string">
            <text:p>Yesterday I did nothing but sit outside and read a book. <text:s/>I was completely relaxed all day</text:p>
          </table:table-cell>
          <table:table-cell table:style-name="ce2" office:value-type="float" office:value="282" calcext:value-type="float">
            <text:p>282</text:p>
          </table:table-cell>
          <table:table-cell table:style-name="ce4" office:value-type="string" calcext:value-type="string">
            <text:p>Yesterday was a great lazy day. <text:s/>I did nothing but sit outside in the sun and read a book. <text:s/>It was completely happ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 sounds like a wonderful time. I wish I had the time fo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t is always a good idea to make time for some ""me"" time. <text:s/>It helps relax and clear your he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very tru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3_conv:1686</text:p>
          </table:table-cell>
          <table:table-cell table:style-name="ce2" office:value-type="string" calcext:value-type="string">
            <text:p>furious</text:p>
          </table:table-cell>
          <table:table-cell table:style-name="ce4" office:value-type="string" calcext:value-type="string">
            <text:p>My mother stole my wife's jewelry.</text:p>
          </table:table-cell>
          <table:table-cell table:style-name="ce2" office:value-type="float" office:value="225" calcext:value-type="float">
            <text:p>225</text:p>
          </table:table-cell>
          <table:table-cell table:style-name="ce4" office:value-type="string" calcext:value-type="string">
            <text:p>My mother stole my wife's jewelry while she was in the hospita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Was it a nice steal or a mean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ell_comma_ we found out when we found her pawn shop receipt years la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Did you ask her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she was dead when we found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14_conv:21429</text:p>
          </table:table-cell>
          <table:table-cell table:style-name="ce2" office:value-type="string" calcext:value-type="string">
            <text:p>anticipating</text:p>
          </table:table-cell>
          <table:table-cell table:style-name="ce4" office:value-type="string" calcext:value-type="string">
            <text:p>I was expecting a important mail. </text:p>
          </table:table-cell>
          <table:table-cell table:style-name="ce2" office:value-type="float" office:value="750" calcext:value-type="float">
            <text:p>750</text:p>
          </table:table-cell>
          <table:table-cell table:style-name="ce4" office:value-type="string" calcext:value-type="string">
            <text:p>I was expecting a important mail. I had to wait for a mont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Wow! Must have been really really import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0" calcext:value-type="float">
            <text:p>750</text:p>
          </table:table-cell>
          <table:table-cell table:style-name="ce4" office:value-type="string" calcext:value-type="string">
            <text:p>It wasn't really really important. Maybe third-tier import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Oh_comma_ then its ok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5_conv:371</text:p>
          </table:table-cell>
          <table:table-cell table:style-name="ce2" office:value-type="string" calcext:value-type="string">
            <text:p>disappointed</text:p>
          </table:table-cell>
          <table:table-cell table:style-name="ce4" office:value-type="string" calcext:value-type="string">
            <text:p>Once_comma_ I tried hard to update my CV as per the job description and applied for a good position_comma_ however my CV didn't even pass the screening level.</text:p>
          </table:table-cell>
          <table:table-cell table:style-name="ce2" office:value-type="float" office:value="73" calcext:value-type="float">
            <text:p>73</text:p>
          </table:table-cell>
          <table:table-cell table:style-name="ce4" office:value-type="string" calcext:value-type="string">
            <text:p>It made me feel really disappointed when my CV got rejected in the first plac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How did you respond after rejec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3" calcext:value-type="float">
            <text:p>73</text:p>
          </table:table-cell>
          <table:table-cell table:style-name="ce4" office:value-type="string" calcext:value-type="string">
            <text:p>Well it took some time for me to cope up because I really put a lot of efforts_comma_ however I got to understand that it should be rather taken as a learning experi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Yes_comma_ you hear stories all of the time about people being rejected to find out that it was a blessing in disgu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3" calcext:value-type="float">
            <text:p>73</text:p>
          </table:table-cell>
          <table:table-cell table:style-name="ce4" office:value-type="string" calcext:value-type="string">
            <text:p>True_comma_ and guess what ! Next morning I got a call from a company which I least expect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36_conv:23673</text:p>
          </table:table-cell>
          <table:table-cell table:style-name="ce2" office:value-type="string" calcext:value-type="string">
            <text:p>embarrassed</text:p>
          </table:table-cell>
          <table:table-cell table:style-name="ce4" office:value-type="string" calcext:value-type="string">
            <text:p>I tripped over someone the other day</text:p>
          </table:table-cell>
          <table:table-cell table:style-name="ce2" office:value-type="float" office:value="63" calcext:value-type="float">
            <text:p>63</text:p>
          </table:table-cell>
          <table:table-cell table:style-name="ce4" office:value-type="string" calcext:value-type="string">
            <text:p>I tripped over someone the other da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oh damn_comma_ what ended up happening af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i apologized and wanted to d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what the what? why it's not such a big deal_comma_ it happens everyda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ouve never wanted to just fade from existence you were so embarrass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33_conv:13667</text:p>
          </table:table-cell>
          <table:table-cell table:style-name="ce2" office:value-type="string" calcext:value-type="string">
            <text:p>afraid</text:p>
          </table:table-cell>
          <table:table-cell table:style-name="ce4" office:value-type="string" calcext:value-type="string">
            <text:p>I got new neighbors and I don't think they are too nice. I don't want to speak to them</text:p>
          </table:table-cell>
          <table:table-cell table:style-name="ce2" office:value-type="float" office:value="27" calcext:value-type="float">
            <text:p>27</text:p>
          </table:table-cell>
          <table:table-cell table:style-name="ce4" office:value-type="string" calcext:value-type="string">
            <text:p>I don't think my new neighbors are nice peopl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y were really lous and cursing all night and their toddlers were playing inthe street. Im kind of scared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eir toddlers were in the street? I feel like that is almost CPS level issu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yve only been there two days and it seems like they have partied both nights. I dont lik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29_conv:10459</text:p>
          </table:table-cell>
          <table:table-cell table:style-name="ce2" office:value-type="string" calcext:value-type="string">
            <text:p>confident</text:p>
          </table:table-cell>
          <table:table-cell table:style-name="ce4" office:value-type="string" calcext:value-type="string">
            <text:p>I knew my team was going to win over the weekend. I just knew</text:p>
          </table:table-cell>
          <table:table-cell table:style-name="ce2" office:value-type="float" office:value="126" calcext:value-type="float">
            <text:p>126</text:p>
          </table:table-cell>
          <table:table-cell table:style-name="ce4" office:value-type="string" calcext:value-type="string">
            <text:p>I knew my team was going to win over the weekend. I had a good feel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did th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ey won 2 of 4</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00_conv:20200</text:p>
          </table:table-cell>
          <table:table-cell table:style-name="ce2" office:value-type="string" calcext:value-type="string">
            <text:p>hopeful</text:p>
          </table:table-cell>
          <table:table-cell table:style-name="ce4" office:value-type="string" calcext:value-type="string">
            <text:p>I got a lot of hours at work for next month. I am trying to use the extra money to move out.</text:p>
          </table:table-cell>
          <table:table-cell table:style-name="ce2" office:value-type="float" office:value="639" calcext:value-type="float">
            <text:p>639</text:p>
          </table:table-cell>
          <table:table-cell table:style-name="ce4" office:value-type="string" calcext:value-type="string">
            <text:p>I got a lot of hours at work for next month. I hope I can use it to move to a new apartmen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That's a great goal to set for yourself. Where do you work if I may as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I work for a company that releases standardized tests in the 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Sounds important. I hope you're able to meet your go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8_conv:1877</text:p>
          </table:table-cell>
          <table:table-cell table:style-name="ce2" office:value-type="string" calcext:value-type="string">
            <text:p>sad</text:p>
          </table:table-cell>
          <table:table-cell table:style-name="ce4" office:value-type="string" calcext:value-type="string">
            <text:p>I moved to another state and my family was left behind.</text:p>
          </table:table-cell>
          <table:table-cell table:style-name="ce2" office:value-type="float" office:value="226" calcext:value-type="float">
            <text:p>226</text:p>
          </table:table-cell>
          <table:table-cell table:style-name="ce4" office:value-type="string" calcext:value-type="string">
            <text:p>I moved to another state and my family was left behi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Was that difficult? And is it your extended family_comma_ or your immediate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t was hard. I had never been away from them befor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I know that can be really tough. Sometimes_comma_ though_comma_ it can strengthen communication -- hopefully they've been able to vis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45_conv:13291</text:p>
          </table:table-cell>
          <table:table-cell table:style-name="ce2" office:value-type="string" calcext:value-type="string">
            <text:p>anxious</text:p>
          </table:table-cell>
          <table:table-cell table:style-name="ce4" office:value-type="string" calcext:value-type="string">
            <text:p>I'm turning 60 soon. Time flies by so fast.</text:p>
          </table:table-cell>
          <table:table-cell table:style-name="ce2" office:value-type="float" office:value="1" calcext:value-type="float">
            <text:p>1</text:p>
          </table:table-cell>
          <table:table-cell table:style-name="ce4" office:value-type="string" calcext:value-type="string">
            <text:p>I'm turning 60 soon. Time flies by so fas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Wow! That's quite the milestone! Any plans to reti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might at 62 or 65. Gotta look at my health and financial situ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May as well keep going if you're health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_conv:43</text:p>
          </table:table-cell>
          <table:table-cell table:style-name="ce2" office:value-type="string" calcext:value-type="string">
            <text:p>faithful</text:p>
          </table:table-cell>
          <table:table-cell table:style-name="ce4" office:value-type="string" calcext:value-type="string">
            <text:p>There were times where I was being seduced by a coworker of mine. <text:s/>I remained committed to my wife and did not cheat. <text:s/>It was a good decision.</text:p>
          </table:table-cell>
          <table:table-cell table:style-name="ce2" office:value-type="float" office:value="28" calcext:value-type="float">
            <text:p>28</text:p>
          </table:table-cell>
          <table:table-cell table:style-name="ce4" office:value-type="string" calcext:value-type="string">
            <text:p>There were times where I was being seduced by a coworker of mine as a married ma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ow. Did he have ki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 calcext:value-type="float">
            <text:p>28</text:p>
          </table:table-cell>
          <table:table-cell table:style-name="ce4" office:value-type="string" calcext:value-type="string">
            <text:p>I was the one who was being seduced as the married man. <text:s/>Good thing I remained committed to my wife and did not ch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Ah ok. Good you stayed committed to your w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0_conv:2340</text:p>
          </table:table-cell>
          <table:table-cell table:style-name="ce2" office:value-type="string" calcext:value-type="string">
            <text:p>apprehensive</text:p>
          </table:table-cell>
          <table:table-cell table:style-name="ce4" office:value-type="string" calcext:value-type="string">
            <text:p>I am on the fence about pursuing a promotion opportunity at my work. <text:s/>I am nervous that I may not interview well.</text:p>
          </table:table-cell>
          <table:table-cell table:style-name="ce2" office:value-type="float" office:value="277" calcext:value-type="float">
            <text:p>277</text:p>
          </table:table-cell>
          <table:table-cell table:style-name="ce4" office:value-type="string" calcext:value-type="string">
            <text:p>I am on the fence about pursuing a promotion opportunity at my work. I am nervous that I may not interview wel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Don't be.I am sure you are rea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hope so. <text:s/>I guess I am just fearful of rejec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We all a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17_conv:15434</text:p>
          </table:table-cell>
          <table:table-cell table:style-name="ce2" office:value-type="string" calcext:value-type="string">
            <text:p>lonely</text:p>
          </table:table-cell>
          <table:table-cell table:style-name="ce4" office:value-type="string" calcext:value-type="string">
            <text:p>A bunch of my friends were invited to a party_comma_ but I wasn't. I felt very left out. </text:p>
          </table:table-cell>
          <table:table-cell table:style-name="ce2" office:value-type="float" office:value="409" calcext:value-type="float">
            <text:p>409</text:p>
          </table:table-cell>
          <table:table-cell table:style-name="ce4" office:value-type="string" calcext:value-type="string">
            <text:p>Many of my friends were invited to a party. I felt very left out as I sat at home. I always invite everyone. <text: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I feel for you_comma_but dont take it the hard way_comma_it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I need to focus on other things instea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Thats what you should d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1_conv:2062</text:p>
          </table:table-cell>
          <table:table-cell table:style-name="ce2" office:value-type="string" calcext:value-type="string">
            <text:p>impressed</text:p>
          </table:table-cell>
          <table:table-cell table:style-name="ce4" office:value-type="string" calcext:value-type="string">
            <text:p>My brother graduated college and has already gotten a job_comma_ I feel pretty happy for <text:s/>him</text:p>
          </table:table-cell>
          <table:table-cell table:style-name="ce2" office:value-type="float" office:value="273" calcext:value-type="float">
            <text:p>273</text:p>
          </table:table-cell>
          <table:table-cell table:style-name="ce4" office:value-type="string" calcext:value-type="string">
            <text:p>My brother graduated college and has already gotten a job_comma_ I feel pretty happy for hi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ts amazing.. im happy for him too.. i bet you are prou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 am. I felt a little jealous_comma_ since he graduated before me. But that's okay. I want him to do well_comma_ especially since he has a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ts to be expected but you seem like a caring perso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84_conv:11769</text:p>
          </table:table-cell>
          <table:table-cell table:style-name="ce2" office:value-type="string" calcext:value-type="string">
            <text:p>sentimental</text:p>
          </table:table-cell>
          <table:table-cell table:style-name="ce4" office:value-type="string" calcext:value-type="string">
            <text:p>recently my sister got married</text:p>
          </table:table-cell>
          <table:table-cell table:style-name="ce2" office:value-type="float" office:value="355" calcext:value-type="float">
            <text:p>355</text:p>
          </table:table-cell>
          <table:table-cell table:style-name="ce4" office:value-type="string" calcext:value-type="string">
            <text:p>one month back my sister got married and she shifted to another state along with her husba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Well that is great and sad all at the same time. How far away did she mo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5" calcext:value-type="float">
            <text:p>355</text:p>
          </table:table-cell>
          <table:table-cell table:style-name="ce4" office:value-type="string" calcext:value-type="string">
            <text:p>we live in texas she moved to newyork area_comma_ since then i am missing her presence in the home and feeling little l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Aw well that is normal. I'm sure she didn't want to leave. Every day will get a little easi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5" calcext:value-type="float">
            <text:p>355</text:p>
          </table:table-cell>
          <table:table-cell table:style-name="ce4" office:value-type="string" calcext:value-type="string">
            <text:p>ya but i am getting to know day by day now that how well i am missing her compan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55_conv:3510</text:p>
          </table:table-cell>
          <table:table-cell table:style-name="ce2" office:value-type="string" calcext:value-type="string">
            <text:p>grateful</text:p>
          </table:table-cell>
          <table:table-cell table:style-name="ce4" office:value-type="string" calcext:value-type="string">
            <text:p>I've had some difficult times_comma_ and feel glad to have friends and family to help me. </text:p>
          </table:table-cell>
          <table:table-cell table:style-name="ce2" office:value-type="float" office:value="324" calcext:value-type="float">
            <text:p>324</text:p>
          </table:table-cell>
          <table:table-cell table:style-name="ce4" office:value-type="string" calcext:value-type="string">
            <text:p>Some things have changed in my life and my close friends have family have helped me through_comma_ which I really appreciat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good. Everyone isnt so fortun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4" calcext:value-type="float">
            <text:p>324</text:p>
          </table:table-cell>
          <table:table-cell table:style-name="ce4" office:value-type="string" calcext:value-type="string">
            <text:p>For sure_comma_ thank you. Times can change very unexpected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ts goof to have support when it does chan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4" calcext:value-type="float">
            <text:p>324</text:p>
          </table:table-cell>
          <table:table-cell table:style-name="ce4" office:value-type="string" calcext:value-type="string">
            <text:p>Definitely_comma_ I think we all need to support each other better in this worl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Exac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4" calcext:value-type="float">
            <text:p>324</text:p>
          </table:table-cell>
          <table:table-cell table:style-name="ce4" office:value-type="string" calcext:value-type="string">
            <text:p>Hopefully we can find some kindness in the world and get the support we all ne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e would all be better people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37_conv:12075</text:p>
          </table:table-cell>
          <table:table-cell table:style-name="ce2" office:value-type="string" calcext:value-type="string">
            <text:p>anticipating</text:p>
          </table:table-cell>
          <table:table-cell table:style-name="ce4" office:value-type="string" calcext:value-type="string">
            <text:p>I'm looking forward to going on my vacation next week to the Bahamas. It's been awhile since I've had one.</text:p>
          </table:table-cell>
          <table:table-cell table:style-name="ce2" office:value-type="float" office:value="448" calcext:value-type="float">
            <text:p>448</text:p>
          </table:table-cell>
          <table:table-cell table:style-name="ce4" office:value-type="string" calcext:value-type="string">
            <text:p>I'm looking forward to going on my vacation next week to the Bahama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so do you hope to do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Just relax and take my mind off work. <text:s/>We will be staying at an all-inclusive beach reso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can i join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Wish I could take you a long_comma_ but ca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51_conv:3102</text:p>
          </table:table-cell>
          <table:table-cell table:style-name="ce2" office:value-type="string" calcext:value-type="string">
            <text:p>surprised</text:p>
          </table:table-cell>
          <table:table-cell table:style-name="ce4" office:value-type="string" calcext:value-type="string">
            <text:p>Everyone has already left the office. It's oddly quiet.</text:p>
          </table:table-cell>
          <table:table-cell table:style-name="ce2" office:value-type="float" office:value="1" calcext:value-type="float">
            <text:p>1</text:p>
          </table:table-cell>
          <table:table-cell table:style-name="ce4" office:value-type="string" calcext:value-type="string">
            <text:p>Everyone has already left the office. It's oddly quie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hy are you there all al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have to wait for something to come in. Not sure how long it's gonna 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hope you aren't too lone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26_conv:11252</text:p>
          </table:table-cell>
          <table:table-cell table:style-name="ce2" office:value-type="string" calcext:value-type="string">
            <text:p>excited</text:p>
          </table:table-cell>
          <table:table-cell table:style-name="ce4" office:value-type="string" calcext:value-type="string">
            <text:p>My friend just transferred to my school. I'm so happy.</text:p>
          </table:table-cell>
          <table:table-cell table:style-name="ce2" office:value-type="float" office:value="1" calcext:value-type="float">
            <text:p>1</text:p>
          </table:table-cell>
          <table:table-cell table:style-name="ce4" office:value-type="string" calcext:value-type="string">
            <text:p>My friend just transferred to my school. I'm so happ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That sounds awesome! Have you guys been friends 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since we were in diapers practical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That's pretty cool. You guys must have a good relationship.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78_conv:11957</text:p>
          </table:table-cell>
          <table:table-cell table:style-name="ce2" office:value-type="string" calcext:value-type="string">
            <text:p>disappointed</text:p>
          </table:table-cell>
          <table:table-cell table:style-name="ce4" office:value-type="string" calcext:value-type="string">
            <text:p>I didn't get selected for a leadership training class at work. <text:s/>I feel so let down by my work!</text:p>
          </table:table-cell>
          <table:table-cell table:style-name="ce2" office:value-type="float" office:value="277" calcext:value-type="float">
            <text:p>277</text:p>
          </table:table-cell>
          <table:table-cell table:style-name="ce4" office:value-type="string" calcext:value-type="string">
            <text:p>I didn't get selected for a leadership training class at work. <text:s/>I feel so let down by my wor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s there another class you can apply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No_comma_ and now I will have to wait another year for the next cla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That is a shame_comma_ keep your head up and hopefully you can get into it next y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3_conv:746</text:p>
          </table:table-cell>
          <table:table-cell table:style-name="ce2" office:value-type="string" calcext:value-type="string">
            <text:p>joyful</text:p>
          </table:table-cell>
          <table:table-cell table:style-name="ce4" office:value-type="string" calcext:value-type="string">
            <text:p>I was so happy the day I learned I was pregnant with our first child!</text:p>
          </table:table-cell>
          <table:table-cell table:style-name="ce2" office:value-type="float" office:value="66" calcext:value-type="float">
            <text:p>66</text:p>
          </table:table-cell>
          <table:table-cell table:style-name="ce4" office:value-type="string" calcext:value-type="string">
            <text:p>I'll always remember the day I learned I was pregnant with our first child -- Halloween in Chicago_comma_ and we were with friends at the Shedd Aquarium! I've loved baby belugas since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1" calcext:value-type="float">
            <text:p>131</text:p>
          </table:table-cell>
          <table:table-cell table:style-name="ce4" office:value-type="string" calcext:value-type="string">
            <text:p>Baby belugas are cute_comma_ but not as cute as your bab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Ha! True that ;-) That's also the year that A Bug's Life came out_comma_ and we always thought of our young one as "Dot"_comma_ the spunky little girl ant in the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1" calcext:value-type="float">
            <text:p>131</text:p>
          </table:table-cell>
          <table:table-cell table:style-name="ce4" office:value-type="string" calcext:value-type="string">
            <text:p>That is so funny! I don't think she'll want to be compared to an ant when she gets older. You'll have to remind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62_conv:9524</text:p>
          </table:table-cell>
          <table:table-cell table:style-name="ce2" office:value-type="string" calcext:value-type="string">
            <text:p>grateful</text:p>
          </table:table-cell>
          <table:table-cell table:style-name="ce4" office:value-type="string" calcext:value-type="string">
            <text:p>I was having some relationship trouble. My friend stuck around and talked with me to make me feel better.</text:p>
          </table:table-cell>
          <table:table-cell table:style-name="ce2" office:value-type="float" office:value="297" calcext:value-type="float">
            <text:p>297</text:p>
          </table:table-cell>
          <table:table-cell table:style-name="ce4" office:value-type="string" calcext:value-type="string">
            <text:p>So last weekend me and my girlfriend got into a fight. Luckily I have great friends to talk to and be there for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Oh no! That's unfortunate...did you guys reconci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We did but I was still upset. My friends took me out for dinner and helped talk through it. Im just happy I have close friends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That's great to have that kind of suppo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48_conv:16496</text:p>
          </table:table-cell>
          <table:table-cell table:style-name="ce2" office:value-type="string" calcext:value-type="string">
            <text:p>terrified</text:p>
          </table:table-cell>
          <table:table-cell table:style-name="ce4" office:value-type="string" calcext:value-type="string">
            <text:p>Wildfire blew a lot of smoke over our city_comma_ it was hard to see on the road</text:p>
          </table:table-cell>
          <table:table-cell table:style-name="ce2" office:value-type="float" office:value="247" calcext:value-type="float">
            <text:p>247</text:p>
          </table:table-cell>
          <table:table-cell table:style-name="ce4" office:value-type="string" calcext:value-type="string">
            <text:p>Wildfire blew a lot of smoke over our city_comma_ it was hard to see on the roa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hear those wildfires are getting really bad. I hope they don't affect you too bad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I hope so too_comma_ the sky is so gloomy and it's hard to see traffic. Dangerous to drive righ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Drive safe! I really hope they can get those wildfires under control soo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52_conv:6905</text:p>
          </table:table-cell>
          <table:table-cell table:style-name="ce2" office:value-type="string" calcext:value-type="string">
            <text:p>surprised</text:p>
          </table:table-cell>
          <table:table-cell table:style-name="ce4" office:value-type="string" calcext:value-type="string">
            <text:p>to see a new car in my yard</text:p>
          </table:table-cell>
          <table:table-cell table:style-name="ce2" office:value-type="float" office:value="268" calcext:value-type="float">
            <text:p>268</text:p>
          </table:table-cell>
          <table:table-cell table:style-name="ce4" office:value-type="string" calcext:value-type="string">
            <text:p>are afraid to see strange cars at your yar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What don't you like about the c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i usually think they are for kidnapp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That could be possible_comma_ make sure you watch out during the nigh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34_conv:15269</text:p>
          </table:table-cell>
          <table:table-cell table:style-name="ce2" office:value-type="string" calcext:value-type="string">
            <text:p>confident</text:p>
          </table:table-cell>
          <table:table-cell table:style-name="ce4" office:value-type="string" calcext:value-type="string">
            <text:p>I was leading an expedition around mountains.</text:p>
          </table:table-cell>
          <table:table-cell table:style-name="ce2" office:value-type="float" office:value="598" calcext:value-type="float">
            <text:p>598</text:p>
          </table:table-cell>
          <table:table-cell table:style-name="ce4" office:value-type="string" calcext:value-type="string">
            <text:p>I was in charge of a group that was carrying out an expedition around some mountains. We were out there for 3 day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What was the weather lik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8" calcext:value-type="float">
            <text:p>598</text:p>
          </table:table-cell>
          <table:table-cell table:style-name="ce4" office:value-type="string" calcext:value-type="string">
            <text:p>It was horrible - really wet_comma_ windy and freezing cold. The poor visibility made navigation very difficul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Oh wow_comma_ did anyone get hu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53_conv:24107</text:p>
          </table:table-cell>
          <table:table-cell table:style-name="ce2" office:value-type="string" calcext:value-type="string">
            <text:p>terrified</text:p>
          </table:table-cell>
          <table:table-cell table:style-name="ce4" office:value-type="string" calcext:value-type="string">
            <text:p>One time when I was a kid my mother almost drove off of a high_comma_ long bridge. She was too busy yelling at me and not paying attention. </text:p>
          </table:table-cell>
          <table:table-cell table:style-name="ce2" office:value-type="float" office:value="655" calcext:value-type="float">
            <text:p>655</text:p>
          </table:table-cell>
          <table:table-cell table:style-name="ce4" office:value-type="string" calcext:value-type="string">
            <text:p>One time_comma_ when I was a kid my mom almost drove us off a high bridge_comma_ by accident. <text: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Wow! How traumatizing! Were you scared at that ti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5" calcext:value-type="float">
            <text:p>655</text:p>
          </table:table-cell>
          <table:table-cell table:style-name="ce4" office:value-type="string" calcext:value-type="string">
            <text:p>I didn't have time to be scared. She was busy yelling at me and not paying attenti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Oh man_comma_ I think your mother regretted that after knowing she almost hurt her family. That is quite awful to think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5" calcext:value-type="float">
            <text:p>655</text:p>
          </table:table-cell>
          <table:table-cell table:style-name="ce4" office:value-type="string" calcext:value-type="string">
            <text:p>Afterwards_comma_ I was freaked out about it. I never really liked riding with her sinc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99_conv:12999</text:p>
          </table:table-cell>
          <table:table-cell table:style-name="ce2" office:value-type="string" calcext:value-type="string">
            <text:p>impressed</text:p>
          </table:table-cell>
          <table:table-cell table:style-name="ce4" office:value-type="string" calcext:value-type="string">
            <text:p>My girlfriend has been saving money for years. Last month she finally had enough saved up so that she was able to buy a super fancy new car.</text:p>
          </table:table-cell>
          <table:table-cell table:style-name="ce2" office:value-type="float" office:value="217" calcext:value-type="float">
            <text:p>217</text:p>
          </table:table-cell>
          <table:table-cell table:style-name="ce4" office:value-type="string" calcext:value-type="string">
            <text:p>My girlfriend has been saving up money for years. Last month she finally bought the fanciest car of her dreams with all of that mone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Cool! I'd love to be patient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Yeah she's very patient and frugal. She really knows what she's d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Well done to her. I <text:s/>hope she enjoys the rewar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27_conv:24455</text:p>
          </table:table-cell>
          <table:table-cell table:style-name="ce2" office:value-type="string" calcext:value-type="string">
            <text:p>devastated</text:p>
          </table:table-cell>
          <table:table-cell table:style-name="ce4" office:value-type="string" calcext:value-type="string">
            <text:p>About a year ago I lost my grandmother to cancer. I was really close to her.</text:p>
          </table:table-cell>
          <table:table-cell table:style-name="ce2" office:value-type="float" office:value="557" calcext:value-type="float">
            <text:p>557</text:p>
          </table:table-cell>
          <table:table-cell table:style-name="ce4" office:value-type="string" calcext:value-type="string">
            <text:p>About a year ago I lost my grandmother to cancer. I was really close to her.</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m so sorry. I recently just lost both of my grandparents within a year. I know how you fe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I'm sorry. It's really tough sometimes even thinking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t really is. Getting older is not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11_conv:19023</text:p>
          </table:table-cell>
          <table:table-cell table:style-name="ce2" office:value-type="string" calcext:value-type="string">
            <text:p>excited</text:p>
          </table:table-cell>
          <table:table-cell table:style-name="ce4" office:value-type="string" calcext:value-type="string">
            <text:p>I just won a bet against my friend while watching the horse races.</text:p>
          </table:table-cell>
          <table:table-cell table:style-name="ce2" office:value-type="float" office:value="128" calcext:value-type="float">
            <text:p>128</text:p>
          </table:table-cell>
          <table:table-cell table:style-name="ce4" office:value-type="string" calcext:value-type="string">
            <text:p>I just won a bet against my friend while watching the horse race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That's great! What did you w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400 thanks to Red. I opted not to bet with a big group because I don't know much about hors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text:s/>I don't blame you. I don't know anything about Horses_comma_ but congrats on winning the b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96_conv:21393</text:p>
          </table:table-cell>
          <table:table-cell table:style-name="ce2" office:value-type="string" calcext:value-type="string">
            <text:p>trusting</text:p>
          </table:table-cell>
          <table:table-cell table:style-name="ce4" office:value-type="string" calcext:value-type="string">
            <text:p>I believed a friend who was always telling me lies.</text:p>
          </table:table-cell>
          <table:table-cell table:style-name="ce2" office:value-type="float" office:value="750" calcext:value-type="float">
            <text:p>750</text:p>
          </table:table-cell>
          <table:table-cell table:style-name="ce4" office:value-type="string" calcext:value-type="string">
            <text:p>i believed a friend who was always telling me lie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2" calcext:value-type="float">
            <text:p>752</text:p>
          </table:table-cell>
          <table:table-cell table:style-name="ce4" office:value-type="string" calcext:value-type="string">
            <text:p>That must have really hurt. When did you realize he was always lying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0" calcext:value-type="float">
            <text:p>750</text:p>
          </table:table-cell>
          <table:table-cell table:style-name="ce4" office:value-type="string" calcext:value-type="string">
            <text:p>I caught him in a l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2" calcext:value-type="float">
            <text:p>752</text:p>
          </table:table-cell>
          <table:table-cell table:style-name="ce4" office:value-type="string" calcext:value-type="string">
            <text:p>What was the l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0" calcext:value-type="float">
            <text:p>750</text:p>
          </table:table-cell>
          <table:table-cell table:style-name="ce4" office:value-type="string" calcext:value-type="string">
            <text:p>He told people i was mean to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2" calcext:value-type="float">
            <text:p>752</text:p>
          </table:table-cell>
          <table:table-cell table:style-name="ce4" office:value-type="string" calcext:value-type="string">
            <text:p>Are you still frien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14_conv:18628</text:p>
          </table:table-cell>
          <table:table-cell table:style-name="ce2" office:value-type="string" calcext:value-type="string">
            <text:p>afraid</text:p>
          </table:table-cell>
          <table:table-cell table:style-name="ce4" office:value-type="string" calcext:value-type="string">
            <text:p>There's 2 escaped convicts loose in my town! They were last seen in my neighborhood!</text:p>
          </table:table-cell>
          <table:table-cell table:style-name="ce2" office:value-type="float" office:value="530" calcext:value-type="float">
            <text:p>530</text:p>
          </table:table-cell>
          <table:table-cell table:style-name="ce4" office:value-type="string" calcext:value-type="string">
            <text:p>2 people escaped from jail in my town tonigh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insane stu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 know right? And the last sighting of them was in my neighborh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man thats really disheartening_comma_ you should type faster <text:s/>th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51_conv:9903</text:p>
          </table:table-cell>
          <table:table-cell table:style-name="ce2" office:value-type="string" calcext:value-type="string">
            <text:p>joyful</text:p>
          </table:table-cell>
          <table:table-cell table:style-name="ce4" office:value-type="string" calcext:value-type="string">
            <text:p>I was ecstatic this past week_comma_ my son used the potty for the first time </text:p>
          </table:table-cell>
          <table:table-cell table:style-name="ce2" office:value-type="float" office:value="524" calcext:value-type="float">
            <text:p>524</text:p>
          </table:table-cell>
          <table:table-cell table:style-name="ce4" office:value-type="string" calcext:value-type="string">
            <text:p>My son is potty training_comma_ and used the potty for the first time this wee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ohh_comma_ that's great! Now he's ready to learn life lessons. ha 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lol thats true! he still likes to take his pull up off and go in the flo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Ha ha! Don't be annoyed_comma_ that's what children do! believe 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64_conv:23929</text:p>
          </table:table-cell>
          <table:table-cell table:style-name="ce2" office:value-type="string" calcext:value-type="string">
            <text:p>prepared</text:p>
          </table:table-cell>
          <table:table-cell table:style-name="ce4" office:value-type="string" calcext:value-type="string">
            <text:p>Last year a hurricane hit our city and we lost power for a few days. Good thing we had a generator and extra food.</text:p>
          </table:table-cell>
          <table:table-cell table:style-name="ce2" office:value-type="float" office:value="842" calcext:value-type="float">
            <text:p>842</text:p>
          </table:table-cell>
          <table:table-cell table:style-name="ce4" office:value-type="string" calcext:value-type="string">
            <text:p>Last year a hurricane hit our city and we lost power for a few day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sucks_comma_ did the house get any dama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Not much. <text:s/>We had everything boarded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good_comma_ at least you were prepar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41_conv:11283</text:p>
          </table:table-cell>
          <table:table-cell table:style-name="ce2" office:value-type="string" calcext:value-type="string">
            <text:p>surprised</text:p>
          </table:table-cell>
          <table:table-cell table:style-name="ce4" office:value-type="string" calcext:value-type="string">
            <text:p>This little girl was dancing at her family's restaurant. She's gonna be a star.</text:p>
          </table:table-cell>
          <table:table-cell table:style-name="ce2" office:value-type="float" office:value="1" calcext:value-type="float">
            <text:p>1</text:p>
          </table:table-cell>
          <table:table-cell table:style-name="ce4" office:value-type="string" calcext:value-type="string">
            <text:p>This little girl was dancing at her family's restaurant. She's gonna be a st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really neat. What kind of dance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think it was hiphop. She is really talen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ow_comma_ sounds pretty impress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13_conv:14426</text:p>
          </table:table-cell>
          <table:table-cell table:style-name="ce2" office:value-type="string" calcext:value-type="string">
            <text:p>joyful</text:p>
          </table:table-cell>
          <table:table-cell table:style-name="ce4" office:value-type="string" calcext:value-type="string">
            <text:p>I'm going to have dinner with my parents tonight_comma_ which makes me very happy.</text:p>
          </table:table-cell>
          <table:table-cell table:style-name="ce2" office:value-type="float" office:value="332" calcext:value-type="float">
            <text:p>332</text:p>
          </table:table-cell>
          <table:table-cell table:style-name="ce4" office:value-type="string" calcext:value-type="string">
            <text:p>I'm feeling happy at the momen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Why'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ll be going to dinner tonight with some friends and I'm really looking forward t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That's really nice to hear_comma_ I hope it goe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22_conv:8244</text:p>
          </table:table-cell>
          <table:table-cell table:style-name="ce2" office:value-type="string" calcext:value-type="string">
            <text:p>disappointed</text:p>
          </table:table-cell>
          <table:table-cell table:style-name="ce4" office:value-type="string" calcext:value-type="string">
            <text:p>I am sad that someone I know chooses to not take ahold of their life and have a better one. They continue to just destroy it and it's very hard to see when so many would kill to have their life.</text:p>
          </table:table-cell>
          <table:table-cell table:style-name="ce2" office:value-type="float" office:value="296" calcext:value-type="float">
            <text:p>296</text:p>
          </table:table-cell>
          <table:table-cell table:style-name="ce4" office:value-type="string" calcext:value-type="string">
            <text:p>I am sad that someone I know chooses to not take ahold of their life and have a better one.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Well_comma_ it is almost the fact of life that irresponsible people will not last much and regret will be only consequence for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EVen more then irresponsible but destructive. They continue to just destroy it and it's very hard to see when so many would kill to have their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 think over time_comma_ they will realize how wasteful and meaningless their behavior is and would start to change for bet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19_conv:10838</text:p>
          </table:table-cell>
          <table:table-cell table:style-name="ce2" office:value-type="string" calcext:value-type="string">
            <text:p>jealous</text:p>
          </table:table-cell>
          <table:table-cell table:style-name="ce4" office:value-type="string" calcext:value-type="string">
            <text:p>In high school it felt like everyone had their first kiss before me. I wanted to kiss a girl so bad</text:p>
          </table:table-cell>
          <table:table-cell table:style-name="ce2" office:value-type="float" office:value="506" calcext:value-type="float">
            <text:p>506</text:p>
          </table:table-cell>
          <table:table-cell table:style-name="ce4" office:value-type="string" calcext:value-type="string">
            <text:p>In high school it felt like everyone had their first kiss before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At least you finally got one! Sometimes it helps not to focus too much on what everyone has has or has d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t took so long and I was getting envious of everyone el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get it_comma_ everyone wants their first kiss like yesterday! It's a big mo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12_conv:20424</text:p>
          </table:table-cell>
          <table:table-cell table:style-name="ce2" office:value-type="string" calcext:value-type="string">
            <text:p>furious</text:p>
          </table:table-cell>
          <table:table-cell table:style-name="ce4" office:value-type="string" calcext:value-type="string">
            <text:p>I couldn't finish my plate</text:p>
          </table:table-cell>
          <table:table-cell table:style-name="ce2" office:value-type="float" office:value="437" calcext:value-type="float">
            <text:p>437</text:p>
          </table:table-cell>
          <table:table-cell table:style-name="ce4" office:value-type="string" calcext:value-type="string">
            <text:p>I got mad because I was too full to finish my plate at the buffe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What kind of buffet? Did you get to take a doggie bag at le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Chinese_comma_ but no I decided not to_comma_ don't think would allow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I bet you wish you had that doggie bag now. My mom used to sneek food out.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92_conv:12584</text:p>
          </table:table-cell>
          <table:table-cell table:style-name="ce2" office:value-type="string" calcext:value-type="string">
            <text:p>ashamed</text:p>
          </table:table-cell>
          <table:table-cell table:style-name="ce4" office:value-type="string" calcext:value-type="string">
            <text:p>I was taking a shower at the public pool. I took off my clothes and got in and then finished and realized someone stole my clothes!</text:p>
          </table:table-cell>
          <table:table-cell table:style-name="ce2" office:value-type="float" office:value="291" calcext:value-type="float">
            <text:p>291</text:p>
          </table:table-cell>
          <table:table-cell table:style-name="ce4" office:value-type="string" calcext:value-type="string">
            <text:p>Hi_comma_ I had an instance at the local pool befo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hat was the instance? Something bad or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Someone done stole my clothes while I was in the show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hoa that is not cool. I would be so ticked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 cri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38_conv:24076</text:p>
          </table:table-cell>
          <table:table-cell table:style-name="ce2" office:value-type="string" calcext:value-type="string">
            <text:p>sentimental</text:p>
          </table:table-cell>
          <table:table-cell table:style-name="ce4" office:value-type="string" calcext:value-type="string">
            <text:p>I read a book the other day and it made me feel all warm inside. I love books and movies that evoke many emotions.</text:p>
          </table:table-cell>
          <table:table-cell table:style-name="ce2" office:value-type="float" office:value="99" calcext:value-type="float">
            <text:p>99</text:p>
          </table:table-cell>
          <table:table-cell table:style-name="ce4" office:value-type="string" calcext:value-type="string">
            <text:p>I read a book the other day and it made me feel all warm insid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I love good books_comma_ what was it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t was about a child who was killed by a drunk driver_comma_ then ended up donating her organs that ended up saving the man who hit and killed her. I love books and movies that evoke many emoti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That sounds really deep and dramatic_comma_ I think I would like that one. You might like books like ""The Deep End of the Ocean"" al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nk you for the recommend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04_conv:18608</text:p>
          </table:table-cell>
          <table:table-cell table:style-name="ce2" office:value-type="string" calcext:value-type="string">
            <text:p>content</text:p>
          </table:table-cell>
          <table:table-cell table:style-name="ce4" office:value-type="string" calcext:value-type="string">
            <text:p>this job offers me everything I need in life!</text:p>
          </table:table-cell>
          <table:table-cell table:style-name="ce2" office:value-type="float" office:value="445" calcext:value-type="float">
            <text:p>445</text:p>
          </table:table-cell>
          <table:table-cell table:style-name="ce4" office:value-type="string" calcext:value-type="string">
            <text:p>This job is everything I could possible ask fo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_comma_ what job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am the director of IT at my compa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ow_comma_ that is very high posi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16_conv:4432</text:p>
          </table:table-cell>
          <table:table-cell table:style-name="ce2" office:value-type="string" calcext:value-type="string">
            <text:p>disgusted</text:p>
          </table:table-cell>
          <table:table-cell table:style-name="ce4" office:value-type="string" calcext:value-type="string">
            <text:p>I ate a restaurant this morning and had soup. Their Sriracha bottle looked like it was 1000 years old and I wanted to vomit.</text:p>
          </table:table-cell>
          <table:table-cell table:style-name="ce2" office:value-type="float" office:value="269" calcext:value-type="float">
            <text:p>269</text:p>
          </table:table-cell>
          <table:table-cell table:style-name="ce4" office:value-type="string" calcext:value-type="string">
            <text:p>I ate a restaurant this morning and had soup. Their Sriracha bottle looked like it was 1000 years old and I wanted to vom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hope you didn't use a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Not from that bottle at le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as the soup good at le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41_conv:4882</text:p>
          </table:table-cell>
          <table:table-cell table:style-name="ce2" office:value-type="string" calcext:value-type="string">
            <text:p>lonely</text:p>
          </table:table-cell>
          <table:table-cell table:style-name="ce4" office:value-type="string" calcext:value-type="string">
            <text:p>I felt alone when my friends were all gone for the summer. I just had no one to hang out with</text:p>
          </table:table-cell>
          <table:table-cell table:style-name="ce2" office:value-type="float" office:value="126" calcext:value-type="float">
            <text:p>126</text:p>
          </table:table-cell>
          <table:table-cell table:style-name="ce4" office:value-type="string" calcext:value-type="string">
            <text:p>I felt alone when my friends were gone for the summer. I felt like I had no one to hang wit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no_comma_ what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found some hobbies and eventually got throug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ow you are a brave sou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12_conv:10424</text:p>
          </table:table-cell>
          <table:table-cell table:style-name="ce2" office:value-type="string" calcext:value-type="string">
            <text:p>nostalgic</text:p>
          </table:table-cell>
          <table:table-cell table:style-name="ce4" office:value-type="string" calcext:value-type="string">
            <text:p>Lightning storms always remind me of you.</text:p>
          </table:table-cell>
          <table:table-cell table:style-name="ce2" office:value-type="float" office:value="9" calcext:value-type="float">
            <text:p>9</text:p>
          </table:table-cell>
          <table:table-cell table:style-name="ce4" office:value-type="string" calcext:value-type="string">
            <text:p>Lightning storms always remind me of you.</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We had a night that was unforget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does sound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68_conv:23737</text:p>
          </table:table-cell>
          <table:table-cell table:style-name="ce2" office:value-type="string" calcext:value-type="string">
            <text:p>disgusted</text:p>
          </table:table-cell>
          <table:table-cell table:style-name="ce4" office:value-type="string" calcext:value-type="string">
            <text:p>I went into the bathroom and saw that my roommate had forgotten to flush the toilet.</text:p>
          </table:table-cell>
          <table:table-cell table:style-name="ce2" office:value-type="float" office:value="332" calcext:value-type="float">
            <text:p>332</text:p>
          </table:table-cell>
          <table:table-cell table:style-name="ce4" office:value-type="string" calcext:value-type="string">
            <text:p>I went to the bathroom and walked in to a horror sh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Oh my_comma_ what did you see? <text:s/>A mess I presu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s_comma_ my roomie had used the toilet and neglected to flus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Oh no that is definitely something you don't want to be surprised b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6_conv:833</text:p>
          </table:table-cell>
          <table:table-cell table:style-name="ce2" office:value-type="string" calcext:value-type="string">
            <text:p>impressed</text:p>
          </table:table-cell>
          <table:table-cell table:style-name="ce4" office:value-type="string" calcext:value-type="string">
            <text:p>I am an ESL teacher and one of my 3 year old students came to school singing an entire song all about the planets. It was so cute!</text:p>
          </table:table-cell>
          <table:table-cell table:style-name="ce2" office:value-type="float" office:value="146" calcext:value-type="float">
            <text:p>146</text:p>
          </table:table-cell>
          <table:table-cell table:style-name="ce4" office:value-type="string" calcext:value-type="string">
            <text:p>I am an ESL teacher and one of my 3 year old students came to school singing an entire song all about the planets. It was so cut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Awe_comma_ I bet you felt so proud and happy for the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6" calcext:value-type="float">
            <text:p>146</text:p>
          </table:table-cell>
          <table:table-cell table:style-name="ce4" office:value-type="string" calcext:value-type="string">
            <text:p>Yeah_comma_ it was a really special moment for me. Little kids that age are so cu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I know_comma_ they can be amazing when they are learning and exploring the world... however_comma_ I still don't think having a different colored cup than the one they wanted warrants the response they tend to give. ( I have a 2 year old and a 3 year old 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6" calcext:value-type="float">
            <text:p>146</text:p>
          </table:table-cell>
          <table:table-cell table:style-name="ce4" office:value-type="string" calcext:value-type="string">
            <text:p>Haha_comma_ I know that argument well. I teach some preschool/pre-k kids and they can definitely be a hand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I agree. I am still trying to figure out why they fight so much over Blippi and Peppa pig! They are both horrible_comma_ just pick one and get it over with. <text:s/>I will be miserable through both_comma_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48_conv:19897</text:p>
          </table:table-cell>
          <table:table-cell table:style-name="ce2" office:value-type="string" calcext:value-type="string">
            <text:p>excited</text:p>
          </table:table-cell>
          <table:table-cell table:style-name="ce4" office:value-type="string" calcext:value-type="string">
            <text:p>I get to start my vacation starting Friday. I cant wait!</text:p>
          </table:table-cell>
          <table:table-cell table:style-name="ce2" office:value-type="float" office:value="567" calcext:value-type="float">
            <text:p>567</text:p>
          </table:table-cell>
          <table:table-cell table:style-name="ce4" office:value-type="string" calcext:value-type="string">
            <text:p>I cant wait for Friday! I go on vacation to New Yor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New York is a fun place to vis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agree. I never been there so Im so happy!</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ou will have a bl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Yes I will!. I cant wa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05_conv:17211</text:p>
          </table:table-cell>
          <table:table-cell table:style-name="ce2" office:value-type="string" calcext:value-type="string">
            <text:p>devastated</text:p>
          </table:table-cell>
          <table:table-cell table:style-name="ce4" office:value-type="string" calcext:value-type="string">
            <text:p>I got a really bad headache and it ruined my whole day</text:p>
          </table:table-cell>
          <table:table-cell table:style-name="ce2" office:value-type="float" office:value="247" calcext:value-type="float">
            <text:p>247</text:p>
          </table:table-cell>
          <table:table-cell table:style-name="ce4" office:value-type="string" calcext:value-type="string">
            <text:p>I got a really bad headache and it ruined my whole 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suc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ah_comma_ maybe I should take an advi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ou hvent taken anything y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49_conv:16098</text:p>
          </table:table-cell>
          <table:table-cell table:style-name="ce2" office:value-type="string" calcext:value-type="string">
            <text:p>guilty</text:p>
          </table:table-cell>
          <table:table-cell table:style-name="ce4" office:value-type="string" calcext:value-type="string">
            <text:p>I stole some candy from the store today. Kinda feel bad about it.</text:p>
          </table:table-cell>
          <table:table-cell table:style-name="ce2" office:value-type="float" office:value="209" calcext:value-type="float">
            <text:p>209</text:p>
          </table:table-cell>
          <table:table-cell table:style-name="ce4" office:value-type="string" calcext:value-type="string">
            <text:p>I stole some candy from the store to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really? why wa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was starving and I needed to eat. But I feel kind of bad about it_comma_ since I am sated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understandable_comma_ no one should have to go hung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know. I really shouldn't have stole it in the first pla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2_conv:1985</text:p>
          </table:table-cell>
          <table:table-cell table:style-name="ce2" office:value-type="string" calcext:value-type="string">
            <text:p>guilty</text:p>
          </table:table-cell>
          <table:table-cell table:style-name="ce4" office:value-type="string" calcext:value-type="string">
            <text:p>My dog was running around in my yard the other day_comma_ and she came inside and was being really mean to everyone. Upon closer look she had a splinter in her paw from wood that my other dog chewed up on the porch that I had not cleaned up yet. I felt bad.</text:p>
          </table:table-cell>
          <table:table-cell table:style-name="ce2" office:value-type="float" office:value="227" calcext:value-type="float">
            <text:p>227</text:p>
          </table:table-cell>
          <table:table-cell table:style-name="ce4" office:value-type="string" calcext:value-type="string">
            <text:p>My dog was running around in my yard the other day_comma_ and she came inside and was being really mean to everyone. Upon closer look she had a splinter in her paw from wood that my other dog chewed up on the porch that I had not cleaned up yet. I felt ba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Oh no_comma_ did it take you a long time to figure out what the issue w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Well not really she kept putting her paw up and not wanting to walk on it_comma_ I think it took longer to get her to let me se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Dogs can be a little squeamish when it comes to that sort of thing. I wouldn't feel bad_comma_ it could happen to any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61_conv:20722</text:p>
          </table:table-cell>
          <table:table-cell table:style-name="ce2" office:value-type="string" calcext:value-type="string">
            <text:p>embarrassed</text:p>
          </table:table-cell>
          <table:table-cell table:style-name="ce4" office:value-type="string" calcext:value-type="string">
            <text:p>i was in the train the other day and i fell</text:p>
          </table:table-cell>
          <table:table-cell table:style-name="ce2" office:value-type="float" office:value="706" calcext:value-type="float">
            <text:p>706</text:p>
          </table:table-cell>
          <table:table-cell table:style-name="ce4" office:value-type="string" calcext:value-type="string">
            <text:p>i was in the train the other day and i fell and everyone started laughing at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Oh no that must have been so embarrassing. Were you injured at a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i just got my knee bruised_comma_ and it really was embarras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Embarrassment is almost worse than an actual injury! I hope your knee feels better so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54_conv:11109</text:p>
          </table:table-cell>
          <table:table-cell table:style-name="ce2" office:value-type="string" calcext:value-type="string">
            <text:p>hopeful</text:p>
          </table:table-cell>
          <table:table-cell table:style-name="ce4" office:value-type="string" calcext:value-type="string">
            <text:p>Going to graduate college soon with a good degree. Should be able to get a well-paying career!</text:p>
          </table:table-cell>
          <table:table-cell table:style-name="ce2" office:value-type="float" office:value="466" calcext:value-type="float">
            <text:p>466</text:p>
          </table:table-cell>
          <table:table-cell table:style-name="ce4" office:value-type="string" calcext:value-type="string">
            <text:p>I'm excited to graduate college and start my career soon! I have a feeling that my life will get much better once I d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Ooh_comma_ congratulations! I'll be graduating soon too. What's your maj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m an Engineering major_comma_ electrical engineering specifically. And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That's very cool. My dad's an electrical engineer_comma_ actually. I'm a cybersecurity major my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67_conv:8734</text:p>
          </table:table-cell>
          <table:table-cell table:style-name="ce2" office:value-type="string" calcext:value-type="string">
            <text:p>sad</text:p>
          </table:table-cell>
          <table:table-cell table:style-name="ce4" office:value-type="string" calcext:value-type="string">
            <text:p>Life doesn't always turn out how you expect it to be. You have to make the best out of lemons but that is hard sometimes.</text:p>
          </table:table-cell>
          <table:table-cell table:style-name="ce2" office:value-type="float" office:value="296" calcext:value-type="float">
            <text:p>296</text:p>
          </table:table-cell>
          <table:table-cell table:style-name="ce4" office:value-type="string" calcext:value-type="string">
            <text:p>Life doesn't always turn out how you expect it to be.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understand. <text:s/>Tell me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KR? You have to make the best out of lemons but that is hard some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s_comma_ one day at a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5_conv:1790</text:p>
          </table:table-cell>
          <table:table-cell table:style-name="ce2" office:value-type="string" calcext:value-type="string">
            <text:p>lonely</text:p>
          </table:table-cell>
          <table:table-cell table:style-name="ce4" office:value-type="string" calcext:value-type="string">
            <text:p>My boyfriend went out of town for a few days leaving me all alone at the apartment. I didn't have many friends here.</text:p>
          </table:table-cell>
          <table:table-cell table:style-name="ce2" office:value-type="float" office:value="13" calcext:value-type="float">
            <text:p>13</text:p>
          </table:table-cell>
          <table:table-cell table:style-name="ce4" office:value-type="string" calcext:value-type="string">
            <text:p>My boyfriend had to go out of town for a few days and I was left alone in the apartment. I didn't have many friends here at the ti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know how that feels. I bet it was boring and lone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Yeah_comma_ it was. I didn't have much to do all that weekend and the apartment was qui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Did you get out and do any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83_conv:16766</text:p>
          </table:table-cell>
          <table:table-cell table:style-name="ce2" office:value-type="string" calcext:value-type="string">
            <text:p>disappointed</text:p>
          </table:table-cell>
          <table:table-cell table:style-name="ce4" office:value-type="string" calcext:value-type="string">
            <text:p>the cops were looking for my brother yesterday</text:p>
          </table:table-cell>
          <table:table-cell table:style-name="ce2" office:value-type="float" office:value="321" calcext:value-type="float">
            <text:p>321</text:p>
          </table:table-cell>
          <table:table-cell table:style-name="ce4" office:value-type="string" calcext:value-type="string">
            <text:p>Yesterday my brother saw the person that robbed his home_comma_ was tried to kick down the door and pull out the <text:s/>crackhead from his house _comma_ cops were looking for my brother all night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That sound like it was a bit ras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well the crackhead stole all his things _comma_ and tore down his walls for fun _comma_ stole his daughters tv _comma_ i felt my brother could have handled it differently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Yeah_comma_ but now they're looking for him instead of the real cro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98_conv:23796</text:p>
          </table:table-cell>
          <table:table-cell table:style-name="ce2" office:value-type="string" calcext:value-type="string">
            <text:p>hopeful</text:p>
          </table:table-cell>
          <table:table-cell table:style-name="ce4" office:value-type="string" calcext:value-type="string">
            <text:p>My daughter started high school this week. <text:s/>I hope she finishes the year on the honor roll.</text:p>
          </table:table-cell>
          <table:table-cell table:style-name="ce2" office:value-type="float" office:value="274" calcext:value-type="float">
            <text:p>274</text:p>
          </table:table-cell>
          <table:table-cell table:style-name="ce4" office:value-type="string" calcext:value-type="string">
            <text:p>My daughter started high school this week. I am so prou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super c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Thanks. <text:s/>My only hope is that she can stay on the honor roll like she has for the past three ye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impressive good luck to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03_conv:16606</text:p>
          </table:table-cell>
          <table:table-cell table:style-name="ce2" office:value-type="string" calcext:value-type="string">
            <text:p>annoyed</text:p>
          </table:table-cell>
          <table:table-cell table:style-name="ce4" office:value-type="string" calcext:value-type="string">
            <text:p>My dog keeps attempting to chew up my shoes no matter where I put them! <text:s/>It's like he is hunting them.</text:p>
          </table:table-cell>
          <table:table-cell table:style-name="ce2" office:value-type="float" office:value="97" calcext:value-type="float">
            <text:p>97</text:p>
          </table:table-cell>
          <table:table-cell table:style-name="ce4" office:value-type="string" calcext:value-type="string">
            <text:p>I am so irritated. <text:s/>My dog keeps trying to eat up my shoes no matter where I put the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Haha_comma_ sounds like my pupper_comma_ is she still you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7" calcext:value-type="float">
            <text:p>97</text:p>
          </table:table-cell>
          <table:table-cell table:style-name="ce4" office:value-type="string" calcext:value-type="string">
            <text:p>Yeah she's only about six months. <text:s/>Despite all her chew toys its still my shoes she crav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Right!? It's weird_comma_ you buy them all the toys in the world_comma_ but they still go after your stuf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50_conv:18300</text:p>
          </table:table-cell>
          <table:table-cell table:style-name="ce2" office:value-type="string" calcext:value-type="string">
            <text:p>grateful</text:p>
          </table:table-cell>
          <table:table-cell table:style-name="ce4" office:value-type="string" calcext:value-type="string">
            <text:p>I remember one time I didn't bring any cash to pay for a metro ride_comma_ and some girl just paid for me not asking anything in return.</text:p>
          </table:table-cell>
          <table:table-cell table:style-name="ce2" office:value-type="float" office:value="326" calcext:value-type="float">
            <text:p>326</text:p>
          </table:table-cell>
          <table:table-cell table:style-name="ce4" office:value-type="string" calcext:value-type="string">
            <text:p>I once left all cash and didn't have any to pay for a metro ride_comma_ some random girl paid for me without saying a wor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5" calcext:value-type="float">
            <text:p>485</text:p>
          </table:table-cell>
          <table:table-cell table:style-name="ce4" office:value-type="string" calcext:value-type="string">
            <text:p>Wow! <text:s/>How kind is that! <text:s/>Their really are kind people left in this world. <text:s/>How did you respo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Yes_comma_ and I am thankful for those kind of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5" calcext:value-type="float">
            <text:p>485</text:p>
          </table:table-cell>
          <table:table-cell table:style-name="ce4" office:value-type="string" calcext:value-type="string">
            <text:p>*There* oops. <text:s/>Did you ever find out her name? <text:s/>Or find out a way to thank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65_conv:4931</text:p>
          </table:table-cell>
          <table:table-cell table:style-name="ce2" office:value-type="string" calcext:value-type="string">
            <text:p>disgusted</text:p>
          </table:table-cell>
          <table:table-cell table:style-name="ce4" office:value-type="string" calcext:value-type="string">
            <text:p>My neighbors have trash all over their yard. I hate that</text:p>
          </table:table-cell>
          <table:table-cell table:style-name="ce2" office:value-type="float" office:value="262" calcext:value-type="float">
            <text:p>262</text:p>
          </table:table-cell>
          <table:table-cell table:style-name="ce4" office:value-type="string" calcext:value-type="string">
            <text:p>My neigbors are terribl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hat's wrong with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ey leave trash everywhere and so do their gues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t is so gross_comma_ tell them to clean up after themselv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don't want to start a fight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02_conv:19805</text:p>
          </table:table-cell>
          <table:table-cell table:style-name="ce2" office:value-type="string" calcext:value-type="string">
            <text:p>grateful</text:p>
          </table:table-cell>
          <table:table-cell table:style-name="ce4" office:value-type="string" calcext:value-type="string">
            <text:p>I tore my jeans while climbing a fence_comma_ and my friend gave me her sweater to wrap around my waist.</text:p>
          </table:table-cell>
          <table:table-cell table:style-name="ce2" office:value-type="float" office:value="1" calcext:value-type="float">
            <text:p>1</text:p>
          </table:table-cell>
          <table:table-cell table:style-name="ce4" office:value-type="string" calcext:value-type="string">
            <text:p>I tore my jeans while climbing a fence_comma_ and my friend gave me her sweater to wrap around my wais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 is a good friend_comma_ but I'm sorry you tore your pants. <text:s/>Why were you climbing a f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was trying to take a shortcut to the grocery store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Well_comma_ at least your friend was there to help you out. <text:s/>Maybe you should have picked up a sewing kit at the grocery store to try to fix the jeans also -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92_conv:19585</text:p>
          </table:table-cell>
          <table:table-cell table:style-name="ce2" office:value-type="string" calcext:value-type="string">
            <text:p>grateful</text:p>
          </table:table-cell>
          <table:table-cell table:style-name="ce4" office:value-type="string" calcext:value-type="string">
            <text:p>My brother bought me dinner tonight. It was a nice gesture</text:p>
          </table:table-cell>
          <table:table-cell table:style-name="ce2" office:value-type="float" office:value="126" calcext:value-type="float">
            <text:p>126</text:p>
          </table:table-cell>
          <table:table-cell table:style-name="ce4" office:value-type="string" calcext:value-type="string">
            <text:p>My brother bought me dinner tonight. It was a nice gestur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That was really nice. I hope you had a good dinn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as very good inde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Sounds like you have a really nice brother. You are very luck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88_conv:15377</text:p>
          </table:table-cell>
          <table:table-cell table:style-name="ce2" office:value-type="string" calcext:value-type="string">
            <text:p>anxious</text:p>
          </table:table-cell>
          <table:table-cell table:style-name="ce4" office:value-type="string" calcext:value-type="string">
            <text:p>I had to explain how something works at my job in front of a bunch of people. I'm not a fan of talking in front of a crowd.</text:p>
          </table:table-cell>
          <table:table-cell table:style-name="ce2" office:value-type="float" office:value="599" calcext:value-type="float">
            <text:p>599</text:p>
          </table:table-cell>
          <table:table-cell table:style-name="ce4" office:value-type="string" calcext:value-type="string">
            <text:p>Work was not a good experience to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 no_comma_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I had to explain how a bunch of things work in front of a lot of people. I'm not a fan of talking in front of a crow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ate public speaking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44_conv:8889</text:p>
          </table:table-cell>
          <table:table-cell table:style-name="ce2" office:value-type="string" calcext:value-type="string">
            <text:p>hopeful</text:p>
          </table:table-cell>
          <table:table-cell table:style-name="ce4" office:value-type="string" calcext:value-type="string">
            <text:p>Nephew plays football. <text:s/>I hope he does great this year!</text:p>
          </table:table-cell>
          <table:table-cell table:style-name="ce2" office:value-type="float" office:value="389" calcext:value-type="float">
            <text:p>389</text:p>
          </table:table-cell>
          <table:table-cell table:style-name="ce4" office:value-type="string" calcext:value-type="string">
            <text:p>My nephew starts football this ye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How exciting! Is it his first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No he played last year in middle school. <text:s/>I hope he does great this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I'm sure he will love it! Be sure to take blankets to the games. It gets cold some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this is true! <text:s/>I'll definitely take your advice! Thank you so muc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12_conv:2625</text:p>
          </table:table-cell>
          <table:table-cell table:style-name="ce2" office:value-type="string" calcext:value-type="string">
            <text:p>prepared</text:p>
          </table:table-cell>
          <table:table-cell table:style-name="ce4" office:value-type="string" calcext:value-type="string">
            <text:p>I did my homework ahead of time. I knew I would not have enough time on the weekends.</text:p>
          </table:table-cell>
          <table:table-cell table:style-name="ce2" office:value-type="float" office:value="269" calcext:value-type="float">
            <text:p>269</text:p>
          </table:table-cell>
          <table:table-cell table:style-name="ce4" office:value-type="string" calcext:value-type="string">
            <text:p>I did my homework ahead of time. I knew I would not have any free time over the busy weeken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Smart move - it's always a swell idea to get ahead of work so that we can do the things we want to do in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agree. I used to procrastinate a lot but I've learned that it's not a good hab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Yup_comma_ I used to procrastinate all the time_comma_ but I think I am getting better at doing things ahead of time. And it feels so much better to get trivial things out of the 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74_conv:5948</text:p>
          </table:table-cell>
          <table:table-cell table:style-name="ce2" office:value-type="string" calcext:value-type="string">
            <text:p>ashamed</text:p>
          </table:table-cell>
          <table:table-cell table:style-name="ce4" office:value-type="string" calcext:value-type="string">
            <text:p>I cheated on my taxes last year. <text:s/>I feel really guilty about it.</text:p>
          </table:table-cell>
          <table:table-cell table:style-name="ce2" office:value-type="float" office:value="322" calcext:value-type="float">
            <text:p>322</text:p>
          </table:table-cell>
          <table:table-cell table:style-name="ce4" office:value-type="string" calcext:value-type="string">
            <text:p>I cheated on my taxes last yea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Did you get cau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No_comma_ but I feel really guilty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Don't feel too bad. <text:s/>Its not like the government gives you money once a y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51_conv:7102</text:p>
          </table:table-cell>
          <table:table-cell table:style-name="ce2" office:value-type="string" calcext:value-type="string">
            <text:p>disgusted</text:p>
          </table:table-cell>
          <table:table-cell table:style-name="ce4" office:value-type="string" calcext:value-type="string">
            <text:p>I was disgusted when I saw a really big spider_comma_ I hate those things</text:p>
          </table:table-cell>
          <table:table-cell table:style-name="ce2" office:value-type="float" office:value="10" calcext:value-type="float">
            <text:p>10</text:p>
          </table:table-cell>
          <table:table-cell table:style-name="ce4" office:value-type="string" calcext:value-type="string">
            <text:p>I was disgusted when I saw a really big spider_comma_ I hate those thing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did you kill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did_comma_ I do not want them alive nea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42_conv:15884</text:p>
          </table:table-cell>
          <table:table-cell table:style-name="ce2" office:value-type="string" calcext:value-type="string">
            <text:p>terrified</text:p>
          </table:table-cell>
          <table:table-cell table:style-name="ce4" office:value-type="string" calcext:value-type="string">
            <text:p>I'm so scared of spiders. I can't stand those things!</text:p>
          </table:table-cell>
          <table:table-cell table:style-name="ce2" office:value-type="float" office:value="478" calcext:value-type="float">
            <text:p>478</text:p>
          </table:table-cell>
          <table:table-cell table:style-name="ce4" office:value-type="string" calcext:value-type="string">
            <text:p>Spiders are the creepiest things on the planet. I am so scared of those things.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 hate spiders! Especially if you know theres one in the room where you are sleep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Oh great! Now I won't be able to sleep to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Haha sorry_comma_ I've been in that position and chose to sleep on the couch because of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3_conv:1487</text:p>
          </table:table-cell>
          <table:table-cell table:style-name="ce2" office:value-type="string" calcext:value-type="string">
            <text:p>caring</text:p>
          </table:table-cell>
          <table:table-cell table:style-name="ce4" office:value-type="string" calcext:value-type="string">
            <text:p>I'm not much of a people person; but when it comes to my dog_comma_ I would do anything for her.</text:p>
          </table:table-cell>
          <table:table-cell table:style-name="ce2" office:value-type="float" office:value="216" calcext:value-type="float">
            <text:p>216</text:p>
          </table:table-cell>
          <table:table-cell table:style-name="ce4" office:value-type="string" calcext:value-type="string">
            <text:p>I don't have children myself_comma_ but being a guardian for my dog is rewarding to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0" calcext:value-type="float">
            <text:p>130</text:p>
          </table:table-cell>
          <table:table-cell table:style-name="ce4" office:value-type="string" calcext:value-type="string">
            <text:p>Most definitely!. Dogs are important members of a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6" calcext:value-type="float">
            <text:p>216</text:p>
          </table:table-cell>
          <table:table-cell table:style-name="ce4" office:value-type="string" calcext:value-type="string">
            <text:p>I agree. I guess it doesn't really matter what or who we provide for - as long as we're all happy and doing our b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0" calcext:value-type="float">
            <text:p>130</text:p>
          </table:table-cell>
          <table:table-cell table:style-name="ce4" office:value-type="string" calcext:value-type="string">
            <text:p>Indeed. My son called our dog his cousin for a little while...weird I k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55_conv:24111</text:p>
          </table:table-cell>
          <table:table-cell table:style-name="ce2" office:value-type="string" calcext:value-type="string">
            <text:p>sad</text:p>
          </table:table-cell>
          <table:table-cell table:style-name="ce4" office:value-type="string" calcext:value-type="string">
            <text:p>my pet dog is getting older. I know one day she won't be around anymore</text:p>
          </table:table-cell>
          <table:table-cell table:style-name="ce2" office:value-type="float" office:value="675" calcext:value-type="float">
            <text:p>675</text:p>
          </table:table-cell>
          <table:table-cell table:style-name="ce4" office:value-type="string" calcext:value-type="string">
            <text:p>my pet dog is getting older. I know one day she won't be around anymo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Just cherish the mom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I will_comma_ but just the thought of it makes me blu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ill be ok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18_conv:6436</text:p>
          </table:table-cell>
          <table:table-cell table:style-name="ce2" office:value-type="string" calcext:value-type="string">
            <text:p>jealous</text:p>
          </table:table-cell>
          <table:table-cell table:style-name="ce4" office:value-type="string" calcext:value-type="string">
            <text:p>My sister got invited on an all expense paid beach trip by one of our mutual friends. <text:s/>I can't believe she's getting to go and I haven't had a vacation in 3 years.</text:p>
          </table:table-cell>
          <table:table-cell table:style-name="ce2" office:value-type="float" office:value="438" calcext:value-type="float">
            <text:p>438</text:p>
          </table:table-cell>
          <table:table-cell table:style-name="ce4" office:value-type="string" calcext:value-type="string">
            <text:p>My sister got invited on an all expense paid beach trip by one of our mutual friends. I can't believe she's getting to go and I haven't had a vacation in 3 year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ou seem a bit jeal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ts hard not to be when I thought I was a bit closer to her than my sister was. Its a 10 day trip beach front and now I have to hear about it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ou should talk to your friend about i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38_conv:10276</text:p>
          </table:table-cell>
          <table:table-cell table:style-name="ce2" office:value-type="string" calcext:value-type="string">
            <text:p>nostalgic</text:p>
          </table:table-cell>
          <table:table-cell table:style-name="ce4" office:value-type="string" calcext:value-type="string">
            <text:p>Days like today remind me of when I was a kid. I had so much fun back then.</text:p>
          </table:table-cell>
          <table:table-cell table:style-name="ce2" office:value-type="float" office:value="530" calcext:value-type="float">
            <text:p>530</text:p>
          </table:table-cell>
          <table:table-cell table:style-name="ce4" office:value-type="string" calcext:value-type="string">
            <text:p>Today was such a pretty day_comma_ it reminds me of my childhood and playing outsid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I love days like that! Hopefully you got a chance to play outsid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 did_comma_ me and my kids had a picnic at the beach and had a blast just like the old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So fantastic that you could take advantage of it -- *and* get to make some memories with your ki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84_conv:8368</text:p>
          </table:table-cell>
          <table:table-cell table:style-name="ce2" office:value-type="string" calcext:value-type="string">
            <text:p>annoyed</text:p>
          </table:table-cell>
          <table:table-cell table:style-name="ce4" office:value-type="string" calcext:value-type="string">
            <text:p>Telemarketers calls are so awful and come at the worst times</text:p>
          </table:table-cell>
          <table:table-cell table:style-name="ce2" office:value-type="float" office:value="506" calcext:value-type="float">
            <text:p>506</text:p>
          </table:table-cell>
          <table:table-cell table:style-name="ce4" office:value-type="string" calcext:value-type="string">
            <text:p>Telemarketers always call at the most inconvenient time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They do i hate that_comma_ i dont know why but i always get them while in a c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 get them constantly_comma_ with or without someone on the other l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have you tried calling your phone company to compl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70_conv:16540</text:p>
          </table:table-cell>
          <table:table-cell table:style-name="ce2" office:value-type="string" calcext:value-type="string">
            <text:p>embarrassed</text:p>
          </table:table-cell>
          <table:table-cell table:style-name="ce4" office:value-type="string" calcext:value-type="string">
            <text:p>Sometimes when I am out in public_comma_ my son throws a tantrum. <text:s/>Every now and then he uses curse words and he is only 5!</text:p>
          </table:table-cell>
          <table:table-cell table:style-name="ce2" office:value-type="float" office:value="26" calcext:value-type="float">
            <text:p>26</text:p>
          </table:table-cell>
          <table:table-cell table:style-name="ce4" office:value-type="string" calcext:value-type="string">
            <text:p>Sometimes when I am out in public_comma_ my son throws a tantrum.</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yeah I am right there with you_comma_ I just don't even go out anymore if I can help it! How old is yours? Mines 2 1/2</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Mine is 5. <text:s/>Every now and then_comma_ he says a curse word_comma_ uses it properly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They are too smart for their own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8_conv:356</text:p>
          </table:table-cell>
          <table:table-cell table:style-name="ce2" office:value-type="string" calcext:value-type="string">
            <text:p>surprised</text:p>
          </table:table-cell>
          <table:table-cell table:style-name="ce4" office:value-type="string" calcext:value-type="string">
            <text:p>When i was younger i wanted a gamecube for my birthday. On my birthday my parents told me to clean the bathroom. Ended up in the bathroom was a gamecube with 4 games. </text:p>
          </table:table-cell>
          <table:table-cell table:style-name="ce2" office:value-type="float" office:value="68" calcext:value-type="float">
            <text:p>68</text:p>
          </table:table-cell>
          <table:table-cell table:style-name="ce4" office:value-type="string" calcext:value-type="string">
            <text:p>Man the first ever console i owned personally was a gamecube. Was so surprised getting it was funny what my parents di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Ahh yes_comma_ <text:s/>must have been a very nice surprise! Did you play Mario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I didn't get Mario until late was Sonic adventures 2_comma_ Parents hid the console in the bathroom with the game and told me to go clean the bathroo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Well thats one way to get your kids to do household chor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92_conv:18585</text:p>
          </table:table-cell>
          <table:table-cell table:style-name="ce2" office:value-type="string" calcext:value-type="string">
            <text:p>content</text:p>
          </table:table-cell>
          <table:table-cell table:style-name="ce4" office:value-type="string" calcext:value-type="string">
            <text:p>I went to Applebee's for dinner tonight. <text:s/>It was a decent meal it I must say.</text:p>
          </table:table-cell>
          <table:table-cell table:style-name="ce2" office:value-type="float" office:value="322" calcext:value-type="float">
            <text:p>322</text:p>
          </table:table-cell>
          <table:table-cell table:style-name="ce4" office:value-type="string" calcext:value-type="string">
            <text:p>I went to Applebee's for dinner tonigh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What did you order?! was it delici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ad the fiesta lime chicken. <text:s/>It was a decent meal if I must s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awesome_comma_ I love applbees_comma_ I like to drink there alo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83_conv:19566</text:p>
          </table:table-cell>
          <table:table-cell table:style-name="ce2" office:value-type="string" calcext:value-type="string">
            <text:p>content</text:p>
          </table:table-cell>
          <table:table-cell table:style-name="ce4" office:value-type="string" calcext:value-type="string">
            <text:p>I drank wine and ate my favorite dish after a long tiem</text:p>
          </table:table-cell>
          <table:table-cell table:style-name="ce2" office:value-type="float" office:value="59" calcext:value-type="float">
            <text:p>59</text:p>
          </table:table-cell>
          <table:table-cell table:style-name="ce4" office:value-type="string" calcext:value-type="string">
            <text:p>I drank wine and ate my favorite dish after a long time since I came from my tou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I imagine that was a pleasure that was simple at one time_comma_ but one you really appreciated when you came back. Thanks for your serv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ank you. I was really content in that moment_comma_ and realized there is so much beauty in the small things in life that we_comma_ sometimes_comma_ take for gran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Absolutely! It can often take really significant events to happen before we realize it to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15_conv:7030</text:p>
          </table:table-cell>
          <table:table-cell table:style-name="ce2" office:value-type="string" calcext:value-type="string">
            <text:p>hopeful</text:p>
          </table:table-cell>
          <table:table-cell table:style-name="ce4" office:value-type="string" calcext:value-type="string">
            <text:p>I cannot wait for the new super smash bros for the nintendo switch_comma_ I hope it is really good!</text:p>
          </table:table-cell>
          <table:table-cell table:style-name="ce2" office:value-type="float" office:value="10" calcext:value-type="float">
            <text:p>10</text:p>
          </table:table-cell>
          <table:table-cell table:style-name="ce4" office:value-type="string" calcext:value-type="string">
            <text:p>I cannot wait for the new super smash bros for the nintendo switch_comma_ I hope it is really goo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I hear great reviews_comma_ people who have played it are raving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have heard that too_comma_ I just wanna get my hands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I wish you get it as soon as possible budd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86_conv:4973</text:p>
          </table:table-cell>
          <table:table-cell table:style-name="ce2" office:value-type="string" calcext:value-type="string">
            <text:p>furious</text:p>
          </table:table-cell>
          <table:table-cell table:style-name="ce4" office:value-type="string" calcext:value-type="string">
            <text:p><text:s/>My son used to be so stubborn about getting up in the morning and gong to school. It would make me so angry. It was always a huge fight. I'm so glad he has grown out of that..</text:p>
          </table:table-cell>
          <table:table-cell table:style-name="ce2" office:value-type="float" office:value="228" calcext:value-type="float">
            <text:p>228</text:p>
          </table:table-cell>
          <table:table-cell table:style-name="ce4" office:value-type="string" calcext:value-type="string">
            <text:p>My son used to give me such a hard time in the morning when he had to get up for schoo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experience that too. <text:s/>It is frustra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8" calcext:value-type="float">
            <text:p>228</text:p>
          </table:table-cell>
          <table:table-cell table:style-name="ce4" office:value-type="string" calcext:value-type="string">
            <text:p>Thank goodness since he has gotten older he has grown out of tha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good to h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89_conv:12978</text:p>
          </table:table-cell>
          <table:table-cell table:style-name="ce2" office:value-type="string" calcext:value-type="string">
            <text:p>annoyed</text:p>
          </table:table-cell>
          <table:table-cell table:style-name="ce4" office:value-type="string" calcext:value-type="string">
            <text:p>One of my coworkers ate my lunch I had left in the company refrigerator. I was upset and puzzled as to why they would do it.</text:p>
          </table:table-cell>
          <table:table-cell table:style-name="ce2" office:value-type="float" office:value="366" calcext:value-type="float">
            <text:p>366</text:p>
          </table:table-cell>
          <table:table-cell table:style-name="ce4" office:value-type="string" calcext:value-type="string">
            <text:p>The other day at work one of my coworkers ate my lunch I left in the break room fridg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bet you were frustrated with them. Did you confront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No_comma_ I was just upset and confused about why someone would do tha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agree. Im sorry for that. I hope they didnt get you too sad. Maybe they thought it wsa theirs for some rea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I guess they needed that lunch more than I did in some way_comma_ I just hope they respect my stuff in the fut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agree. Go talk to them and express your frusteration and anger with them. Maybe he will get i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75_conv:8151</text:p>
          </table:table-cell>
          <table:table-cell table:style-name="ce2" office:value-type="string" calcext:value-type="string">
            <text:p>furious</text:p>
          </table:table-cell>
          <table:table-cell table:style-name="ce4" office:value-type="string" calcext:value-type="string">
            <text:p>" I recently moved to a nearby city and used a local moving company to assist me. I gave full details of everything to be moved and I was quoted a ""final fee"". Once the move was completed_comma_ I was charged $400 more than the quoted rate due to ""unexpected situations"" that were beyond their control!"</text:p>
          </table:table-cell>
          <table:table-cell table:style-name="ce2" office:value-type="float" office:value="501" calcext:value-type="float">
            <text:p>501</text:p>
          </table:table-cell>
          <table:table-cell table:style-name="ce4" office:value-type="string" calcext:value-type="string">
            <text:p>I just finished moving and got charged double what I was quoted by the moving compan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That is not cool. I sure hope they fix their mess up qui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1" calcext:value-type="float">
            <text:p>501</text:p>
          </table:table-cell>
          <table:table-cell table:style-name="ce4" office:value-type="string" calcext:value-type="string">
            <text:p>They said the extra fees are for unexpected situations beyond their control... They will be getting a bad ra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would definitely give them a bad review and try to speak to someone higher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1" calcext:value-type="float">
            <text:p>501</text:p>
          </table:table-cell>
          <table:table-cell table:style-name="ce4" office:value-type="string" calcext:value-type="string">
            <text:p>You are very right and I am definitely on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82_conv:15764</text:p>
          </table:table-cell>
          <table:table-cell table:style-name="ce2" office:value-type="string" calcext:value-type="string">
            <text:p>lonely</text:p>
          </table:table-cell>
          <table:table-cell table:style-name="ce4" office:value-type="string" calcext:value-type="string">
            <text:p>Everyone at work was sitting together eating lunch and talking but they didn't invite me. I sat alone and I felt so sad.</text:p>
          </table:table-cell>
          <table:table-cell table:style-name="ce2" office:value-type="float" office:value="99" calcext:value-type="float">
            <text:p>99</text:p>
          </table:table-cell>
          <table:table-cell table:style-name="ce4" office:value-type="string" calcext:value-type="string">
            <text:p>Everyone at work was sitting together eating lunch and talking but they didn't invite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terrible of them! I would sit with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 sat alone and I felt so sad. Thank you_comma_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Hey that really stinks. I hope that you can find someone to sit with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68_conv:6536</text:p>
          </table:table-cell>
          <table:table-cell table:style-name="ce2" office:value-type="string" calcext:value-type="string">
            <text:p>joyful</text:p>
          </table:table-cell>
          <table:table-cell table:style-name="ce4" office:value-type="string" calcext:value-type="string">
            <text:p>My family is coming to visit me soon_comma_ and it has made me very happy.</text:p>
          </table:table-cell>
          <table:table-cell table:style-name="ce2" office:value-type="float" office:value="332" calcext:value-type="float">
            <text:p>332</text:p>
          </table:table-cell>
          <table:table-cell table:style-name="ce4" office:value-type="string" calcext:value-type="string">
            <text:p>I feel very happy right n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s great. <text:s/>What is the good new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 just found out my family will come to visit me soon (I live quite far away)_comma_ so that made my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very happy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11_conv:5822</text:p>
          </table:table-cell>
          <table:table-cell table:style-name="ce2" office:value-type="string" calcext:value-type="string">
            <text:p>proud</text:p>
          </table:table-cell>
          <table:table-cell table:style-name="ce4" office:value-type="string" calcext:value-type="string">
            <text:p>I have been able to stick to a consistent workout routine for the past few weeks. <text:s/>I look so much better as well</text:p>
          </table:table-cell>
          <table:table-cell table:style-name="ce2" office:value-type="float" office:value="111" calcext:value-type="float">
            <text:p>111</text:p>
          </table:table-cell>
          <table:table-cell table:style-name="ce4" office:value-type="string" calcext:value-type="string">
            <text:p>I've been consistently working out the past few week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great! Are you seeing resul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Absolutely_comma_ I feel so much better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bought a spin bike but I haven't used it y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95_conv:3191</text:p>
          </table:table-cell>
          <table:table-cell table:style-name="ce2" office:value-type="string" calcext:value-type="string">
            <text:p>excited</text:p>
          </table:table-cell>
          <table:table-cell table:style-name="ce4" office:value-type="string" calcext:value-type="string">
            <text:p>I am very excited to try a new lip stick and I found it for a good price.</text:p>
          </table:table-cell>
          <table:table-cell table:style-name="ce2" office:value-type="float" office:value="296" calcext:value-type="float">
            <text:p>296</text:p>
          </table:table-cell>
          <table:table-cell table:style-name="ce4" office:value-type="string" calcext:value-type="string">
            <text:p>Well I find a new organic lip stick brand and found it for a good price and I am really happy to get it in the mail and try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nice. What color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t <text:s/>is a mauve. Lipstick queen! I can't always afford much so it's always nice when I can afford lipstick lol! especially a healthy k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nteresting to see how muave works. That's a shade of purple_comma_ isn't it?</text:p>
          </table:table-cell>
          <table:table-cell table:style-name="ce2" office:value-type="string" calcext:value-type="string">
            <text:p><text:s/></text:p>
          </table:table-cell>
          <table:table-cell table:number-columns-repeated="1018"/>
        </table:table-row>
        <table:table-row table:style-name="ro2" table:number-rows-repeated="10468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5.8pt" fo:margin-left="0pt" fo:margin-right="0pt" fo:margin-bottom="65.79pt"/>
      </style:header-style>
      <style:footer-style>
        <style:header-footer-properties fo:min-height="75.8pt" fo:margin-left="0pt" fo:margin-right="0pt" fo:margin-top="65.7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201" meta:object-count="0"/>
    <meta:generator>LibreOfficeDev/6.0.5.2$Linux_X86_64 LibreOffice_project/</meta:generator>
  </office:meta>
</office:document-meta>
</file>